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style:language-asian="ko" style:country-asian="KR"/>
    </style:style>
    <style:style style:name="T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#1.■ 텐서 플로우란 ? |outline" text:style-name="Internet_20_link" text:visited-style-name="Visited_20_Internet_20_Link">■ 텐서 플로우란 ? </text:a></text:p>
      <text:p text:style-name="P2"/>
      <text:p text:style-name="P2"><text:a xlink:type="simple" xlink:href="#2.■ 신경망에 입력할 데이터들|outline" text:style-name="Internet_20_link" text:visited-style-name="Visited_20_Internet_20_Link">■ 신경망에 입력할 데이터들</text:a></text:p>
      <text:p text:style-name="P2"/>
      <text:p text:style-name="P2"><text:a xlink:type="simple" xlink:href="#3.■ 텐써 플루우 기본 실습 두번째 예제|outline" text:style-name="Internet_20_link" text:visited-style-name="Visited_20_Internet_20_Link">■ 텐써 플루우 기본 실습 두번째 예제</text:a></text:p>
      <text:p text:style-name="P2"/>
      <text:p text:style-name="P2"><text:a xlink:type="simple" xlink:href="#4.■ 텐써 플로우 세번째 예제|outline" text:style-name="Internet_20_link" text:visited-style-name="Visited_20_Internet_20_Link">■ 텐써 플로우 세번째 예제</text:a><text:tab/><text:tab/><text:tab/><text:tab/><text:tab/><text:tab/><text:a xlink:type="simple" xlink:href="#문제 1" text:style-name="Internet_20_link" text:visited-style-name="Visited_20_Internet_20_Link">문제 1 ~ 3</text:a></text:p>
      <text:p text:style-name="P2"/>
      <text:p text:style-name="Standard"><text:a xlink:type="simple" xlink:href="#5.■ 파이썬 기본문법과 텐써 플로우 기본 문법을 비교 |outline" text:style-name="Internet_20_link" text:visited-style-name="Visited_20_Internet_20_Link">■ 파이썬 기본문법과 텐써 플로우 기본 문법을 비교 </text:a><text:tab/><text:tab/><text:tab/><text:a xlink:type="simple" xlink:href="#문제 4" text:style-name="Internet_20_link" text:visited-style-name="Visited_20_Internet_20_Link">문제 4 ~ 6</text:a></text:p>
      <text:p text:style-name="P2"/>
      <text:p text:style-name="P2"><text:a xlink:type="simple" xlink:href="#6.■ numpy와 tensorflow문법 비교|outline" text:style-name="Internet_20_link" text:visited-style-name="Visited_20_Internet_20_Link">■ numpy와 tensorflow문법 비교</text:a><text:tab/><text:tab/><text:tab/><text:tab/><text:tab/><text:a xlink:type="simple" xlink:href="#문제 7" text:style-name="Internet_20_link" text:visited-style-name="Visited_20_Internet_20_Link">문제 7 ~ 15</text:a></text:p>
      <text:p text:style-name="P2"/>
      <text:p text:style-name="P2"><text:a xlink:type="simple" xlink:href="#7.■ mnist데이터로 단층 신경망 구현하기|outline" text:style-name="Internet_20_link" text:visited-style-name="Visited_20_Internet_20_Link">■ mnist데이터로 단층 신경망 구현하기</text:a><text:tab/><text:tab/><text:tab/><text:tab/><text:a xlink:type="simple" xlink:href="#문제 16" text:style-name="Internet_20_link" text:visited-style-name="Visited_20_Internet_20_Link">문제 16 ~ 31</text:a></text:p>
      <text:p text:style-name="P2"/>
      <text:p text:style-name="P2"><text:a xlink:type="simple" xlink:href="#8.■ Tensorflow로 구현하는 비용함수|outline" text:style-name="Internet_20_link" text:visited-style-name="Visited_20_Internet_20_Link">■ Tensorflow로 구현하는 비용함수</text:a><text:tab/><text:tab/><text:tab/><text:tab/><text:tab/><text:a xlink:type="simple" xlink:href="#문제 32" text:style-name="Internet_20_link" text:visited-style-name="Visited_20_Internet_20_Link">문제 32</text:a></text:p>
      <text:p text:style-name="P2"/>
      <text:p text:style-name="P2"><text:a xlink:type="simple" xlink:href="#9.■ 경사 감소법을 Tensorflow로 구현하는 방법|outline" text:style-name="Internet_20_link" text:visited-style-name="Visited_20_Internet_20_Link">■ 경사 감소법을 Tensorflow로 구현하는 방법</text:a><text:tab/><text:tab/><text:tab/><text:a xlink:type="simple" xlink:href="#문제 33" text:style-name="Internet_20_link" text:visited-style-name="Visited_20_Internet_20_Link">문제 33 ~ 35</text:a></text:p>
      <text:p text:style-name="P2"/>
      <text:p text:style-name="P2"><text:a xlink:type="simple" xlink:href="#10.■ 4. 텐서 플로우로 다층 신경망 구성|outline" text:style-name="Internet_20_link" text:visited-style-name="Visited_20_Internet_20_Link">■ 4. 텐서 플로우로 다층 신경망 구성</text:a></text:p>
      <text:p text:style-name="P2"><text:tab/>- <text:a xlink:type="simple" xlink:href="#텐서 플로우에서 가중치 초기화 하는 방법" text:style-name="Internet_20_link" text:visited-style-name="Visited_20_Internet_20_Link">텐서 플로우에서 가중치 초기화 하는 방법</text:a><text:tab/><text:tab/><text:tab/><text:a xlink:type="simple" xlink:href="#문제 36" text:style-name="Internet_20_link" text:visited-style-name="Visited_20_Internet_20_Link">문제 36 ~ 38</text:a></text:p>
      <text:p text:style-name="P2"><text:tab/>- <text:a xlink:type="simple" xlink:href="#텐서플로우로 배치정규화 구현" text:style-name="Internet_20_link" text:visited-style-name="Visited_20_Internet_20_Link">텐서플로우로 배치정규화 구현 </text:a><text:tab/><text:tab/><text:tab/><text:tab/><text:a xlink:type="simple" xlink:href="#문제 39" text:style-name="Internet_20_link" text:visited-style-name="Visited_20_Internet_20_Link">문제 39</text:a></text:p>
      <text:p text:style-name="P2"><text:tab/>- <text:a xlink:type="simple" xlink:href="#훈련하는 신경망에 테스트를 하는 코드를 추가" text:style-name="Internet_20_link" text:visited-style-name="Visited_20_Internet_20_Link">훈련하는 신경망에 테스트를 하는 코드를 추가</text:a><text:tab/><text:tab/><text:a xlink:type="simple" xlink:href="#문제 40" text:style-name="Internet_20_link" text:visited-style-name="Visited_20_Internet_20_Link">문제 40 ~ 41</text:a></text:p>
      <text:p text:style-name="P2"><text:tab/>- <text:a xlink:type="simple" xlink:href="#오버피팅이 발생하지 않도록 drop out을 적용하는 방법" text:style-name="Internet_20_link" text:visited-style-name="Visited_20_Internet_20_Link">오버피팅이 발생하지 않도록 drop out을 적용하는 방법</text:a><text:tab/><text:a xlink:type="simple" xlink:href="#문제 42" text:style-name="Internet_20_link" text:visited-style-name="Visited_20_Internet_20_Link">문제 42 ~ 43</text:a></text:p>
      <text:p text:style-name="P2"/>
      <text:p text:style-name="P2"><text:a xlink:type="simple" xlink:href="#11.■ 텐서 플로우로 CNN 구현하기|outline" text:style-name="Internet_20_link" text:visited-style-name="Visited_20_Internet_20_Link">■ 텐서 플로우로 CNN 구현하기 </text:a><text:tab/><text:tab/><text:tab/><text:tab/><text:tab/><text:a xlink:type="simple" xlink:href="#문제 44" text:style-name="Internet_20_link" text:visited-style-name="Visited_20_Internet_20_Link">문제 44 ~ 44</text:a></text:p>
      <text:p text:style-name="P2"/>
      <text:p text:style-name="P2"><text:a xlink:type="simple" xlink:href="#12.■ cifar10 데이터를 신경망에 로드하는 데이터 전처리 코드 작성|outline" text:style-name="Internet_20_link" text:visited-style-name="Visited_20_Internet_20_Link">■ cifar10 데이터를 신경망에 로드하는 데이터 전처리 코드 작성</text:a><text:tab/><text:a xlink:type="simple" xlink:href="#문제 45" text:style-name="Internet_20_link" text:visited-style-name="Visited_20_Internet_20_Link">문제 45 ~ 49</text:a></text:p>
      <text:p text:style-name="P2"><text:tab/>- <text:a xlink:type="simple" xlink:href="#cifar10 이미지 데이터를 신경망으로 로드하는 함수 생성" text:style-name="Internet_20_link" text:visited-style-name="Visited_20_Internet_20_Link">cifar10 이미지 데이터를 신경망으로 로드하는 함수 생성</text:a></text:p>
      <text:p text:style-name="P2"><text:tab/>- <text:a xlink:type="simple" xlink:href="#훈련 이미지의 라벨을 one hot encoding 하는 방법" text:style-name="Internet_20_link" text:visited-style-name="Visited_20_Internet_20_Link">훈련 이미지의 라벨을 one hot encoding 하는 방법</text:a><text:tab/><text:a xlink:type="simple" xlink:href="#문제 52" text:style-name="Internet_20_link" text:visited-style-name="Visited_20_Internet_20_Link">문제 52 ~ 58</text:a></text:p>
      <text:p text:style-name="P2"><text:tab/>- <text:a xlink:type="simple" xlink:href="#이미지를 신경망에 로드하기 위해 만들어야 하는 함수 4가지" text:style-name="Internet_20_link" text:visited-style-name="Visited_20_Internet_20_Link">이미지를 로드하기 위해 만들어야 하는 함수 4가지</text:a><text:tab/><text:tab/><text:a xlink:type="simple" xlink:href="#문제 59" text:style-name="Internet_20_link" text:visited-style-name="Visited_20_Internet_20_Link">문제 59 ~ 66</text:a></text:p>
      <text:p text:style-name="P2"><text:tab/>- <text:a xlink:type="simple" xlink:href="#cifar10 신경망 구현" text:style-name="Internet_20_link" text:visited-style-name="Visited_20_Internet_20_Link">cifar10 신경망 구현</text:a><text:tab/><text:tab/><text:tab/><text:tab/><text:tab/><text:tab/><text:a xlink:type="simple" xlink:href="#문제 65" text:style-name="Internet_20_link" text:visited-style-name="Visited_20_Internet_20_Link">문제 65</text:a></text:p>
      <text:p text:style-name="P2"/>
      <text:p text:style-name="P2"><text:a xlink:type="simple" xlink:href="#13.■ 개 / 고양이 이미지 분류|outline" text:style-name="Internet_20_link" text:visited-style-name="Visited_20_Internet_20_Link">■ 개 / 고양이 이미지 분류</text:a><text:tab/><text:tab/><text:tab/><text:tab/><text:tab/><text:tab/><text:a xlink:type="simple" xlink:href="#문제 67" text:style-name="Internet_20_link" text:visited-style-name="Visited_20_Internet_20_Link">문제 67 ~ 74</text:a></text:p>
      <text:p text:style-name="P2"/>
      <text:p text:style-name="P2"><text:a xlink:type="simple" xlink:href="#14.■ 이미지를 회전시켜 데이터를 늘리는 방법|outline" text:style-name="Internet_20_link" text:visited-style-name="Visited_20_Internet_20_Link">■ 이미지를 회전시켜 데이터를 늘리는 방법</text:a><text:tab/><text:tab/><text:tab/><text:tab/><text:a xlink:type="simple" xlink:href="#문제 75" text:style-name="Internet_20_link" text:visited-style-name="Visited_20_Internet_20_Link">문제 75 ~ 77</text:a></text:p>
      <text:p text:style-name="P2"/>
      <text:p text:style-name="P2"><text:a xlink:type="simple" xlink:href="#15.■ 개/고양이 사진에서 컴퓨터가 분류하기 어려워하는 사진 골라내는 작업|outline" text:style-name="Internet_20_link" text:visited-style-name="Visited_20_Internet_20_Link">■ 개/고양이 사진에서 컴퓨터 분류 어려운 사진 골라내는 작업</text:a><text:tab/><text:a xlink:type="simple" xlink:href="#문제 89" text:style-name="Internet_20_link" text:visited-style-name="Visited_20_Internet_20_Link">문제 89 ~ 95</text:a></text:p>
      <text:p text:style-name="P2"/>
      <text:p text:style-name="P2"><text:a xlink:type="simple" xlink:href="#16.■ 훈련할때 98 % 이상 정확도를 보였던 모델이 테스트할 때 멍청해진 이유?|outline" text:style-name="Internet_20_link" text:visited-style-name="Visited_20_Internet_20_Link">■ 훈련시 98 % 정확도를 보인 모델이 테스트시 멍청해진 이유?</text:a><text:tab/><text:a xlink:type="simple" xlink:href="#문제 98" text:style-name="Internet_20_link" text:visited-style-name="Visited_20_Internet_20_Link">문제 98</text:a></text:p>
      <text:p text:style-name="P2"/>
      <text:p text:style-name="P2"><text:a xlink:type="simple" xlink:href="#17.■ 딥러닝 마무리 목표 |outline" text:style-name="Internet_20_link" text:visited-style-name="Visited_20_Internet_20_Link">■ 딥러닝 마무리 목표</text:a><text:tab/></text:p>
      <text:p text:style-name="P2"/>
      <text:p text:style-name="P2"><text:a xlink:type="simple" xlink:href="#18.■ 수아랩에서 이미지 데이터 전처리|outline" text:style-name="Internet_20_link" text:visited-style-name="Visited_20_Internet_20_Link">■ 수아랩에서 이미지 데이터 전처리</text:a><text:tab/><text:tab/><text:tab/><text:tab/><text:tab/><text:a xlink:type="simple" xlink:href="#문제 99" text:style-name="Internet_20_link" text:visited-style-name="Visited_20_Internet_20_Link">문제 99 ~ 101</text:a></text:p>
      <text:p text:style-name="P2"/>
      <text:p text:style-name="P2"><text:a xlink:type="simple" xlink:href="#19.■ 정상 폐사진 vs 폐결절 사진 분류|outline" text:style-name="Internet_20_link" text:visited-style-name="Visited_20_Internet_20_Link">■ 정상 폐사진 vs 폐결절 사진 분류</text:a><text:tab/><text:tab/><text:tab/><text:tab/><text:tab/><text:a xlink:type="simple" xlink:href="#문제 102" text:style-name="Internet_20_link" text:visited-style-name="Visited_20_Internet_20_Link">문제 102 ~ 104</text:a></text:p>
      <text:p text:style-name="P2"><text:tab/></text:p>
      <text:p text:style-name="P2"><text:a xlink:type="simple" xlink:href="#20.■ 문제모음|outline" text:style-name="Internet_20_link" text:visited-style-name="Visited_20_Internet_20_Link">■ 문제모음</text:a></text:p>
      <text:h text:style-name="P3" text:outline-level="1">■ 텐서 플로우란 ? </text:h>
      <text:p text:style-name="P1"/>
      <text:p text:style-name="P1"><text:s text:c="2"/>텐서 플로우(TensorFlow) 는 기계학습과 딥러닝을 위해 구글에서 만든 오픈 소스 라이브러리이다. </text:p>
      <text:p text:style-name="P1"/>
      <text:p text:style-name="P1"/>
      <text:p text:style-name="P1"/>
      <text:p text:style-name="P1"/>
      <text:p text:style-name="P1"><text:span text:style-name="T1">★</text:span> 텐서 <text:s text:c="7"/>플로우의 장점 </text:p>
      <text:p text:style-name="P1"><text:s text:c="4"/>↓ <text:s text:c="10"/>↓</text:p>
      <text:p text:style-name="P1"><text:s text:c="2"/>다차원 배열의 흐름 (4차원 배열의 연산(계산)을 빠르게 할 수 있게금 구현이되어짐)</text:p>
      <text:p text:style-name="P1"><text:tab/> <text:s/>1. 코드가 간결해진다. <text:s/></text:p>
      <text:p text:style-name="P1"><text:tab/> <text:s/>2. 신경망 구현에 필요한 모든 함수들이 다 내장 되어있다.</text:p>
      <text:p text:style-name="P1"><text:tab/> <text:s/>3. 속도가 빠르다. ( 코딩도 빨라지고 실행 빠르다)</text:p>
      <text:p text:style-name="P1"><text:tab/> <text:s/>4. GPU 를 사용할 수 있다. </text:p>
      <text:p text:style-name="P1"/>
      <text:p text:style-name="P1"><text:tab/>한국시간으로 2016년 11월 29에 TensorFlow v0.12.0 RC0 이 업데이트 되었고 2016년 11월 29일 나온 </text:p>
      <text:p text:style-name="P1"><text:tab/>버젼의 핵심 변경사항은 window 에서 GPU 버젼의 텐써 플로우를 지원한다는 것이었다. 예전에는 Ubuntu </text:p>
      <text:p text:style-name="P1"><text:tab/>에서만 가능하던 GPU 버젼도 윈도우에서 설치가 가능하게 되었다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★</text:span> 텐써 플로우 코드의 구조 </text:p>
      <text:p text:style-name="P1"/>
      <text:p text:style-name="P1"><text:tab/> <text:s text:c="5"/>모델을 생성하는 부분</text:p>
      <text:p text:style-name="P1"><text:tab/> <text:s text:c="12"/>- 오퍼레이션</text:p>
      <text:p text:style-name="P1"><text:tab/> <text:s text:c="12"/>- 변수 </text:p>
      <text:p text:style-name="P1"><text:tab/> <text:s text:c="2"/>-----------------------------</text:p>
      <text:p text:style-name="P1"><text:tab/> <text:s/></text:p>
      <text:p text:style-name="P1"><text:tab/> <text:s text:c="4"/>모델을 실행하는 부분 </text:p>
      <text:p text:style-name="P1"><text:tab/> <text:s text:c="12"/>- 세션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★</text:span> 텐서 플로우 용어 설명 </text:p>
      <text:p text:style-name="P1"/>
      <text:p text:style-name="P1"><text:tab/>1. 오퍼레이션 (Operation)</text:p>
      <text:p text:style-name="P1"/>
      <text:p text:style-name="P1"><text:tab/><text:tab/>그래프 상의 노드는 오퍼레이션(줄임말 op) 로 불린다. 오퍼레이션은 하나 이상의 텐서를 받을 수 </text:p>
      <text:p text:style-name="P1"><text:tab/><text:tab/>있다. 오퍼레이션은 계산을 수행하고, 결과를 하나 이상의 텐서로 반환 할 수 있다.</text:p>
      <text:p text:style-name="P1"/>
      <text:p text:style-name="P1"/>
      <text:p text:style-name="P1"><text:tab/>2. 텐써 (Tensor)</text:p>
      <text:p text:style-name="P1"/>
      <text:p text:style-name="P1"><text:tab/><text:tab/>내부적으로 모든 데이터는 텐써를 통해 표현된다. 텐써는 일종의 다차원 배열인데, 그래프 </text:p>
      <text:p text:style-name="P1"><text:tab/><text:tab/>내의 오퍼레이션간에 텐써가 전달 된다.</text:p>
      <text:p text:style-name="P1"/>
      <text:p text:style-name="P1"/>
      <text:p text:style-name="P1"><text:soft-page-break/></text:p>
      <text:p text:style-name="P1"><text:tab/>3. 세션 (Session)</text:p>
      <text:p text:style-name="P1"/>
      <text:p text:style-name="P1"><text:tab/><text:tab/>그래프를 실행하기 위해서는 세션 객체가 필요하다. 세션은 오퍼레이션의 실행환경을 캡슐화 </text:p>
      <text:p text:style-name="P1"><text:tab/><text:tab/>한것이다. </text:p>
      <text:p text:style-name="P1"/>
      <text:p text:style-name="P1"/>
      <text:p text:style-name="P1"><text:tab/> <text:s text:c="5"/>모델을 생성하는 부분 <text:s/>&lt;-- 그래프를 그리는 부분</text:p>
      <text:p text:style-name="P1"><text:tab/> <text:s text:c="12"/>- 오퍼레이션</text:p>
      <text:p text:style-name="P1"><text:tab/> <text:s text:c="12"/>- 변수 </text:p>
      <text:p text:style-name="P1"><text:tab/> <text:s text:c="2"/>-----------------------------</text:p>
      <text:p text:style-name="P1"><text:tab/> <text:s/></text:p>
      <text:p text:style-name="P1"><text:tab/> <text:s text:c="4"/>모델을 실행하는 부분 <text:s/>&lt;-- <text:s/>만들어진 그래프에 데이터를</text:p>
      <text:p text:style-name="P1"><text:tab/> <text:s text:c="12"/>- 세션 <text:s text:c="12"/>주입하는 부분 </text:p>
      <text:p text:style-name="P1"/>
      <text:p text:style-name="P1"/>
      <text:p text:style-name="P1"><text:tab/>4. 변수 (Variable)</text:p>
      <text:p text:style-name="P1"/>
      <text:p text:style-name="P1"><text:tab/><text:tab/> 변수는 그래프의 실행시, 파라미터를 저장하고 갱신하는데 사용된다. </text:p>
      <text:p text:style-name="P1"><text:tab/><text:tab/> 메모리상에서 텐서를 저장하는 버퍼 역활을 한다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" text:outline-level="1">■ 신경망에 입력할 데이터들</text:h>
      <text:p text:style-name="P1"/>
      <text:p text:style-name="P1"><text:tab/> <text:s/>1. mnist</text:p>
      <text:p text:style-name="P1"><text:tab/> <text:s text:c="5"/>↓</text:p>
      <text:p text:style-name="P1"><text:tab/> <text:s/>2. cifar10</text:p>
      <text:p text:style-name="P1"><text:tab/> <text:s text:c="5"/>↓</text:p>
      <text:p text:style-name="P1"><text:tab/> <text:s/>3. 개/고양이</text:p>
      <text:p text:style-name="P1"><text:tab/> <text:s text:c="5"/>↓</text:p>
      <text:p text:style-name="P1"><text:tab/> <text:s/>4. 정상폐/폐결절</text:p>
      <text:p text:style-name="P1"><text:tab/> <text:s text:c="5"/>↓</text:p>
      <text:p text:style-name="P1"><text:tab/> <text:s/>5. 이파리 사진 ( 상품의 표지의 기스 여부 확인)</text:p>
      <text:p text:style-name="P1"/>
      <text:p text:style-name="P1"><text:tab/>예제1. <text:s/></text:p>
      <text:p text:style-name="P1"><text:tab/></text:p>
      <text:p text:style-name="P1"><text:tab/>import <text:s/>tensorflow <text:s/>as <text:s/>tf</text:p>
      <text:p text:style-name="P1"><text:tab/></text:p>
      <text:p text:style-name="P1"><text:tab/>sess = tf.Session() <text:s/># 그래프를 실행할 세션을 구성한다. </text:p>
      <text:p text:style-name="P1"><text:tab/></text:p>
      <text:p text:style-name="P1"><text:tab/>hello = tf.constant('Hello, Tensorflow')</text:p>
      <text:p text:style-name="P1"/>
      <text:p text:style-name="P1"><text:tab/><text:tab/>변수를 정의하는 영역 </text:p>
      <text:p text:style-name="P1"><text:tab/><text:tab/>-----------------------------------------------------------</text:p>
      <text:p text:style-name="P1"><text:tab/><text:tab/>변수를 실행하는 영역 </text:p>
      <text:p text:style-name="P1"><text:tab/><text:tab/>위에서 변수를 정의했지만, 실행은 정의한 시점에서 실행되는</text:p>
      <text:p text:style-name="P1"><text:tab/><text:tab/>것은 아니다. </text:p>
      <text:p text:style-name="P1"/>
      <text:p text:style-name="P1"><text:tab/>session 객체와 run 메소드를 사용할때 계산이 되어 실행된다.</text:p>
      <text:p text:style-name="P1"><text:tab/></text:p>
      <text:p text:style-name="P1"><text:tab/>print ( sess.run(hello)) </text:p>
      <text:p text:style-name="P1"><text:tab/>print (str(sess.run(hello), encoding="utf-8")</text:p>
      <text:p text:style-name="P1"><text:tab/></text:p>
      <text:p text:style-name="P1"><text:tab/>b'Hello , Tensorflow'</text:p>
      <text:p text:style-name="P1"><text:tab/></text:p>
      <text:p text:style-name="P1"><text:tab/>Hello, Tensorflow </text:p>
      <text:p text:style-name="P1"><text:tab/></text:p>
      <text:p text:style-name="P1"><text:tab/><text:tab/>※ 파이썬 3버젼은 문자열 unicode 가 기본이므로 str 에서 encoding 처리를 해줘야</text:p>
      <text:p text:style-name="P1"><text:tab/><text:tab/> <text:s text:c="2"/>binary 타입을 unicode 타입으로 반환한다.</text:p>
      <text:h text:style-name="P3" text:outline-level="1">■ 텐써 플루우 기본 실습 두번째 예제</text:h>
      <text:p text:style-name="P1"/>
      <text:p text:style-name="P1"><text:tab/>import <text:s/>tensorflow <text:s/>as <text:s/>tf # tensorflow 모듈을 가져와서 tf 호출</text:p>
      <text:p text:style-name="P1"/>
      <text:p text:style-name="P1"><text:tab/>x = tf.constant(35, name='x') # x라는 상수값을 만들고 </text:p>
      <text:p text:style-name="P1"><text:tab/> <text:s text:c="29"/># 숫자 35를 지정 </text:p>
      <text:p text:style-name="P1"><text:tab/>y = tf.Variable( x + 5, name='y') # y 라는 변수를 만들고</text:p>
      <text:p text:style-name="P1"><text:tab/> <text:s text:c="33"/># 방정식 x+5 로 정의함 </text:p>
      <text:p text:style-name="P1"><text:tab/>model = tf.global_variables_initializer()</text:p>
      <text:p text:style-name="P1"/>
      <text:p text:style-name="P1"><text:tab/># global_variables_initializer() 로 변수를 초기화 하겠다.</text:p>
      <text:p text:style-name="P1"/>
      <text:p text:style-name="P1"><text:tab/># 그래프를 그리는 영역(빌딩 building 영역)</text:p>
      <text:p text:style-name="P1"><text:tab/># -------------------------------------------------</text:p>
      <text:p text:style-name="P1"><text:tab/># 그래프를 실행하는 영역 </text:p>
      <text:p text:style-name="P1"/>
      <text:p text:style-name="P1"><text:tab/>sess = tf.Session() <text:s/># 그래프를 실행할 세션을 구성한다. </text:p>
      <text:p text:style-name="P1"><text:tab/>sess.run(model) # 변수를 초기화 하겠다고 정의한 model 를</text:p>
      <text:p text:style-name="P1"><text:tab/> <text:s text:c="15"/># 실행하겠다. </text:p>
      <text:p text:style-name="P1"/>
      <text:p text:style-name="P1"><text:tab/>print (sess.run(y)) </text:p>
      <text:p text:style-name="P1"/>
      <text:p text:style-name="P1"><text:tab/>40</text:p>
      <text:h text:style-name="P3" text:outline-level="1">■ 텐써 플로우 세번째 예제</text:h>
      <text:p text:style-name="P2"><text:a xlink:type="simple" xlink:href="#문제 1" text:style-name="Internet_20_link" text:visited-style-name="Visited_20_Internet_20_Link">문제 1 ~ 3</text:a></text:p>
      <text:p text:style-name="P1"/>
      <text:p text:style-name="P1"><text:tab/>import <text:s/>tensorflow <text:s/>as <text:s/>tf</text:p>
      <text:p text:style-name="P1"><text:tab/></text:p>
      <text:p text:style-name="P1"><text:tab/>a = tf.constant(10)</text:p>
      <text:p text:style-name="P1"><text:tab/>b = tf.constant(32)</text:p>
      <text:p text:style-name="P1"><text:tab/>c = tf.add(a,b)</text:p>
      <text:p text:style-name="P1"><text:tab/>print(c)</text:p>
      <text:p text:style-name="P1"/>
      <text:p text:style-name="P1"><text:tab/>Tensor("Add_1:0", shape=(), dtype=int32)<text:tab/></text:p>
      <text:h text:style-name="P3" text:outline-level="1">■ 파이썬 기본문법과 텐써 플로우 기본 문법을 비교 </text:h>
      <text:p text:style-name="P1"><text:a xlink:type="simple" xlink:href="#문제 4" text:style-name="Internet_20_link" text:visited-style-name="Visited_20_Internet_20_Link">문제 4 ~ 6</text:a></text:p>
      <text:p text:style-name="P1"><text:tab/> 1 에서 5까지의 숫자를 출력한다. </text:p>
      <text:p text:style-name="P1"><text:tab/></text:p>
      <text:p text:style-name="P1"><text:tab/>- 파이썬 기본 문법</text:p>
      <text:p text:style-name="P1"><text:tab/></text:p>
      <text:p text:style-name="P1"><text:tab/><text:tab/>x = 0</text:p>
      <text:p text:style-name="P1"><text:tab/><text:tab/>for i in range(5):</text:p>
      <text:p text:style-name="P1"><text:tab/><text:tab/> <text:s text:c="3"/>x = x + 1</text:p>
      <text:p text:style-name="P1"><text:tab/><text:tab/> <text:s text:c="3"/>print (x)</text:p>
      <text:p text:style-name="P1"><text:tab/></text:p>
      <text:p text:style-name="P1"><text:tab/>- 텐써 플로우 </text:p>
      <text:p text:style-name="P1"><text:tab/></text:p>
      <text:p text:style-name="P1"><text:tab/><text:tab/>import <text:s/>tensorflow <text:s/>as <text:s/>tf</text:p>
      <text:p text:style-name="P1"><text:tab/><text:tab/></text:p>
      <text:p text:style-name="P1"><text:tab/><text:tab/>x = tf.Variable(0)</text:p>
      <text:p text:style-name="P1"><text:tab/><text:tab/></text:p>
      <text:p text:style-name="P1"><text:tab/><text:tab/>model = tf.global_variables_initializer()</text:p>
      <text:p text:style-name="P1"><text:tab/><text:tab/># 이전에 생성했던 변수를 초기화 하는게 아니라 </text:p>
      <text:p text:style-name="P1"><text:tab/><text:tab/># 변수를 생성했으면 무조건 초기화를 해줘야 실행이 된다. </text:p>
      <text:p text:style-name="P1"><text:tab/><text:tab/></text:p>
      <text:p text:style-name="P1"><text:tab/><text:tab/>sess = tf.Session()</text:p>
      <text:p text:style-name="P1"><text:tab/><text:tab/>sess.run(model)</text:p>
      <text:p text:style-name="P1"><text:tab/><text:tab/></text:p>
      <text:p text:style-name="P1"><text:tab/><text:tab/>for i in range(5):</text:p>
      <text:p text:style-name="P1"><text:tab/><text:tab/> <text:s text:c="3"/>x = x + 1</text:p>
      <text:p text:style-name="P1"><text:tab/><text:tab/> <text:s text:c="3"/>print (sess.run(x)) </text:p>
      <text:p text:style-name="P1"><text:tab/><text:tab/></text:p>
      <text:p text:style-name="P1"><text:tab/><text:tab/>sess.close()</text:p>
      <text:p text:style-name="P1"/>
      <text:p text:style-name="P1"/>
      <text:p text:style-name="P1"/>
      <text:p text:style-name="P1"/>
      <text:p text:style-name="P1"/>
      <text:h text:style-name="Heading_20_1" text:outline-level="1">■ numpy와 tensorflow문법 비교</text:h>
      <text:p text:style-name="P2"><text:a xlink:type="simple" xlink:href="#문제 7" text:style-name="Internet_20_link" text:visited-style-name="Visited_20_Internet_20_Link">문제 7 ~ 15</text:a></text:p>
      <text:p text:style-name="Text_20_body"/>
      <text:p text:style-name="Text_20_body"/>
      <text:p text:style-name="Text_20_body"/>
      <text:p text:style-name="Text_20_body"/>
      <text:h text:style-name="Heading_20_1" text:outline-level="1">■ mnist데이터로 단층 신경망 구현하기</text:h>
      <text:p text:style-name="P2"><text:a xlink:type="simple" xlink:href="#문제 16" text:style-name="Internet_20_link" text:visited-style-name="Visited_20_Internet_20_Link">문제 16 ~ 31</text:a></text:p>
      <text:h text:style-name="P3" text:outline-level="1">■ Tensorflow로 구현하는 비용함수</text:h>
      <text:p text:style-name="P2"><text:a xlink:type="simple" xlink:href="#문제 32" text:style-name="Internet_20_link" text:visited-style-name="Visited_20_Internet_20_Link">문제 32</text:a></text:p>
      <text:p text:style-name="P1"><text:tab/>1. 최소 제곱 오차함수 (mean square error)</text:p>
      <text:p text:style-name="P1"><text:tab/><text:tab/>loss = tf.square(y_predict, y_label)</text:p>
      <text:p text:style-name="P1"/>
      <text:p text:style-name="P1"><text:tab/>2. 교차 엔트로피 함수 (cross entropy error)</text:p>
      <text:p text:style-name="P1"><text:tab/><text:tab/>loss = - tf.reduce_sum(y_onehot*tf.log(y_hat), axis = 1)</text:p>
      <text:h text:style-name="P3" text:outline-level="1">■ 경사 감소법을 Tensorflow로 구현하는 방법</text:h>
      <text:p text:style-name="P2"><text:a xlink:type="simple" xlink:href="#문제 33" text:style-name="Internet_20_link" text:visited-style-name="Visited_20_Internet_20_Link">문제 33 ~ 35</text:a></text:p>
      <text:p text:style-name="P1"><text:tab/>############################################</text:p>
      <text:p text:style-name="P1"><text:tab/></text:p>
      <text:p text:style-name="P1"><text:tab/># optimizer = tf.train.GradientDescentOptimizer(learning_rate=0.01)</text:p>
      <text:p text:style-name="P1"><text:tab/> </text:p>
      <text:p text:style-name="P1"><text:tab/><text:tab/>SGD : </text:p>
      <text:p text:style-name="P1"><text:tab/><text:tab/> 미니배치만큼 랜덤으로 데이터를 추출해서 확률적으로 경사를 감소하여</text:p>
      <text:p text:style-name="P1"><text:tab/><text:tab/> global minima 로 찾아가는 방법 </text:p>
      <text:p text:style-name="P1"><text:tab/><text:tab/></text:p>
      <text:p text:style-name="P1"><text:tab/><text:tab/>단점 : <text:s/>Local minima 에 잘 빠진다. </text:p>
      <text:p text:style-name="P1"><text:tab/></text:p>
      <text:p text:style-name="P1"/>
      <text:p text:style-name="P1"><text:tab/># optimizer = tf.train.AdagradOptimizer(learning_rate=0.01)</text:p>
      <text:p text:style-name="P1"><text:tab/></text:p>
      <text:p text:style-name="P1"><text:tab/><text:tab/>러닝 레이트가 학습되면서 자동 조절되는 경사감소법 </text:p>
      <text:p text:style-name="P1"><text:tab/></text:p>
      <text:p text:style-name="P1"/>
      <text:p text:style-name="P1"><text:tab/># optimizer = tf.train.MomentumOptimizer(learning_rate=0.01)</text:p>
      <text:p text:style-name="P1"><text:tab/></text:p>
      <text:p text:style-name="P1"><text:tab/><text:tab/>관성을 이용해서 local minima 에 안빠지게 하는 경사감소법 </text:p>
      <text:p text:style-name="P1"><text:tab/></text:p>
      <text:p text:style-name="P1"/>
      <text:p text:style-name="P1"><text:tab/># optimizer = tf.train.AdamOptimizer(learning_rate=0.01)</text:p>
      <text:p text:style-name="P1"><text:tab/></text:p>
      <text:p text:style-name="P1"><text:tab/><text:tab/>Adagrade 의 장점 + Momentum 의 장점 </text:p>
      <text:p text:style-name="P1"><text:tab/></text:p>
      <text:p text:style-name="P1"><text:tab/>############################################</text:p>
      <text:h text:style-name="P3" text:outline-level="1">■ 4. 텐서 플로우로 다층 신경망 구성</text:h>
      <text:p text:style-name="P1"/>
      <text:p text:style-name="P1"><text:tab/>* Underfitting을 막을 수 있는 방법</text:p>
      <text:p text:style-name="P1"><text:tab/><text:tab/>1. 가중치 초기화</text:p>
      <text:p text:style-name="P1"><text:tab/><text:tab/>2. 배치 정규화</text:p>
      <text:p text:style-name="P1"/>
      <text:p text:style-name="P1"><text:tab/>* Overfitting을 막을 수 있는 방법</text:p>
      <text:p text:style-name="P1"><text:tab/><text:tab/>1. 드롭아웃</text:p>
      <text:p text:style-name="P1"/>
      <text:p text:style-name="P1"/>
      <text:p text:style-name="P1"/>
      <text:p text:style-name="P1"/>
      <text:p text:style-name="P1">★ <text:bookmark-start text:name="텐서 플로우에서 가중치 초기화 하는 방법"/>텐서 플로우에서 가중치 초기화 하는 방법<text:bookmark-end text:name="텐서 플로우에서 가중치 초기화 하는 방법"/></text:p>
      <text:p text:style-name="P2"><text:a xlink:type="simple" xlink:href="#문제 36" text:style-name="Internet_20_link" text:visited-style-name="Visited_20_Internet_20_Link">문제 36 ~ 38</text:a></text:p>
      <text:p text:style-name="P1"><text:tab/>1. Xavier ─▶ 1 / √n</text:p>
      <text:p text:style-name="P1"><text:tab/>2. He <text:s text:c="4"/>─▶ √2/n</text:p>
      <text:p text:style-name="P1"/>
      <text:p text:style-name="P1"/>
      <text:p text:style-name="P1">############################################</text:p>
      <text:p text:style-name="P1"># 가중치 초기화 방법</text:p>
      <text:p text:style-name="P1"># W = tf.Variable(tf.random_uniform([784,10], -1, 1)) </text:p>
      <text:p text:style-name="P1"># W = tf.get_variable(name="W", shape=[784, 10], initializer=tf.contrib.layers.xavier_initializer()) </text:p>
      <text:p text:style-name="P1"># xavier 초기값</text:p>
      <text:p text:style-name="P1"># W = tf.get_variable(name='W', shape=[784, 10], initializer=tf.contrib.layers.variance_scaling_initializer()) </text:p>
      <text:p text:style-name="P1"># he 초기값</text:p>
      <text:p text:style-name="P1"># b = tf.Variable(tf.zeros([10]))</text:p>
      <text:p text:style-name="P1">############################################</text:p>
      <text:p text:style-name="P1"/>
      <text:p text:style-name="P1"/>
      <text:p text:style-name="P1"/>
      <text:p text:style-name="P1"/>
      <text:p text:style-name="P1"/>
      <text:p text:style-name="P1">★ <text:bookmark-start text:name="텐서플로우로 배치정규화 구현"/>텐서플로우로 배치정규화 구현<text:bookmark-end text:name="텐서플로우로 배치정규화 구현"/></text:p>
      <text:p text:style-name="P2"><text:a xlink:type="simple" xlink:href="#문제 39" text:style-name="Internet_20_link" text:visited-style-name="Visited_20_Internet_20_Link">문제 39</text:a></text:p>
      <text:p text:style-name="P1"><text:tab/>배치정규화 ? </text:p>
      <text:p text:style-name="P1"><text:tab/><text:tab/>신경망 학습시 가중치의 값의 데이터가 골고루 분산될 수 있도록 하는 것을 강제하는 장치</text:p>
      <text:p text:style-name="P1"><text:tab/></text:p>
      <text:p text:style-name="P1"><text:tab/>구현 코드 ? </text:p>
      <text:p text:style-name="P1"><text:tab/><text:tab/>batch_z1 = tf.contrib.layers.batch_norm(z1,True)</text:p>
      <text:p text:style-name="P1"/>
      <text:p text:style-name="P1"/>
      <text:p text:style-name="P1"/>
      <text:p text:style-name="P1"/>
      <text:p text:style-name="P1"/>
      <text:p text:style-name="P1">★ <text:bookmark-start text:name="훈련하는 신경망에 테스트를 하는 코드를 추가"/>훈련하는 신경망에 테스트를 하는 코드를 추가<text:bookmark-end text:name="훈련하는 신경망에 테스트를 하는 코드를 추가"/></text:p>
      <text:p text:style-name="P2"><text:a xlink:type="simple" xlink:href="#문제 40" text:style-name="Internet_20_link" text:visited-style-name="Visited_20_Internet_20_Link">문제 40 ~ 41</text:a></text:p>
      <text:p text:style-name="P1"/>
      <text:p text:style-name="P1"/>
      <text:p text:style-name="P1">★ <text:bookmark-start text:name="오버피팅이 발생하지 않도록 drop out을 적용하는 방법"/>오버피팅이 발생하지 않도록 drop out을 적용하는 방법<text:bookmark-end text:name="오버피팅이 발생하지 않도록 drop out을 적용하는 방법"/></text:p>
      <text:p text:style-name="P2"><text:a xlink:type="simple" xlink:href="#문제 42" text:style-name="Internet_20_link" text:visited-style-name="Visited_20_Internet_20_Link"><text:span text:style-name="T2">문제 42 ~ 43</text:span></text:a></text:p>
      <text:h text:style-name="P3" text:outline-level="1">■ 텐서 플로우로 CNN 구현하기</text:h>
      <text:p text:style-name="P2"><text:a xlink:type="simple" xlink:href="#문제 44" text:style-name="Internet_20_link" text:visited-style-name="Visited_20_Internet_20_Link">문제 44 ~ 44</text:a></text:p>
      <text:p text:style-name="P1"><text:tab/>입력층 <text:s/>──▶ <text:s/>은닉 1층 <text:s/>──▶ <text:s/>은닉2층 <text:s/>──▶ <text:s/>은닉 3층 <text:s/>──▶ <text:s/>출력층(4층)</text:p>
      <text:p text:style-name="P1"><text:tab/>28, 28, 1<text:tab/>(conv-pool)<text:tab/> <text:s text:c="3"/>100 <text:tab/> <text:s text:c="4"/>100 <text:tab/><text:tab/> 10</text:p>
      <text:h text:style-name="P3" text:outline-level="1">■ cifar10 데이터를 신경망에 로드하는 데이터 전처리 코드 작성</text:h>
      <text:p text:style-name="P2"><text:a xlink:type="simple" xlink:href="#문제 45" text:style-name="Internet_20_link" text:visited-style-name="Visited_20_Internet_20_Link">문제 45 ~ 49</text:a></text:p>
      <text:p text:style-name="P1"><text:tab/>* cifar10 데이터 소개</text:p>
      <text:p text:style-name="P1"><text:tab/><text:tab/>cifar10은 총 60000개의 데이터 셋으로 이루어져 있으며 그 중 50000개 훈련데이터 이고</text:p>
      <text:p text:style-name="P1"><text:tab/><text:tab/>10000개가 테스트 데이터이다.</text:p>
      <text:p text:style-name="P1"/>
      <text:p text:style-name="P1"><text:tab/><text:tab/>class는 비행기부터 트럭까지 10개로 구성되어 있다.</text:p>
      <text:p text:style-name="P1"/>
      <text:p text:style-name="P1"><text:tab/><text:tab/>1. <text:s/>비행기</text:p>
      <text:p text:style-name="P1"><text:tab/><text:tab/>2. <text:s/>자동차</text:p>
      <text:p text:style-name="P1"><text:tab/><text:tab/>3. <text:s/>새</text:p>
      <text:p text:style-name="P1"><text:tab/><text:tab/>4. <text:s/>고양이</text:p>
      <text:p text:style-name="P1"><text:tab/><text:tab/>5. <text:s/>사슴</text:p>
      <text:p text:style-name="P1"><text:tab/><text:tab/>6. <text:s/>개</text:p>
      <text:p text:style-name="P1"><text:tab/><text:tab/>7. <text:s/>개구리</text:p>
      <text:p text:style-name="P1"><text:tab/><text:tab/>8. <text:s/>말</text:p>
      <text:p text:style-name="P1"><text:tab/><text:tab/>9. <text:s/>양</text:p>
      <text:p text:style-name="P1"><text:tab/><text:tab/>10. 트럭</text:p>
      <text:p text:style-name="P1"/>
      <text:p text:style-name="P1"/>
      <text:p text:style-name="P1"/>
      <text:p text:style-name="P1"/>
      <text:p text:style-name="P1">★ <text:bookmark-start text:name="cifar10 이미지 데이터를 신경망으로 로드하는 함수 생성"/>cifar10 이미지 데이터를 신경망으로 로드하는 함수 생성<text:bookmark-end text:name="cifar10 이미지 데이터를 신경망으로 로드하는 함수 생성"/></text:p>
      <text:p text:style-name="P1"/>
      <text:p text:style-name="P1"><text:tab/>1. 데이터를 신경망으로 로드하는 데이터 전처리 코드 </text:p>
      <text:p text:style-name="P1"><text:tab/><text:tab/>인터넷으로 찾기 어려우므로 자신이 직접 짜야한다.</text:p>
      <text:p text:style-name="P1"><text:tab/><text:tab/>- 훈련 이미지 데이터를 numpy array 숫자로 변환</text:p>
      <text:p text:style-name="P1"><text:s text:c="7"/><text:tab/><text:tab/>- 훈련 이미지의 라벨을 one hot encoding 하는 방법</text:p>
      <text:p text:style-name="P1"/>
      <text:p text:style-name="P1"/>
      <text:p text:style-name="P1"/>
      <text:p text:style-name="P1"><text:tab/>2. 신경망 코드 &lt;------- 인터넷에서 쉽게 구할 수 있는 코드</text:p>
      <text:p text:style-name="P1"/>
      <text:p text:style-name="P1"/>
      <text:p text:style-name="P1"/>
      <text:p text:style-name="P1">★ <text:bookmark-start text:name="훈련 이미지의 라벨을 one hot encoding 하는 방법"/>훈련 이미지의 라벨을 one hot encoding 하는 방법<text:bookmark-end text:name="훈련 이미지의 라벨을 one hot encoding 하는 방법"/></text:p>
      <text:p text:style-name="P2"><text:a xlink:type="simple" xlink:href="#문제 52" text:style-name="Internet_20_link" text:visited-style-name="Visited_20_Internet_20_Link">문제 52 ~ 58</text:a></text:p>
      <text:p text:style-name="P1"/>
      <text:p text:style-name="P1"/>
      <text:p text:style-name="P1">★ <text:bookmark-start text:name="이미지를 신경망에 로드하기 위해 만들어야 하는 함수 4가지"/>이미지를 신경망에 로드하기 위해 만들어야 하는 함수 4가지<text:bookmark-end text:name="이미지를 신경망에 로드하기 위해 만들어야 하는 함수 4가지"/></text:p>
      <text:p text:style-name="P2"><text:a xlink:type="simple" xlink:href="#문제 59" text:style-name="Internet_20_link" text:visited-style-name="Visited_20_Internet_20_Link">문제 59 ~ 66</text:a></text:p>
      <text:p text:style-name="P1"><text:tab/> <text:s/>1. image_load <text:s text:c="4"/>: 훈련 이미지와 테스트 이미지 로드하는 함수</text:p>
      <text:p text:style-name="P1"><text:tab/> <text:s/>2. label_load <text:s text:c="7"/>: 훈련 라벨과 테스트 라벨을 로드하는 함수</text:p>
      <text:p text:style-name="P1"><text:tab/> <text:s/>3. next_batch <text:s text:c="5"/>: 훈련 이미지 데이터를 100개씩 신경망에 입력하는 함수</text:p>
      <text:p text:style-name="P1"><text:tab/> <text:s/>4. shuffle_batch : data를 shuffle하는 함수</text:p>
      <text:p text:style-name="P1"/>
      <text:p text:style-name="P1"><text:tab/>예 :</text:p>
      <text:p text:style-name="P1"><text:tab/>trainX=loader2.image_load(train_image) <text:s text:c="8"/></text:p>
      <text:p text:style-name="P1"><text:tab/>trainY=loader2.label_load(train_label)</text:p>
      <text:p text:style-name="P1"><text:tab/>testX=loader2.image_load(test_image) <text:s text:c="8"/></text:p>
      <text:p text:style-name="P1"><text:tab/>testY=loader2.label_load(test_label)</text:p>
      <text:p text:style-name="P1"/>
      <text:p text:style-name="P1"/>
      <text:p text:style-name="P1"/>
      <text:p text:style-name="P1">★ <text:bookmark-start text:name="cifar10 신경망 구현"/>cifar10 신경망 구현<text:bookmark-end text:name="cifar10 신경망 구현"/></text:p>
      <text:p text:style-name="P2"><text:a xlink:type="simple" xlink:href="#문제 65" text:style-name="Internet_20_link" text:visited-style-name="Visited_20_Internet_20_Link">문제 65</text:a></text:p>
      <text:p text:style-name="P1"><text:tab/>1. cifar10데이터로 Vgg신경망 구현 훈련 정확도 93% 테스트 정확도 89%</text:p>
      <text:h text:style-name="P3" text:outline-level="1">■ 개 / 고양이 이미지 분류</text:h>
      <text:p text:style-name="P2"><text:a xlink:type="simple" xlink:href="#문제 67" text:style-name="Internet_20_link" text:visited-style-name="Visited_20_Internet_20_Link">문제 67 ~ 74</text:a></text:p>
      <text:p text:style-name="P1"><text:s/>* 개고양이 분류 데이터 전처리 함수 4가지</text:p>
      <text:p text:style-name="P1"><text:tab/> 1. image_load</text:p>
      <text:p text:style-name="P1"><text:tab/> 2. label_load</text:p>
      <text:p text:style-name="P1"><text:tab/> 3. next_batch</text:p>
      <text:p text:style-name="P1"><text:tab/> 4. shuffle_batch</text:p>
      <text:h text:style-name="P3" text:outline-level="1">■ 이미지를 회전시켜 데이터를 늘리는 방법</text:h>
      <text:p text:style-name="P2"><text:a xlink:type="simple" xlink:href="#문제 75" text:style-name="Internet_20_link" text:visited-style-name="Visited_20_Internet_20_Link">문제 75 ~ 77</text:a></text:p>
      <text:p text:style-name="P1">예제 1.png 고양이 사진을 open_CV.ipynb.txt를 이용해서 회전시오 !</text:p>
      <text:p text:style-name="P1"/>
      <text:p text:style-name="P1"><text:tab/>import cv2 as cv</text:p>
      <text:p text:style-name="P1"><text:tab/>import matplotlib.pyplot as plt</text:p>
      <text:p text:style-name="P1"><text:tab/></text:p>
      <text:p text:style-name="P1"><text:tab/>img = plt.imread("C:\\1.jpg") </text:p>
      <text:p text:style-name="P1"><text:tab/>img = cv.rotate(img, cv.ROTATE_90_CLOCKWISE)</text:p>
      <text:p text:style-name="P1"><text:tab/>#img = cv.rotate(img, 2)</text:p>
      <text:p text:style-name="P1"><text:tab/>plt.imshow(img)</text:p>
      <text:h text:style-name="P3" text:outline-level="1">■ 개/고양이 사진에서 컴퓨터가 분류하기 어려워하는 사진 골라내는 작업</text:h>
      <text:p text:style-name="P2"><text:a xlink:type="simple" xlink:href="#문제 89" text:style-name="Internet_20_link" text:visited-style-name="Visited_20_Internet_20_Link">문제 89 ~ 95</text:a></text:p>
      <text:p text:style-name="P1"><text:tab/>" 분류가 잘 안되는 사진을 따로 골라내서 그 사진들은 사람이 분류하게 하고 분류가 잘되는 수많은 </text:p>
      <text:p text:style-name="P1"><text:tab/> <text:s/>사진들은 컴퓨터가 분류하겠금 코드를 구현 "</text:p>
      <text:p text:style-name="P1"/>
      <text:p text:style-name="P1"/>
      <text:p text:style-name="P1"><text:tab/>1. 소프트 맥스 함수를 통과한 결과</text:p>
      <text:p text:style-name="P1"/>
      <text:p text:style-name="P1"><text:tab/>개사진 --&gt; 신경망 --&gt; [0.2, 0.8]</text:p>
      <text:p text:style-name="P1"><text:tab/><text:tab/><text:tab/><text:tab/>↓ <text:s/>↓</text:p>
      <text:p text:style-name="P1"><text:tab/><text:tab/><text:tab/><text:tab/>개 <text:s/>고양이</text:p>
      <text:p text:style-name="P1"/>
      <text:p text:style-name="P1"><text:tab/>사람도 분류하기 어려운 사진 --&gt; 신경망 --&gt; </text:p>
      <text:p text:style-name="P1"/>
      <text:p text:style-name="P1"/>
      <text:p text:style-name="P1"/>
      <text:p text:style-name="P1"/>
      <text:p text:style-name="P1"/>
      <text:h text:style-name="Heading_20_1" text:outline-level="1">■ 훈련할때 98 % 이상 정확도를 보였던 모델이 테스트할 때 멍청해진 이유?</text:h>
      <text:p text:style-name="P2"><text:a xlink:type="simple" xlink:href="#문제 98" text:style-name="Internet_20_link" text:visited-style-name="Visited_20_Internet_20_Link">문제 98</text:a></text:p>
      <text:p text:style-name="P1"><text:tab/>training = tf.placeholder(tf.bool, name='training' )</text:p>
      <text:p text:style-name="P1"><text:tab/></text:p>
      <text:p text:style-name="P1"><text:tab/>batch_z4 = tf.contrib.layers.batch_norm(y4, scale=True, is_training=training) # 배치정규화</text:p>
      <text:p text:style-name="P1"><text:tab/></text:p>
      <text:p text:style-name="P1"><text:tab/>맨 아래 코드 :</text:p>
      <text:p text:style-name="P1"><text:tab/><text:tab/> print( sess.run(y_hat, feed_dict={x:test_txs, keep_prob:1.0, training:False}) )</text:p>
      <text:h text:style-name="P3" text:outline-level="1">■ 딥러닝 마무리 목표<text:tab/></text:h>
      <text:p text:style-name="P1"><text:tab/>1. 모델 저장과 모델 불러오는 방법<text:tab/></text:p>
      <text:p text:style-name="P1"><text:tab/>2. 배치 정규화를 훈련때는 켜고 테스트때 끄는 방법<text:tab/></text:p>
      <text:p text:style-name="P1"><text:tab/>3. vgg9 모댈을 가지고 개/고양이 사진을 분류:<text:tab/></text:p>
      <text:p text:style-name="P1"><text:tab/><text:tab/>정확도 : 훈련 100%, 테스트 : 90%</text:p>
      <text:p text:style-name="P1"><text:tab/><text:tab/>" 포트폴리오를 빛내기 위한 Tip:<text:tab/></text:p>
      <text:p text:style-name="P1"><text:tab/><text:tab/> <text:s/>컴퓨터가 분류하기 어려운 사진들은 사람이 분류할 수 있도록 별도의 폴더로 사진을 </text:p>
      <text:p text:style-name="P1"><text:tab/><text:tab/> <text:s/>옮기는 코드 구현 "</text:p>
      <text:h text:style-name="P3" text:outline-level="1">■ 수아랩에서 이미지 데이터 전처리</text:h>
      <text:p text:style-name="P2"><text:a xlink:type="simple" xlink:href="#문제 99" text:style-name="Internet_20_link" text:visited-style-name="Visited_20_Internet_20_Link">문제 99 ~ 101</text:a></text:p>
      <text:p text:style-name="P1"><text:tab/>1. 훈련하는 신경망에 입력할 이미지 중에 아웃라이어가 섞여있으면 아무리 학습해도 정확도가 더 </text:p>
      <text:p text:style-name="P1"><text:tab/> <text:s text:c="2"/>개선이 안된다. 아웃라이어 데이터를 제거하는 작업</text:p>
      <text:p text:style-name="P1"><text:tab/> <text:s text:c="2"/>사람이 작업한다. 아르바이트 생, 하루에 5만장 정도 직접 본다.</text:p>
      <text:p text:style-name="P1"><text:tab/><text:tab/>↓</text:p>
      <text:p text:style-name="P1"><text:tab/>아웃라이어 데이터를 제거하는 자동화 코드 구현 (최근에)<text:tab/></text:p>
      <text:p text:style-name="P1"><text:tab/>↓<text:tab/>[ 0.51, 0.49 ]<text:tab/>&lt;-- 애매한 사진<text:tab/>사람사진(라벨 -&gt; 0) ---&gt; [ 0.2, 0.8 ]</text:p>
      <text:p text:style-name="P1"><text:tab/><text:tab/><text:tab/>개<text:tab/> <text:s text:c="3"/>↑<text:tab/><text:tab/><text:tab/><text:tab/>테스트 데이터에서 못맞춘 사진들을</text:p>
      <text:p text:style-name="P1"><text:tab/><text:tab/><text:tab/><text:tab/>따로 분석한다.</text:p>
      <text:p text:style-name="P1"><text:tab/>별도의 폴더에 들어간 사진이 전혀 다른 사진이다.</text:p>
      <text:p text:style-name="P1"><text:tab/>즉 사람 사진이다 라면 아예 삭제해 버린다.</text:p>
      <text:p text:style-name="P1"/>
      <text:p text:style-name="P1"><text:tab/>개 사진인데 확률이 0.2 이하로 나와서 신경망이 계속 못맞추면</text:p>
      <text:p text:style-name="P1"><text:tab/>그 사진과 비슷한 사진을 더 모아서 훈련 데이터에 입력한다.</text:p>
      <text:p text:style-name="P1"><text:tab/>( 회전, 명암조절등을 해서 비슷한 사진의 데이터를 늘린다 )</text:p>
      <text:p text:style-name="P1"/>
      <text:p text:style-name="P1"><text:tab/>수업 --&gt; 폐사진<text:tab/>문제. 이파리</text:p>
      <text:h text:style-name="P3" text:outline-level="1">■ 정상 폐사진 vs 폐결절 사진 분류</text:h>
      <text:p text:style-name="P2"><text:a xlink:type="simple" xlink:href="#문제 102" text:style-name="Internet_20_link" text:visited-style-name="Visited_20_Internet_20_Link">문제 102 ~ 104</text:a></text:p>
      <text:h text:style-name="P3" text:outline-level="1">■ 문제모음</text:h>
      <text:p text:style-name="P1"/>
      <text:p text:style-name="P1">문제<text:bookmark text:name="문제 1"/>1. 위에서 만든 텐써 그래프를 실행하시오 !</text:p>
      <text:p text:style-name="P1"/>
      <text:p text:style-name="P1"><text:tab/>sess = tf.Session()</text:p>
      <text:p text:style-name="P1"><text:tab/></text:p>
      <text:p text:style-name="P1"><text:tab/>print (sess.run(c))</text:p>
      <text:p text:style-name="P1"/>
      <text:p text:style-name="P1"/>
      <text:p text:style-name="P1"/>
      <text:p text:style-name="P1"/>
      <text:p text:style-name="P1"/>
      <text:p text:style-name="P1">문제2. 아래의 모델(그래프) 를 실행하시오 !</text:p>
      <text:p text:style-name="P1"/>
      <text:p text:style-name="P1"><text:tab/>import <text:s/>tensorflow <text:s/>as <text:s/>tf</text:p>
      <text:p text:style-name="P1"><text:tab/></text:p>
      <text:p text:style-name="P1"><text:tab/>a = tf.add(1,2)</text:p>
      <text:p text:style-name="P1"><text:tab/>b = tf.multiply(a,3)</text:p>
      <text:p text:style-name="P1"><text:tab/>c = tf.add(b,5)</text:p>
      <text:p text:style-name="P1"><text:tab/>d = tf.multiply(c,6)</text:p>
      <text:p text:style-name="P1"><text:tab/>e = tf.multiply(d,5)</text:p>
      <text:p text:style-name="P1"><text:tab/>f = tf.div(e,6)</text:p>
      <text:p text:style-name="P1"><text:tab/>g = tf.add(f,d)</text:p>
      <text:p text:style-name="P1"><text:tab/>h = tf.multiply(g,f)</text:p>
      <text:p text:style-name="P1"><text:tab/></text:p>
      <text:p text:style-name="P1"><text:tab/>sess = tf.Session()</text:p>
      <text:p text:style-name="P1"><text:tab/>print (sess.run(h)) </text:p>
      <text:p text:style-name="P1"><text:tab/></text:p>
      <text:p text:style-name="P1"><text:tab/>10780</text:p>
      <text:p text:style-name="P1"/>
      <text:p text:style-name="P1"/>
      <text:p text:style-name="P1"/>
      <text:p text:style-name="P1"/>
      <text:p text:style-name="P1"/>
      <text:p text:style-name="P1">문제3. 위의 예제를 with 절 사용해서 구현하시오 !</text:p>
      <text:p text:style-name="P1"/>
      <text:p text:style-name="P1"><text:tab/>import <text:s/>tensorflow <text:s/>as <text:s/>tf</text:p>
      <text:p text:style-name="P1"><text:tab/></text:p>
      <text:p text:style-name="P1"><text:tab/>a = tf.add(1,2)</text:p>
      <text:p text:style-name="P1"><text:tab/>b = tf.multiply(a,3)</text:p>
      <text:p text:style-name="P1"><text:tab/>c = tf.add(b,5)</text:p>
      <text:p text:style-name="P1"><text:tab/>d = tf.multiply(c,6)</text:p>
      <text:p text:style-name="P1"><text:tab/>e = tf.multiply(d,5)</text:p>
      <text:p text:style-name="P1"><text:tab/>f = tf.div(e,6)</text:p>
      <text:p text:style-name="P1"><text:tab/>g = tf.add(f,d)</text:p>
      <text:p text:style-name="P1"><text:tab/>h = tf.multiply(g,f)</text:p>
      <text:p text:style-name="P1"><text:tab/></text:p>
      <text:p text:style-name="P1"><text:tab/>sess = tf.Session()</text:p>
      <text:p text:style-name="P1"><text:tab/>print (sess.run(h)) </text:p>
      <text:p text:style-name="P1"><text:tab/>sess.close() <text:s/>&lt;--- <text:s/>세션을 닫는 구문을 작성해줘야한다. </text:p>
      <text:p text:style-name="P1"/>
      <text:p text:style-name="P1"><text:tab/>답:</text:p>
      <text:p text:style-name="P1"><text:tab/></text:p>
      <text:p text:style-name="P1"><text:tab/>with <text:s/>tf.Session() <text:s/>as <text:s/>sess:</text:p>
      <text:p text:style-name="P1"><text:tab/> <text:s text:c="3"/>print ( sess.run(h) )</text:p>
      <text:p text:style-name="P1"><text:tab/></text:p>
      <text:p text:style-name="P1"><text:tab/><text:tab/>※ with 절을 사용하면 close() 를 안써도 된다. </text:p>
      <text:p text:style-name="P1"/>
      <text:p text:style-name="P1"><text:soft-page-break/></text:p>
      <text:p text:style-name="P1"/>
      <text:p text:style-name="P1"/>
      <text:p text:style-name="P1"/>
      <text:p text:style-name="P1">문제4<text:bookmark text:name="문제 4"/>. 위의 코드를 이용해서 구구단 2단을 출력하시오 !</text:p>
      <text:p text:style-name="P1"/>
      <text:p text:style-name="P1"><text:tab/> tf.multiply 를 활용하세요 !</text:p>
      <text:p text:style-name="P1"><text:tab/></text:p>
      <text:p text:style-name="P1"><text:tab/> 2 x 1 = 2</text:p>
      <text:p text:style-name="P1"><text:tab/> 2 x 2 = 4</text:p>
      <text:p text:style-name="P1"><text:tab/> 2 x 3 = 6</text:p>
      <text:p text:style-name="P1"><text:tab/> <text:s text:c="3"/>:</text:p>
      <text:p text:style-name="P1"><text:tab/> 2 x 9 = 18 </text:p>
      <text:p text:style-name="P1"><text:tab/></text:p>
      <text:p text:style-name="P1"><text:tab/>답:</text:p>
      <text:p text:style-name="P1"><text:tab/></text:p>
      <text:p text:style-name="P1"><text:tab/>import <text:s/>tensorflow <text:s/>as <text:s/>tf</text:p>
      <text:p text:style-name="P1"><text:tab/></text:p>
      <text:p text:style-name="P1"><text:tab/>x = tf.Variable(2)</text:p>
      <text:p text:style-name="P1"><text:tab/>y = tf.Variable(1)</text:p>
      <text:p text:style-name="P1"><text:tab/></text:p>
      <text:p text:style-name="P1"><text:tab/>model = tf.global_variables_initializer()</text:p>
      <text:p text:style-name="P1"><text:tab/></text:p>
      <text:p text:style-name="P1"><text:tab/>sess = tf.Session()</text:p>
      <text:p text:style-name="P1"><text:tab/></text:p>
      <text:p text:style-name="P1"><text:tab/>sess.run(model)</text:p>
      <text:p text:style-name="P1"><text:tab/></text:p>
      <text:p text:style-name="P1"><text:tab/>for i in <text:s/>range(9):</text:p>
      <text:p text:style-name="P1"><text:tab/> <text:s text:c="3"/>z = tf.multiply(x,y)</text:p>
      <text:p text:style-name="P1"><text:tab/> <text:s text:c="3"/>print ( sess.run(x)," x ", sess.run(y), " = " , sess.run(z))</text:p>
      <text:p text:style-name="P1"><text:tab/> <text:s text:c="3"/>y = y + 1</text:p>
      <text:p text:style-name="P1"><text:tab/></text:p>
      <text:p text:style-name="P1"><text:tab/>-- 준하 코드</text:p>
      <text:p text:style-name="P1"><text:tab/></text:p>
      <text:p text:style-name="P1"><text:tab/>import tensorflow as tf</text:p>
      <text:p text:style-name="P1"><text:tab/></text:p>
      <text:p text:style-name="P1"><text:tab/>sess = tf.Session()</text:p>
      <text:p text:style-name="P1"><text:tab/>for i in range(1,10):</text:p>
      <text:p text:style-name="P1"><text:tab/> <text:s text:c="3"/>y = i</text:p>
      <text:p text:style-name="P1"><text:tab/> <text:s text:c="3"/>x = tf.multiply(2, y, name='x')</text:p>
      <text:p text:style-name="P1"><text:tab/> <text:s text:c="3"/>print('2 *',i,'='+str(sess.run(x)))</text:p>
      <text:p text:style-name="P1"><text:tab/></text:p>
      <text:p text:style-name="P1"><text:tab/>sess.close()</text:p>
      <text:p text:style-name="P1"/>
      <text:p text:style-name="P1"/>
      <text:p text:style-name="P1"/>
      <text:p text:style-name="P1"/>
      <text:p text:style-name="P1"/>
      <text:p text:style-name="P1"/>
      <text:p text:style-name="P1">문제5. 구구단 2단에서 9단까지 출력하시오 ! </text:p>
      <text:p text:style-name="P1"/>
      <text:p text:style-name="P1"><text:tab/>import <text:s/>tensorflow <text:s/>as <text:s/>tf</text:p>
      <text:p text:style-name="P1"><text:tab/></text:p>
      <text:p text:style-name="P1"><text:tab/>x = tf.Variable(0)</text:p>
      <text:p text:style-name="P1"><text:tab/>y = tf.Variable(0)</text:p>
      <text:p text:style-name="P1"><text:tab/>z = tf.multiply(x,y)</text:p>
      <text:p text:style-name="P1"><text:tab/></text:p>
      <text:p text:style-name="P1"><text:tab/>model = tf.global_variables_initializer()</text:p>
      <text:p text:style-name="P1"><text:tab/></text:p>
      <text:p text:style-name="P1"><text:tab/>sess = tf.Session()</text:p>
      <text:p text:style-name="P1"><text:soft-page-break/><text:tab/></text:p>
      <text:p text:style-name="P1"><text:tab/>sess.run(model)</text:p>
      <text:p text:style-name="P1"><text:tab/></text:p>
      <text:p text:style-name="P1"><text:tab/>for i in <text:s/>range(2,10):</text:p>
      <text:p text:style-name="P1"><text:tab/> <text:s text:c="3"/>for j in <text:s/>range(1,10):</text:p>
      <text:p text:style-name="P1"><text:tab/> <text:s text:c="7"/>print (i," x ", j," = ",sess.run(z,feed_dict={x:i,y:j}))</text:p>
      <text:p text:style-name="P1"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>문제6.(점심시간 문제) 아래의 텐써 그래프를 실행하시오 !</text:p>
      <text:p text:style-name="P1"><text:s text:c="7"/>숫자는 알아서 feed 하세요 ~</text:p>
      <text:p text:style-name="P1"/>
      <text:p text:style-name="P1"><text:tab/>import <text:s/>tensorflow <text:s/>as <text:s/>tf</text:p>
      <text:p text:style-name="P1"><text:tab/></text:p>
      <text:p text:style-name="P1"><text:tab/>a = tf.placeholder("float")</text:p>
      <text:p text:style-name="P1"><text:tab/>b = tf.placeholder("float")</text:p>
      <text:p text:style-name="P1"><text:tab/></text:p>
      <text:p text:style-name="P1"><text:tab/>y = tf.multiply(a,b)</text:p>
      <text:p text:style-name="P1"><text:tab/>z = tf.add(y,y)</text:p>
      <text:p text:style-name="P1"/>
      <text:p text:style-name="P1"/>
      <text:p text:style-name="P1"/>
      <text:p text:style-name="P1"/>
      <text:p text:style-name="P1"/>
      <text:p text:style-name="P1">문제 <text:bookmark text:name="문제 7"/>7. zero와 숫자 1을 채워넣는 배열을 생성하시오 !</text:p>
      <text:p text:style-name="P1"/>
      <text:p text:style-name="P1"><text:tab/>1. numpy</text:p>
      <text:p text:style-name="P1"><text:tab/><text:tab/>import numpy as np</text:p>
      <text:p text:style-name="P1"><text:tab/><text:tab/></text:p>
      <text:p text:style-name="P1"><text:tab/><text:tab/>a = np.zeros((2, 2))</text:p>
      <text:p text:style-name="P1"><text:tab/><text:tab/>b = np.ones((2, 2))</text:p>
      <text:p text:style-name="P1"><text:tab/><text:tab/>print(a)</text:p>
      <text:p text:style-name="P1"><text:tab/><text:tab/>print(b)</text:p>
      <text:p text:style-name="P1"/>
      <text:p text:style-name="P1"><text:tab/><text:tab/>[[0. 0.]</text:p>
      <text:p text:style-name="P1"><text:tab/><text:tab/> [0. 0.]]</text:p>
      <text:p text:style-name="P1"><text:tab/><text:tab/>[[1. 1.]</text:p>
      <text:p text:style-name="P1"><text:tab/><text:tab/> [1. 1.]]</text:p>
      <text:p text:style-name="P1"/>
      <text:p text:style-name="P1"/>
      <text:p text:style-name="P1"><text:tab/>2. tensorflow</text:p>
      <text:p text:style-name="P1"/>
      <text:p text:style-name="P1"><text:tab/><text:tab/>import tensorflow as tf</text:p>
      <text:p text:style-name="P1"><text:tab/><text:tab/></text:p>
      <text:p text:style-name="P1"><text:tab/><text:tab/>a = tf.zeros((2, 2))</text:p>
      <text:p text:style-name="P1"><text:tab/><text:tab/>b = tf.ones((2, 2))</text:p>
      <text:p text:style-name="P1"><text:tab/><text:tab/></text:p>
      <text:p text:style-name="P1"><text:tab/><text:tab/>sess = tf.Session()</text:p>
      <text:p text:style-name="P1"><text:tab/><text:tab/>print(sess.run(a))</text:p>
      <text:p text:style-name="P1"><text:tab/><text:tab/>print(sess.run(b))</text:p>
      <text:p text:style-name="P1"><text:tab/><text:tab/></text:p>
      <text:p text:style-name="P1"><text:tab/><text:tab/>sess.close()</text:p>
      <text:p text:style-name="P1"/>
      <text:p text:style-name="P1"><text:tab/><text:tab/>[[0. 0.]</text:p>
      <text:p text:style-name="P1"><text:tab/><text:tab/> [0. 0.]]</text:p>
      <text:p text:style-name="P1"><text:tab/><text:tab/>[[1. 1.]</text:p>
      <text:p text:style-name="P1"><text:soft-page-break/><text:tab/><text:tab/> [1. 1.]]</text:p>
      <text:p text:style-name="P1"/>
      <text:p text:style-name="P1"/>
      <text:p text:style-name="P1"/>
      <text:p text:style-name="P1"/>
      <text:p text:style-name="P1"/>
      <text:p text:style-name="P1">문제 8. 아래의 numpy문법을 tensorflow로 구현하시오 !</text:p>
      <text:p text:style-name="P1"/>
      <text:p text:style-name="P1"><text:tab/>1. numpy</text:p>
      <text:p text:style-name="P1"><text:tab/><text:tab/>import numpy as np</text:p>
      <text:p text:style-name="P1"><text:tab/><text:tab/></text:p>
      <text:p text:style-name="P1"><text:tab/><text:tab/>a = np.array([0, 0, 0, 1, 0, 0, 0, 0, 0, 0])</text:p>
      <text:p text:style-name="P1"><text:tab/><text:tab/>print(np.argmax(a, axis = 0))</text:p>
      <text:p text:style-name="P1"><text:tab/></text:p>
      <text:p text:style-name="P1"><text:tab/><text:tab/>3</text:p>
      <text:p text:style-name="P1"><text:tab/></text:p>
      <text:p text:style-name="P1"><text:tab/></text:p>
      <text:p text:style-name="P1"><text:tab/>2. tensorflow</text:p>
      <text:p text:style-name="P1"><text:tab/><text:tab/>import numpy as np</text:p>
      <text:p text:style-name="P1"><text:tab/><text:tab/>import tensorflow as tf</text:p>
      <text:p text:style-name="P1"><text:tab/><text:tab/></text:p>
      <text:p text:style-name="P1"><text:tab/><text:tab/>a = np.array([0, 0, 0, 1, 0, 0, 0, 0, 0, 0])</text:p>
      <text:p text:style-name="P1"><text:tab/><text:tab/>b = tf.argmax(a, axis=0)</text:p>
      <text:p text:style-name="P1"><text:tab/><text:tab/></text:p>
      <text:p text:style-name="P1"><text:tab/><text:tab/>sess = tf.Session()</text:p>
      <text:p text:style-name="P1"><text:tab/><text:tab/>print(sess.run(b))</text:p>
      <text:p text:style-name="P1"><text:tab/><text:tab/>sess.close()</text:p>
      <text:p text:style-name="P1"><text:tab/></text:p>
      <text:p text:style-name="P1"><text:tab/><text:tab/>3</text:p>
      <text:p text:style-name="P1"/>
      <text:p text:style-name="P1"/>
      <text:p text:style-name="P1"/>
      <text:p text:style-name="P1"/>
      <text:p text:style-name="P1">문제 9. 아래의 numpy문법을 텐서 플로우로 구현하시오 !</text:p>
      <text:p text:style-name="P1"/>
      <text:p text:style-name="P1"><text:tab/>1. numpy</text:p>
      <text:p text:style-name="P1"><text:tab/></text:p>
      <text:p text:style-name="P1"><text:tab/><text:tab/>import <text:s/>tensorflow <text:s/>as <text:s/>tf</text:p>
      <text:p text:style-name="P1"><text:tab/><text:tab/>import <text:s/>numpy <text:s/>as <text:s/>np</text:p>
      <text:p text:style-name="P1"><text:tab/><text:tab/></text:p>
      <text:p text:style-name="P1"><text:tab/><text:tab/>a = np.array([[[1, 2, 3],</text:p>
      <text:p text:style-name="P1"><text:tab/><text:tab/> <text:s text:c="14"/>[2, 1, 4],</text:p>
      <text:p text:style-name="P1"><text:tab/><text:tab/> <text:s text:c="14"/>[5, 2, 1],</text:p>
      <text:p text:style-name="P1"><text:tab/><text:tab/> <text:s text:c="14"/>[6, 3, 2]],</text:p>
      <text:p text:style-name="P1"><text:tab/><text:tab/> <text:s text:c="13"/>[[5, 1, 3],</text:p>
      <text:p text:style-name="P1"><text:tab/><text:tab/> <text:s text:c="14"/>[1, 3, 4],</text:p>
      <text:p text:style-name="P1"><text:tab/><text:tab/> <text:s text:c="14"/>[4, 2, 6],</text:p>
      <text:p text:style-name="P1"><text:tab/><text:tab/> <text:s text:c="14"/>[3, 9, 3]],</text:p>
      <text:p text:style-name="P1"><text:tab/><text:tab/> <text:s text:c="13"/>[[4, 5, 6],</text:p>
      <text:p text:style-name="P1"><text:tab/><text:tab/> <text:s text:c="14"/>[7, 4, 3],</text:p>
      <text:p text:style-name="P1"><text:tab/><text:tab/> <text:s text:c="14"/>[2, 1, 5],</text:p>
      <text:p text:style-name="P1"><text:tab/><text:tab/> <text:s text:c="14"/>[4, 3, 1]]])</text:p>
      <text:p text:style-name="P1"><text:tab/><text:tab/></text:p>
      <text:p text:style-name="P1"><text:tab/><text:tab/>print <text:s/>( np.sum( a, axis = 0) )</text:p>
      <text:p text:style-name="P1"><text:tab/></text:p>
      <text:p text:style-name="P1"><text:tab/><text:tab/>[[10 <text:s/>8 12]</text:p>
      <text:p text:style-name="P1"><text:tab/><text:tab/> [10 <text:s/>8 11]</text:p>
      <text:p text:style-name="P1"><text:tab/><text:tab/> [11 <text:s/>5 12]</text:p>
      <text:p text:style-name="P1"><text:tab/><text:tab/> [13 15 <text:s/>6]]</text:p>
      <text:p text:style-name="P1"><text:tab/></text:p>
      <text:p text:style-name="P1"><text:soft-page-break/><text:tab/></text:p>
      <text:p text:style-name="P1"><text:tab/>2. tensorflow</text:p>
      <text:p text:style-name="P1"><text:tab/></text:p>
      <text:p text:style-name="P1"><text:tab/><text:tab/>import <text:s/>tensorflow <text:s/>as <text:s/>tf</text:p>
      <text:p text:style-name="P1"><text:tab/><text:tab/>import <text:s/>numpy <text:s/>as <text:s/>np</text:p>
      <text:p text:style-name="P1"><text:tab/><text:tab/></text:p>
      <text:p text:style-name="P1"><text:tab/><text:tab/>a = np.array([[[1, 2, 3],</text:p>
      <text:p text:style-name="P1"><text:tab/><text:tab/> <text:s text:c="14"/>[2, 1, 4],</text:p>
      <text:p text:style-name="P1"><text:tab/><text:tab/> <text:s text:c="14"/>[5, 2, 1],</text:p>
      <text:p text:style-name="P1"><text:tab/><text:tab/> <text:s text:c="14"/>[6, 3, 2]],</text:p>
      <text:p text:style-name="P1"><text:tab/><text:tab/> <text:s text:c="13"/>[[5, 1, 3],</text:p>
      <text:p text:style-name="P1"><text:tab/><text:tab/> <text:s text:c="14"/>[1, 3, 4],</text:p>
      <text:p text:style-name="P1"><text:tab/><text:tab/> <text:s text:c="14"/>[4, 2, 6],</text:p>
      <text:p text:style-name="P1"><text:tab/><text:tab/> <text:s text:c="14"/>[3, 9, 3]],</text:p>
      <text:p text:style-name="P1"><text:tab/><text:tab/> <text:s text:c="13"/>[[4, 5, 6],</text:p>
      <text:p text:style-name="P1"><text:tab/><text:tab/> <text:s text:c="14"/>[7, 4, 3],</text:p>
      <text:p text:style-name="P1"><text:tab/><text:tab/> <text:s text:c="14"/>[2, 1, 5],</text:p>
      <text:p text:style-name="P1"><text:tab/><text:tab/> <text:s text:c="14"/>[4, 3, 1]]])</text:p>
      <text:p text:style-name="P1"><text:tab/><text:tab/>b = tf.reduce_sum(a, reduction_indices = [0])</text:p>
      <text:p text:style-name="P1"><text:tab/><text:tab/></text:p>
      <text:p text:style-name="P1"><text:tab/><text:tab/>sess = tf.Session()</text:p>
      <text:p text:style-name="P1"><text:tab/><text:tab/>print(sess.run(b))</text:p>
      <text:p text:style-name="P1"><text:tab/><text:tab/>sess.close()</text:p>
      <text:p text:style-name="P1"><text:tab/><text:tab/></text:p>
      <text:p text:style-name="P1"><text:tab/><text:tab/>[[10 <text:s/>8 12]</text:p>
      <text:p text:style-name="P1"><text:tab/><text:tab/> [10 <text:s/>8 11]</text:p>
      <text:p text:style-name="P1"><text:tab/><text:tab/> [11 <text:s/>5 12]</text:p>
      <text:p text:style-name="P1"><text:tab/><text:tab/> [13 15 <text:s/>6]]</text:p>
      <text:p text:style-name="P1"/>
      <text:p text:style-name="P1"/>
      <text:p text:style-name="P1"/>
      <text:p text:style-name="P1"/>
      <text:p text:style-name="P1">문제 10. 아래의 numnpy문법을 tensorflow로 구현하시오 !</text:p>
      <text:p text:style-name="P1"/>
      <text:p text:style-name="P1"><text:tab/>1. numpy</text:p>
      <text:p text:style-name="P1"><text:tab/><text:tab/>import numpy as np</text:p>
      <text:p text:style-name="P1"><text:tab/><text:tab/></text:p>
      <text:p text:style-name="P1"><text:tab/><text:tab/>a = np.array([i for i in range(144)])</text:p>
      <text:p text:style-name="P1"><text:tab/><text:tab/>b = a.reshape(12,12)</text:p>
      <text:p text:style-name="P1"><text:tab/><text:tab/>print(b.shape)</text:p>
      <text:p text:style-name="P1"><text:tab/></text:p>
      <text:p text:style-name="P1"><text:tab/><text:tab/>(12, 12)</text:p>
      <text:p text:style-name="P1"><text:tab/></text:p>
      <text:p text:style-name="P1"><text:tab/>2. tensorflow</text:p>
      <text:p text:style-name="P1"><text:tab/><text:tab/>import tensorflow as tf</text:p>
      <text:p text:style-name="P1"><text:tab/><text:tab/>import numpy as np</text:p>
      <text:p text:style-name="P1"><text:tab/><text:tab/></text:p>
      <text:p text:style-name="P1"><text:tab/><text:tab/>a = np.array([i for i in range(144)])</text:p>
      <text:p text:style-name="P1"><text:tab/><text:tab/>b = tf.reshape(a, (12, 12))</text:p>
      <text:p text:style-name="P1"><text:tab/><text:tab/></text:p>
      <text:p text:style-name="P1"><text:tab/><text:tab/>sess = tf.Session()</text:p>
      <text:p text:style-name="P1"><text:tab/><text:tab/>print(sess.run(b))</text:p>
      <text:p text:style-name="P1"><text:tab/><text:tab/>print(b.get_shape())</text:p>
      <text:p text:style-name="P1"><text:tab/><text:tab/></text:p>
      <text:p text:style-name="P1"><text:tab/><text:tab/>sess.close()</text:p>
      <text:p text:style-name="P1"><text:tab/></text:p>
      <text:p text:style-name="P1"><text:tab/><text:tab/>[[ <text:s/>0 <text:s text:c="2"/>1 <text:s text:c="2"/>2 <text:s text:c="2"/>3 <text:s text:c="2"/>4 <text:s text:c="2"/>5 <text:s text:c="2"/>6 <text:s text:c="2"/>7 <text:s text:c="2"/>8 <text:s text:c="2"/>9 <text:s/>10 <text:s/>11]</text:p>
      <text:p text:style-name="P1"><text:tab/><text:tab/> [ 12 <text:s/>13 <text:s/>14 <text:s/>15 <text:s/>16 <text:s/>17 <text:s/>18 <text:s/>19 <text:s/>20 <text:s/>21 <text:s/>22 <text:s/>23]</text:p>
      <text:p text:style-name="P1"><text:tab/><text:tab/> [ 24 <text:s/>25 <text:s/>26 <text:s/>27 <text:s/>28 <text:s/>29 <text:s/>30 <text:s/>31 <text:s/>32 <text:s/>33 <text:s/>34 <text:s/>35]</text:p>
      <text:p text:style-name="P1"><text:tab/><text:tab/> [ 36 <text:s/>37 <text:s/>38 <text:s/>39 <text:s/>40 <text:s/>41 <text:s/>42 <text:s/>43 <text:s/>44 <text:s/>45 <text:s/>46 <text:s/>47]</text:p>
      <text:p text:style-name="P1"><text:soft-page-break/><text:tab/><text:tab/> [ 48 <text:s/>49 <text:s/>50 <text:s/>51 <text:s/>52 <text:s/>53 <text:s/>54 <text:s/>55 <text:s/>56 <text:s/>57 <text:s/>58 <text:s/>59]</text:p>
      <text:p text:style-name="P1"><text:tab/><text:tab/> [ 60 <text:s/>61 <text:s/>62 <text:s/>63 <text:s/>64 <text:s/>65 <text:s/>66 <text:s/>67 <text:s/>68 <text:s/>69 <text:s/>70 <text:s/>71]</text:p>
      <text:p text:style-name="P1"><text:tab/><text:tab/> [ 72 <text:s/>73 <text:s/>74 <text:s/>75 <text:s/>76 <text:s/>77 <text:s/>78 <text:s/>79 <text:s/>80 <text:s/>81 <text:s/>82 <text:s/>83]</text:p>
      <text:p text:style-name="P1"><text:tab/><text:tab/> [ 84 <text:s/>85 <text:s/>86 <text:s/>87 <text:s/>88 <text:s/>89 <text:s/>90 <text:s/>91 <text:s/>92 <text:s/>93 <text:s/>94 <text:s/>95]</text:p>
      <text:p text:style-name="P1"><text:tab/><text:tab/> [ 96 <text:s/>97 <text:s/>98 <text:s/>99 100 101 102 103 104 105 106 107]</text:p>
      <text:p text:style-name="P1"><text:tab/><text:tab/> [108 109 110 111 112 113 114 115 116 117 118 119]</text:p>
      <text:p text:style-name="P1"><text:tab/><text:tab/> [120 121 122 123 124 125 126 127 128 129 130 131]</text:p>
      <text:p text:style-name="P1"><text:tab/><text:tab/> [132 133 134 135 136 137 138 139 140 141 142 143]]</text:p>
      <text:p text:style-name="P1"><text:tab/><text:tab/>(12, 12)</text:p>
      <text:p text:style-name="P1"/>
      <text:p text:style-name="P1"/>
      <text:p text:style-name="P1"/>
      <text:p text:style-name="P1">문제 11. (텐서 플로우로 구현한 단층 신경망 이해에 중요 문법) 아래의 numpy배열의 열단위 sum을 출력하시오 !</text:p>
      <text:p text:style-name="P1"/>
      <text:p text:style-name="P1"><text:tab/>1. numpy</text:p>
      <text:p text:style-name="P1"><text:tab/><text:tab/>import numpy as np</text:p>
      <text:p text:style-name="P1"><text:tab/><text:tab/>import tensorflow as tf</text:p>
      <text:p text:style-name="P1"><text:tab/><text:tab/></text:p>
      <text:p text:style-name="P1"><text:tab/><text:tab/>x = np.arange(6).reshape(2, 3)</text:p>
      <text:p text:style-name="P1"><text:tab/><text:tab/>print(np.sum(x, axis=0))</text:p>
      <text:p text:style-name="P1"><text:tab/><text:tab/></text:p>
      <text:p text:style-name="P1"><text:tab/><text:tab/>[3 5 7]</text:p>
      <text:p text:style-name="P1"><text:tab/></text:p>
      <text:p text:style-name="P1"><text:tab/></text:p>
      <text:p text:style-name="P1"><text:tab/>2. tensor</text:p>
      <text:p text:style-name="P1"><text:tab/><text:tab/>import numpy as np</text:p>
      <text:p text:style-name="P1"><text:tab/><text:tab/>import tensorflow as tf</text:p>
      <text:p text:style-name="P1"><text:tab/><text:tab/></text:p>
      <text:p text:style-name="P1"><text:tab/><text:tab/>x = np.arange(6)</text:p>
      <text:p text:style-name="P1"><text:tab/><text:tab/>y = tf.reshape(x, (2, 3))</text:p>
      <text:p text:style-name="P1"><text:tab/><text:tab/>z = tf.reduce_sum(y, reduction_indices = [0])</text:p>
      <text:p text:style-name="P1"><text:tab/><text:tab/></text:p>
      <text:p text:style-name="P1"><text:tab/><text:tab/>sess = tf.Session()</text:p>
      <text:p text:style-name="P1"><text:tab/><text:tab/>print(sess.run(z))</text:p>
      <text:p text:style-name="P1"><text:tab/><text:tab/></text:p>
      <text:p text:style-name="P1"><text:tab/><text:tab/>sess.close()</text:p>
      <text:p text:style-name="P1"><text:tab/><text:tab/></text:p>
      <text:p text:style-name="P1"><text:tab/><text:tab/>[3 5 7]</text:p>
      <text:p text:style-name="P1"/>
      <text:p text:style-name="P1"/>
      <text:p text:style-name="P1"/>
      <text:p text:style-name="P1">문제 12. (텐서 플로우로 구현한 단층 신경망 이해에 중요 문법) 아래의 두 행렬의 합을 tensorflow로 구현하시오 !</text:p>
      <text:p text:style-name="P1"/>
      <text:p text:style-name="P1"><text:tab/> <text:s/>0 0 0 + 1 1 1 <text:s/>= <text:s/>1 1 1</text:p>
      <text:p text:style-name="P1"><text:tab/> <text:s/>0 0 0 <text:s text:c="2"/>1 1 1 <text:s text:c="4"/>1 1 1</text:p>
      <text:p text:style-name="P1"><text:tab/></text:p>
      <text:p text:style-name="P1"><text:tab/>import tensorflow as tf</text:p>
      <text:p text:style-name="P1"><text:tab/></text:p>
      <text:p text:style-name="P1"><text:tab/>a = tf.zeros([2, 3])</text:p>
      <text:p text:style-name="P1"><text:tab/>b = tf.ones([2, 3])</text:p>
      <text:p text:style-name="P1"><text:tab/>result = tf.add(a, b)</text:p>
      <text:p text:style-name="P1"><text:tab/></text:p>
      <text:p text:style-name="P1"><text:tab/>sess = tf.Session()</text:p>
      <text:p text:style-name="P1"><text:tab/></text:p>
      <text:p text:style-name="P1"><text:tab/>print(sess.run(a))</text:p>
      <text:p text:style-name="P1"><text:tab/>print(sess.run(b))</text:p>
      <text:p text:style-name="P1"><text:tab/>print(sess.run(result))</text:p>
      <text:p text:style-name="P1"><text:tab/>sess.close()</text:p>
      <text:p text:style-name="P1"/>
      <text:p text:style-name="P1"><text:tab/>[[0. 0. 0.]</text:p>
      <text:p text:style-name="P1"><text:soft-page-break/><text:tab/> [0. 0. 0.]]</text:p>
      <text:p text:style-name="P1"><text:tab/>[[1. 1. 1.]</text:p>
      <text:p text:style-name="P1"><text:tab/> [1. 1. 1.]]</text:p>
      <text:p text:style-name="P1"><text:tab/>[[1. 1. 1.]</text:p>
      <text:p text:style-name="P1"><text:tab/> [1. 1. 1.]]</text:p>
      <text:p text:style-name="P1"/>
      <text:p text:style-name="P1"/>
      <text:p text:style-name="P1"/>
      <text:p text:style-name="P1"/>
      <text:p text:style-name="P1"/>
      <text:p text:style-name="P1"/>
      <text:p text:style-name="P1">문제 13. 아래의 행렬의 내적을 tensoflow로 구현하시오 !</text:p>
      <text:p text:style-name="P1"/>
      <text:p text:style-name="P1"><text:tab/> 2 2 2 <text:s/>◎ <text:s/>3 3 <text:s text:c="5"/></text:p>
      <text:p text:style-name="P1"><text:tab/> 2 2 2 <text:s text:c="5"/>3 3 <text:s/>= <text:s/>?</text:p>
      <text:p text:style-name="P1"><text:tab/> <text:s text:c="11"/>3 3 </text:p>
      <text:p text:style-name="P1"><text:tab/></text:p>
      <text:p text:style-name="P1"><text:tab/>import tensorflow as tf</text:p>
      <text:p text:style-name="P1"><text:tab/>import numpy as np</text:p>
      <text:p text:style-name="P1"><text:tab/></text:p>
      <text:p text:style-name="P1"><text:tab/>x = tf.placeholder("float", [2, 3])</text:p>
      <text:p text:style-name="P1"><text:tab/>y = tf.placeholder("float", [3, 2])</text:p>
      <text:p text:style-name="P1"><text:tab/>result = tf.matmul(x, y)</text:p>
      <text:p text:style-name="P1"><text:tab/></text:p>
      <text:p text:style-name="P1"><text:tab/>sess = tf.Session()</text:p>
      <text:p text:style-name="P1"><text:tab/></text:p>
      <text:p text:style-name="P1"><text:tab/>print(sess.run(result, feed_dict = {x : [[2,2,2],[2,2,2,]],</text:p>
      <text:p text:style-name="P1"><text:tab/> <text:s text:c="35"/>y : [[3,3],[3,3],[3,3]]}))</text:p>
      <text:p text:style-name="P1"><text:tab/>sess.close()</text:p>
      <text:p text:style-name="P1"/>
      <text:p text:style-name="P1"><text:tab/>[[18. 18.]</text:p>
      <text:p text:style-name="P1"><text:tab/> [18. 18.]]</text:p>
      <text:p text:style-name="P1"/>
      <text:p text:style-name="P1"><text:tab/>※ 설명 : x = tf.constant(10)<text:tab/><text:tab/><text:tab/># 숫자 10 상수를 선언</text:p>
      <text:p text:style-name="P1"><text:tab/><text:tab/> <text:s/>x = tf.Variable(0)<text:tab/><text:tab/><text:tab/># x 라는 변수를 만드는데 0 으로 값을 초기화</text:p>
      <text:p text:style-name="P1"><text:tab/><text:tab/> <text:s/>x = tf.placeholder("float")<text:tab/><text:tab/># x 라는 실수형 데이터를 담을 변수만 선언</text:p>
      <text:p text:style-name="P1"><text:tab/><text:tab/><text:tab/><text:tab/><text:tab/><text:tab/><text:tab/># (값을 초기화하지 않았음)</text:p>
      <text:p text:style-name="P1"><text:tab/><text:tab/> <text:s/>x = tf.placeholder("float", [2, 3])<text:tab/># x 라는 실수형 데이터를 행렬로 담을 변수를 선언</text:p>
      <text:p text:style-name="P1"/>
      <text:p text:style-name="P1"/>
      <text:p text:style-name="P1"/>
      <text:p text:style-name="P1"/>
      <text:p text:style-name="P1">문제 14. (tensorflow의 cast함수의 이해) 아래의 배열의 True를 1로 변경하고 False를 0으로 변경시키시오 !</text:p>
      <text:p text:style-name="P1"/>
      <text:p text:style-name="P1"><text:tab/>import tensorflow as tf</text:p>
      <text:p text:style-name="P1"><text:tab/></text:p>
      <text:p text:style-name="P1"><text:tab/>correct_prediction = [ True, False , True <text:s/>,True <text:s/>,True <text:s/>,True <text:s/>,True, <text:s/>True <text:s/>,True <text:s/></text:p>
      <text:p text:style-name="P1"><text:tab/> <text:s/>,True <text:s/>,True <text:s/>,True</text:p>
      <text:p text:style-name="P1"><text:tab/> <text:s/>,True <text:s/>,True <text:s/>,True, False , True <text:s/>,True, False , True <text:s/>,True <text:s/>,True <text:s/>,True <text:s/>,True</text:p>
      <text:p text:style-name="P1"><text:tab/> <text:s/>,True <text:s/>,True <text:s/>,True <text:s/>,True <text:s/>,True <text:s/>,True <text:s/>,True <text:s/>,True <text:s/>,True <text:s/>,True <text:s/>,True <text:s/>,True</text:p>
      <text:p text:style-name="P1"><text:tab/> <text:s/>,True <text:s/>,True <text:s/>,True <text:s/>,True <text:s/>,True <text:s/>,True <text:s/>,True <text:s/>,True <text:s/>,True <text:s/>,True <text:s/>,True <text:s/>,True,</text:p>
      <text:p text:style-name="P1"><text:tab/> <text:s/>True <text:s/>,True <text:s/>,True <text:s/>,True <text:s/>,True <text:s/>,True <text:s/>,True <text:s/>,True <text:s/>,True <text:s/>,True <text:s/>,True <text:s/>,True</text:p>
      <text:p text:style-name="P1"><text:tab/> <text:s/>,True <text:s/>,True <text:s/>,True <text:s/>,True <text:s/>,True <text:s/>,True ,False , True <text:s/>,True <text:s/>,True <text:s/>,True <text:s/>,True</text:p>
      <text:p text:style-name="P1"><text:tab/> <text:s/>,True <text:s/>,True, False , True, False , True <text:s/>,True <text:s/>,True <text:s/>,True <text:s/>,True <text:s/>,True <text:s/>,True</text:p>
      <text:p text:style-name="P1"><text:tab/> <text:s/>,True <text:s/>,True <text:s/>,True <text:s/>,True <text:s/>,True <text:s/>,True <text:s/>,True <text:s/>,True <text:s/>,True <text:s/>,True <text:s/>,True <text:s/>,True</text:p>
      <text:p text:style-name="P1"><text:tab/> ,False , True <text:s/>,True <text:s/>,True]</text:p>
      <text:p text:style-name="P1"><text:tab/></text:p>
      <text:p text:style-name="P1"><text:tab/>sess = tf.Session()</text:p>
      <text:p text:style-name="P1"><text:tab/></text:p>
      <text:p text:style-name="P1"><text:tab/>a = tf.cast(correct_prediction,"float")</text:p>
      <text:p text:style-name="P1"><text:soft-page-break/><text:tab/></text:p>
      <text:p text:style-name="P1"><text:tab/>print(sess.run(a))</text:p>
      <text:p text:style-name="P1"><text:tab/>sess.close()</text:p>
      <text:p text:style-name="P1"><text:tab/></text:p>
      <text:p text:style-name="P1"><text:tab/>[1. 0. 1. 1. 1. 1. 1. 1. 1. 1. 1. 1. 1. 1. 1. 0. 1. 1. 0. 1. 1. 1. 1. 1.</text:p>
      <text:p text:style-name="P1"><text:tab/> 1. 1. 1. 1. 1. 1. 1. 1. 1. 1. 1. 1. 1. 1. 1. 1. 1. 1. 1. 1. 1. 1. 1. 1.</text:p>
      <text:p text:style-name="P1"><text:tab/> 1. 1. 1. 1. 1. 1. 1. 1. 1. 1. 1. 1. 1. 1. 1. 1. 1. 1. 0. 1. 1. 1. 1. 1.</text:p>
      <text:p text:style-name="P1"><text:tab/> 1. 1. 0. 1. 0. 1. 1. 1. 1. 1. 1. 1. 1. 1. 1. 1. 1. 1. 1. 1. 1. 1. 1. 1.</text:p>
      <text:p text:style-name="P1"><text:tab/> 0. 1. 1. 1.]</text:p>
      <text:p text:style-name="P1"/>
      <text:p text:style-name="P1"/>
      <text:p text:style-name="P1"/>
      <text:p text:style-name="P1"/>
      <text:p text:style-name="P1"/>
      <text:p text:style-name="P1">문제 15. 위의 출력된 결과에서 전체 갯수 중에 1이 몇개나 되는지 정확도를 출력하시오 1</text:p>
      <text:p text:style-name="P1"><text:tab/> 전체 다 더해서 전체 갯수로 나눈 값을 아래와 같이 출력하시오 !</text:p>
      <text:p text:style-name="P1"/>
      <text:p text:style-name="P1"><text:tab/>import tensorflow as tf</text:p>
      <text:p text:style-name="P1"><text:tab/></text:p>
      <text:p text:style-name="P1"><text:tab/>correct_prediction = [ True, False , True <text:s/>,True <text:s/>,True <text:s/>,True <text:s/>,True, <text:s/>True <text:s/>,True <text:s/></text:p>
      <text:p text:style-name="P1"><text:tab/> <text:s/>,True <text:s/>,True <text:s/>,True</text:p>
      <text:p text:style-name="P1"><text:tab/> <text:s/>,True <text:s/>,True <text:s/>,True, False , True <text:s/>,True, False , True <text:s/>,True <text:s/>,True <text:s/>,True <text:s/>,True</text:p>
      <text:p text:style-name="P1"><text:tab/> <text:s/>,True <text:s/>,True <text:s/>,True <text:s/>,True <text:s/>,True <text:s/>,True <text:s/>,True <text:s/>,True <text:s/>,True <text:s/>,True <text:s/>,True <text:s/>,True</text:p>
      <text:p text:style-name="P1"><text:tab/> <text:s/>,True <text:s/>,True <text:s/>,True <text:s/>,True <text:s/>,True <text:s/>,True <text:s/>,True <text:s/>,True <text:s/>,True <text:s/>,True <text:s/>,True <text:s/>,True,</text:p>
      <text:p text:style-name="P1"><text:tab/> <text:s/>True <text:s/>,True <text:s/>,True <text:s/>,True <text:s/>,True <text:s/>,True <text:s/>,True <text:s/>,True <text:s/>,True <text:s/>,True <text:s/>,True <text:s/>,True</text:p>
      <text:p text:style-name="P1"><text:tab/> <text:s/>,True <text:s/>,True <text:s/>,True <text:s/>,True <text:s/>,True <text:s/>,True ,False , True <text:s/>,True <text:s/>,True <text:s/>,True <text:s/>,True</text:p>
      <text:p text:style-name="P1"><text:tab/> <text:s/>,True <text:s/>,True, False , True, False , True <text:s/>,True <text:s/>,True <text:s/>,True <text:s/>,True <text:s/>,True <text:s/>,True</text:p>
      <text:p text:style-name="P1"><text:tab/> <text:s/>,True <text:s/>,True <text:s/>,True <text:s/>,True <text:s/>,True <text:s/>,True <text:s/>,True <text:s/>,True <text:s/>,True <text:s/>,True <text:s/>,True <text:s/>,True</text:p>
      <text:p text:style-name="P1"><text:tab/> ,False , True <text:s/>,True <text:s/>,True]</text:p>
      <text:p text:style-name="P1"><text:tab/></text:p>
      <text:p text:style-name="P1"><text:tab/>sess = tf.Session()</text:p>
      <text:p text:style-name="P1"><text:tab/></text:p>
      <text:p text:style-name="P1"><text:tab/>a = tf.cast(correct_prediction,"float")</text:p>
      <text:p text:style-name="P1"><text:tab/>b = tf.reduce_mean(a)</text:p>
      <text:p text:style-name="P1"/>
      <text:p text:style-name="P1"><text:tab/>print(sess.run(b))</text:p>
      <text:p text:style-name="P1"><text:tab/>sess.close()</text:p>
      <text:p text:style-name="P1"/>
      <text:p text:style-name="P1"><text:tab/>0.93</text:p>
      <text:p text:style-name="P1"/>
      <text:p text:style-name="P1"/>
      <text:p text:style-name="P1"/>
      <text:p text:style-name="P1"/>
      <text:p text:style-name="P1"/>
      <text:p text:style-name="P1">문제<text:bookmark text:name="문제 16"/> 16. Tensorflow에 기본적으로 내장되어 있는 mnist데이터를 가져오시오 !</text:p>
      <text:p text:style-name="P1"/>
      <text:p text:style-name="P1"><text:tab/>import tensorflow as tf</text:p>
      <text:p text:style-name="P1"><text:tab/>from tensorflow.examples.tutorials.mnist import input_data</text:p>
      <text:p text:style-name="P1"><text:tab/></text:p>
      <text:p text:style-name="P1"><text:tab/>mnist = input_data.read_data_sets("MNIST_data/", one_hot=True)</text:p>
      <text:p text:style-name="P1"><text:tab/>batch_xs, batch_ys = mnist.train.next_batch(100)</text:p>
      <text:p text:style-name="P1"><text:tab/></text:p>
      <text:p text:style-name="P1"><text:tab/>print(batch_xs.shape)</text:p>
      <text:p text:style-name="P1"><text:tab/>print(batch_ys.shape)</text:p>
      <text:p text:style-name="P1"><text:tab/></text:p>
      <text:p text:style-name="P1"><text:tab/>Extracting MNIST_data/train-images-idx3-ubyte.gz</text:p>
      <text:p text:style-name="P1"><text:tab/>Extracting MNIST_data/train-labels-idx1-ubyte.gz</text:p>
      <text:p text:style-name="P1"><text:tab/>Extracting MNIST_data/t10k-images-idx3-ubyte.gz</text:p>
      <text:p text:style-name="P1"><text:tab/>Extracting MNIST_data/t10k-labels-idx1-ubyte.gz</text:p>
      <text:p text:style-name="P1"><text:tab/>(100, 784)</text:p>
      <text:p text:style-name="P1"><text:soft-page-break/><text:tab/>(100, 10)</text:p>
      <text:p text:style-name="P1"/>
      <text:p text:style-name="P1"/>
      <text:p text:style-name="P1"/>
      <text:p text:style-name="P1"/>
      <text:p text:style-name="P1">문제 17. 위의 mnist 데이터 중에 train데이터의 라벨을 one hot encoding하지 말고 숫자로 100개의 라벨을 가져오시오 !</text:p>
      <text:p text:style-name="P1"/>
      <text:p text:style-name="P1"><text:tab/>import tensorflow as tf</text:p>
      <text:p text:style-name="P1"><text:tab/>from tensorflow.examples.tutorials.mnist import input_data</text:p>
      <text:p text:style-name="P1"><text:tab/></text:p>
      <text:p text:style-name="P1"><text:tab/>mnist = input_data.read_data_sets("MNIST_data/")</text:p>
      <text:p text:style-name="P1"><text:tab/>batch_xs, batch_ys = mnist.train.next_batch(100)</text:p>
      <text:p text:style-name="P1"><text:tab/></text:p>
      <text:p text:style-name="P1"><text:tab/>print(batch_xs.shape)</text:p>
      <text:p text:style-name="P1"><text:tab/>print(batch_ys)</text:p>
      <text:p text:style-name="P1"><text:tab/></text:p>
      <text:p text:style-name="P1"><text:tab/>Extracting MNIST_data/train-images-idx3-ubyte.gz</text:p>
      <text:p text:style-name="P1"><text:tab/>Extracting MNIST_data/train-labels-idx1-ubyte.gz</text:p>
      <text:p text:style-name="P1"><text:tab/>Extracting MNIST_data/t10k-images-idx3-ubyte.gz</text:p>
      <text:p text:style-name="P1"><text:tab/>Extracting MNIST_data/t10k-labels-idx1-ubyte.gz</text:p>
      <text:p text:style-name="P1"><text:tab/>(100, 784)</text:p>
      <text:p text:style-name="P1"><text:tab/>[4 3 2 5 0 2 0 2 8 8 5 3 1 6 0 6 9 9 6 5 0 2 8 9 5 3 3 1 5 9 8 8 3 0 6 5 9</text:p>
      <text:p text:style-name="P1"><text:tab/> 8 4 2 3 2 8 9 1 7 2 8 5 1 4 2 5 4 6 0 9 2 0 3 2 7 8 3 6 5 6 5 0 3 7 7 4 1</text:p>
      <text:p text:style-name="P1"><text:tab/> 2 7 8 4 4 9 1 8 5 3 5 8 4 0 5 7 4 7 1 9 1 9 9 3 7 0]</text:p>
      <text:p text:style-name="P1"/>
      <text:p text:style-name="P1"/>
      <text:p text:style-name="P1"/>
      <text:p text:style-name="P1"/>
      <text:p text:style-name="P1"/>
      <text:p text:style-name="P1">문제 18. 이번에는 test데이터와 test 데이터의 라벨을 100개를 가져오는데 shape만 출력하시오 !</text:p>
      <text:p text:style-name="P1"/>
      <text:p text:style-name="P1"><text:tab/>import tensorflow as tf</text:p>
      <text:p text:style-name="P1"><text:tab/>from tensorflow.examples.tutorials.mnist import input_data</text:p>
      <text:p text:style-name="P1"><text:tab/></text:p>
      <text:p text:style-name="P1"><text:tab/>mnist = input_data.read_data_sets("MNIST_data/", one_hot = True)</text:p>
      <text:p text:style-name="P1"><text:tab/>batch_xs, batch_ys = mnist.test.next_batch(100)</text:p>
      <text:p text:style-name="P1"><text:tab/></text:p>
      <text:p text:style-name="P1"><text:tab/>print(batch_xs.shape)</text:p>
      <text:p text:style-name="P1"><text:tab/>print(batch_ys.shape)</text:p>
      <text:p text:style-name="P1"><text:tab/></text:p>
      <text:p text:style-name="P1"><text:tab/>Extracting MNIST_data/train-images-idx3-ubyte.gz</text:p>
      <text:p text:style-name="P1"><text:tab/>Extracting MNIST_data/train-labels-idx1-ubyte.gz</text:p>
      <text:p text:style-name="P1"><text:tab/>Extracting MNIST_data/t10k-images-idx3-ubyte.gz</text:p>
      <text:p text:style-name="P1"><text:tab/>Extracting MNIST_data/t10k-labels-idx1-ubyte.gz</text:p>
      <text:p text:style-name="P1"><text:tab/>(100, 784)</text:p>
      <text:p text:style-name="P1"><text:tab/>(100, 10)</text:p>
      <text:p text:style-name="P1"/>
      <text:p text:style-name="P1"/>
      <text:p text:style-name="P1"/>
      <text:p text:style-name="P1"/>
      <text:p text:style-name="P1"/>
      <text:p text:style-name="P1">문제 19. 숫자 2로 채워진 행렬 2x3행렬을 텐서 플로우로 출력하시오 !</text:p>
      <text:p text:style-name="P1"/>
      <text:p text:style-name="P1"><text:tab/>import tensorflow as tf</text:p>
      <text:p text:style-name="P1"><text:tab/></text:p>
      <text:p text:style-name="P1"><text:tab/>a = tf.placeholder("float",[2, 3])</text:p>
      <text:p text:style-name="P1"><text:tab/></text:p>
      <text:p text:style-name="P1"><text:tab/>sess = tf.Session()</text:p>
      <text:p text:style-name="P1"><text:tab/>print(sess.run(a, feed_dict = {a : [[2, 2, 2], [2, 2, 2]]}))</text:p>
      <text:p text:style-name="P1"><text:soft-page-break/></text:p>
      <text:p text:style-name="P1"><text:tab/>[[2. 2. 2.]</text:p>
      <text:p text:style-name="P1"><text:tab/> [2. 2. 2.]]</text:p>
      <text:p text:style-name="P1"/>
      <text:p text:style-name="P1"/>
      <text:p text:style-name="P1"/>
      <text:p text:style-name="P1"><text:tab/>----아래와 같이 숫자 2를 None으로 바꿔서 실행해 보시오 !</text:p>
      <text:p text:style-name="P1"><text:tab/></text:p>
      <text:p text:style-name="P1"><text:tab/>import tensorflow as tf</text:p>
      <text:p text:style-name="P1"><text:tab/></text:p>
      <text:p text:style-name="P1"><text:tab/>a = tf.placeholder("float",[None, 3])<text:tab/># None : 입력되는 행의 갯수가 몇개든 상관 없다는 뜻</text:p>
      <text:p text:style-name="P1"><text:tab/></text:p>
      <text:p text:style-name="P1"><text:tab/>sess = tf.Session()</text:p>
      <text:p text:style-name="P1"><text:tab/>print(sess.run(a, feed_dict = {a : [[2, 2, 2], [2, 2, 2], [2, 2, 2]]}))</text:p>
      <text:p text:style-name="P1"/>
      <text:p text:style-name="P1"><text:tab/>[[2. 2. 2.]</text:p>
      <text:p text:style-name="P1"><text:tab/> [2. 2. 2.]</text:p>
      <text:p text:style-name="P1"><text:tab/> [2. 2. 2.]]</text:p>
      <text:p text:style-name="P1"/>
      <text:p text:style-name="P1"/>
      <text:p text:style-name="P1"/>
      <text:p text:style-name="P1"/>
      <text:p text:style-name="P1">문제 20. Mnist 데이터 784(28x28)개에 맞게 x 변수를 placeholder로 선언하고 배치로 입력될 데이터의 갯수는 </text:p>
      <text:p text:style-name="P1"><text:tab/> 몇개이든 상관없게 None으로 변수를 만들고 Mnist데이터를 x변수에 100개를 담고 출력해 보시오 !</text:p>
      <text:p text:style-name="P1"/>
      <text:p text:style-name="P1"><text:tab/>import tensorflow as tf</text:p>
      <text:p text:style-name="P1"><text:tab/>from tensorflow.examples.tutorials.mnist import input_data</text:p>
      <text:p text:style-name="P1"><text:tab/></text:p>
      <text:p text:style-name="P1"><text:tab/>mnist = input_data.read_data_sets("MNIST_data/", one_hot = True)</text:p>
      <text:p text:style-name="P1"><text:tab/></text:p>
      <text:p text:style-name="P1"><text:tab/>x = tf.placeholder("float", [None,784])</text:p>
      <text:p text:style-name="P1"><text:tab/>batch_xs, batch_ys = mnist.test.next_batch(100)</text:p>
      <text:p text:style-name="P1"><text:tab/></text:p>
      <text:p text:style-name="P1"><text:tab/>sess = tf.Session()</text:p>
      <text:p text:style-name="P1"><text:tab/>print(sess.run(x, feed_dict = {x : batch_xs}).shape)</text:p>
      <text:p text:style-name="P1"><text:tab/></text:p>
      <text:p text:style-name="P1"><text:tab/>Extracting MNIST_data/train-images-idx3-ubyte.gz</text:p>
      <text:p text:style-name="P1"><text:tab/>Extracting MNIST_data/train-labels-idx1-ubyte.gz</text:p>
      <text:p text:style-name="P1"><text:tab/>Extracting MNIST_data/t10k-images-idx3-ubyte.gz</text:p>
      <text:p text:style-name="P1"><text:tab/>Extracting MNIST_data/t10k-labels-idx1-ubyte.gz</text:p>
      <text:p text:style-name="P1"><text:tab/>(100, 784)</text:p>
      <text:p text:style-name="P1"/>
      <text:p text:style-name="P1"/>
      <text:p text:style-name="P1"/>
      <text:p text:style-name="P1">문제 21. 위의 코드를 수정해서 훈련데이터 100개 뿐만 아니라 훈련데이터 라벨 100개도 출력되게끔 코드를 </text:p>
      <text:p text:style-name="P1"><text:tab/> 추가하시오 !</text:p>
      <text:p text:style-name="P1"/>
      <text:p text:style-name="P1"><text:tab/>import tensorflow as tf</text:p>
      <text:p text:style-name="P1"><text:tab/>from tensorflow.examples.tutorials.mnist import input_data</text:p>
      <text:p text:style-name="P1"><text:tab/></text:p>
      <text:p text:style-name="P1"><text:tab/>mnist = input_data.read_data_sets("MNIST_data/", one_hot = True)</text:p>
      <text:p text:style-name="P1"><text:tab/></text:p>
      <text:p text:style-name="P1"><text:tab/>x = tf.placeholder("float", [None,784])</text:p>
      <text:p text:style-name="P1"><text:tab/>y = tf.placeholder("float", [None, 10])</text:p>
      <text:p text:style-name="P1"><text:tab/>batch_xs, batch_ys = mnist.test.next_batch(100)</text:p>
      <text:p text:style-name="P1"><text:tab/></text:p>
      <text:p text:style-name="P1"><text:tab/>sess = tf.Session()</text:p>
      <text:p text:style-name="P1"><text:tab/>print(sess.run(x, feed_dict = {x : batch_xs}).shape)</text:p>
      <text:p text:style-name="P1"><text:tab/>print(sess.run(y, feed_dict = {y : batch_ys}).shape)</text:p>
      <text:p text:style-name="P1"><text:tab/>sess.close()</text:p>
      <text:p text:style-name="P1"><text:soft-page-break/><text:tab/></text:p>
      <text:p text:style-name="P1"><text:tab/>Extracting MNIST_data/train-images-idx3-ubyte.gz</text:p>
      <text:p text:style-name="P1"><text:tab/>Extracting MNIST_data/train-labels-idx1-ubyte.gz</text:p>
      <text:p text:style-name="P1"><text:tab/>Extracting MNIST_data/t10k-images-idx3-ubyte.gz</text:p>
      <text:p text:style-name="P1"><text:tab/>Extracting MNIST_data/t10k-labels-idx1-ubyte.gz</text:p>
      <text:p text:style-name="P1"><text:tab/>(100, 784)</text:p>
      <text:p text:style-name="P1"><text:tab/>(100, 10)</text:p>
      <text:p text:style-name="P1"/>
      <text:p text:style-name="P1"/>
      <text:p text:style-name="P1"/>
      <text:p text:style-name="P1"/>
      <text:p text:style-name="P1">문제 22. (텐서 플로우로 가중치를 랜점으로 생성하는 방법) 2x3행렬로 -1에서 1사이의 난수를 생성하는 변수 </text:p>
      <text:p text:style-name="P1"><text:tab/> W를 생성하고 안의 내용을 확인하시오 !</text:p>
      <text:p text:style-name="P1"/>
      <text:p text:style-name="P1"><text:tab/>import tensorflow as tf</text:p>
      <text:p text:style-name="P1"><text:tab/></text:p>
      <text:p text:style-name="P1"><text:tab/>W = tf.Variable(tf.random_uniform([2,3], -1, 1))</text:p>
      <text:p text:style-name="P1"><text:tab/></text:p>
      <text:p text:style-name="P1"><text:tab/>init = tf.global_variables_initializer()</text:p>
      <text:p text:style-name="P1"><text:tab/></text:p>
      <text:p text:style-name="P1"><text:tab/>sess = tf.Session()</text:p>
      <text:p text:style-name="P1"><text:tab/>sess.run(init)</text:p>
      <text:p text:style-name="P1"><text:tab/>print(sess.run(W))</text:p>
      <text:p text:style-name="P1"><text:tab/>sess.close()</text:p>
      <text:p text:style-name="P1"/>
      <text:p text:style-name="P1"><text:tab/>[[-0.42522287 -0.67010736 <text:s/>0.5873139 ]</text:p>
      <text:p text:style-name="P1"><text:tab/> [ 0.4402938 <text:s text:c="2"/>0.93929124 -0.42909193]]</text:p>
      <text:p text:style-name="P1"/>
      <text:p text:style-name="P1"/>
      <text:p text:style-name="P1"/>
      <text:p text:style-name="P1"/>
      <text:p text:style-name="P1">문제 23. 이번에는 mnist데이터에 맞게 100x784와 내적할 가중치 행렬 784x50으로 W를 생성하시오 !</text:p>
      <text:p text:style-name="P1"/>
      <text:p text:style-name="P1"><text:tab/>import tensorflow as tf</text:p>
      <text:p text:style-name="P1"><text:tab/></text:p>
      <text:p text:style-name="P1"><text:tab/>W = tf.Variable(tf.random_uniform([784,50], -1, 1))</text:p>
      <text:p text:style-name="P1"><text:tab/>init = tf.global_variables_initializer()</text:p>
      <text:p text:style-name="P1"><text:tab/></text:p>
      <text:p text:style-name="P1"><text:tab/>sess = tf.Session()</text:p>
      <text:p text:style-name="P1"><text:tab/>sess.run(init)</text:p>
      <text:p text:style-name="P1"><text:tab/>print(sess.run(W))</text:p>
      <text:p text:style-name="P1"><text:tab/>sess.close()</text:p>
      <text:p text:style-name="P1"/>
      <text:p text:style-name="P1"><text:tab/></text:p>
      <text:p text:style-name="P1"/>
      <text:p text:style-name="P1"/>
      <text:p text:style-name="P1"/>
      <text:p text:style-name="P1">문제 24. 위에서 만든 입력값 (문제21) 100x784와 지금 만든 가중치 785x50행렬과 내적을 한 결과를 출력하시오 !</text:p>
      <text:p text:style-name="P1"/>
      <text:p text:style-name="P1"><text:tab/>import tensorflow as tf</text:p>
      <text:p text:style-name="P1"><text:tab/>from tensorflow.examples.tutorials.mnist import input_data</text:p>
      <text:p text:style-name="P1"><text:tab/></text:p>
      <text:p text:style-name="P1"><text:tab/>mnist = input_data.read_data_sets("MNIST_data/", one_hot = True)</text:p>
      <text:p text:style-name="P1"><text:tab/></text:p>
      <text:p text:style-name="P1"><text:tab/>x = tf.placeholder("float", [None,784])</text:p>
      <text:p text:style-name="P1"><text:tab/>W = tf.Variable(tf.random_uniform([784,50], -1, 1))</text:p>
      <text:p text:style-name="P1"><text:tab/>batch_xs, batch_ys = mnist.test.next_batch(100)</text:p>
      <text:p text:style-name="P1"><text:tab/>init = tf.global_variables_initializer()</text:p>
      <text:p text:style-name="P1"><text:tab/>z = tf.matmul(x, W)</text:p>
      <text:p text:style-name="P1"><text:tab/></text:p>
      <text:p text:style-name="P1"><text:soft-page-break/><text:tab/>sess = tf.Session()</text:p>
      <text:p text:style-name="P1"><text:tab/>sess.run(init)</text:p>
      <text:p text:style-name="P1"><text:tab/>print(sess.run(z, feed_dict = {x : batch_xs}).shape)</text:p>
      <text:p text:style-name="P1"><text:tab/>sess.close()</text:p>
      <text:p text:style-name="P1"><text:tab/></text:p>
      <text:p text:style-name="P1"><text:tab/>Extracting MNIST_data/train-images-idx3-ubyte.gz</text:p>
      <text:p text:style-name="P1"><text:tab/>Extracting MNIST_data/train-labels-idx1-ubyte.gz</text:p>
      <text:p text:style-name="P1"><text:tab/>Extracting MNIST_data/t10k-images-idx3-ubyte.gz</text:p>
      <text:p text:style-name="P1"><text:tab/>Extracting MNIST_data/t10k-labels-idx1-ubyte.gz</text:p>
      <text:p text:style-name="P1"><text:tab/>(100, 50)</text:p>
      <text:p text:style-name="P1"/>
      <text:p text:style-name="P1"/>
      <text:p text:style-name="P1"/>
      <text:p text:style-name="P1"/>
      <text:p text:style-name="P1"/>
      <text:p text:style-name="P1">문제 25. 1x50으로 bias를 생성하는데 변수 b로 생성하고 숫자를 다 1로 채우시오 !</text:p>
      <text:p text:style-name="P1"/>
      <text:p text:style-name="P1"><text:tab/>import tensorflow as tf</text:p>
      <text:p text:style-name="P1"><text:tab/></text:p>
      <text:p text:style-name="P1"><text:tab/>b = tf.Variable(tf.ones([50]))</text:p>
      <text:p text:style-name="P1"><text:tab/>init = tf.global_variables_initializer()</text:p>
      <text:p text:style-name="P1"><text:tab/></text:p>
      <text:p text:style-name="P1"><text:tab/>sess = tf.Session()</text:p>
      <text:p text:style-name="P1"><text:tab/>sess.run(init)</text:p>
      <text:p text:style-name="P1"><text:tab/>print(sess.run(b))</text:p>
      <text:p text:style-name="P1"><text:tab/>sess.close()</text:p>
      <text:p text:style-name="P1"><text:tab/></text:p>
      <text:p text:style-name="P1"><text:tab/>[1. 1. 1. 1. 1. 1. 1. 1. 1. 1. 1. 1. 1. 1. 1. 1. 1. 1. 1. 1. 1. 1. 1. 1.</text:p>
      <text:p text:style-name="P1"><text:tab/> 1. 1. 1. 1. 1. 1. 1. 1. 1. 1. 1. 1. 1. 1. 1. 1. 1. 1. 1. 1. 1. 1. 1. 1.</text:p>
      <text:p text:style-name="P1"><text:tab/> 1. 1.]</text:p>
      <text:p text:style-name="P1"/>
      <text:p text:style-name="P1"/>
      <text:p text:style-name="P1"/>
      <text:p text:style-name="P1"/>
      <text:p text:style-name="P1"/>
      <text:p text:style-name="P1">문제 26. 문제 24번에서 구한 두 행렬의 내적과 지금 방금 생성한 바이어스의 합을 출력하시오 !</text:p>
      <text:p text:style-name="P1"/>
      <text:p text:style-name="P1"><text:tab/>import tensorflow as tf</text:p>
      <text:p text:style-name="P1"><text:tab/>from tensorflow.examples.tutorials.mnist import input_data</text:p>
      <text:p text:style-name="P1"><text:tab/></text:p>
      <text:p text:style-name="P1"><text:tab/>mnist = input_data.read_data_sets("MNIST_data/", one_hot = True)</text:p>
      <text:p text:style-name="P1"><text:tab/></text:p>
      <text:p text:style-name="P1"><text:tab/>x = tf.placeholder("float", [None,784])</text:p>
      <text:p text:style-name="P1"><text:tab/>W = tf.Variable(tf.random_uniform([784,50], -1, 1))</text:p>
      <text:p text:style-name="P1"><text:tab/>b = tf.Variable(tf.ones([50]))</text:p>
      <text:p text:style-name="P1"><text:tab/>y = tf.matmul(x, W) + b</text:p>
      <text:p text:style-name="P1"/>
      <text:p text:style-name="P1"><text:tab/>batch_xs, batch_ys = mnist.test.next_batch(100)</text:p>
      <text:p text:style-name="P1"><text:tab/>init = tf.global_variables_initializer()</text:p>
      <text:p text:style-name="P1"><text:tab/></text:p>
      <text:p text:style-name="P1"><text:tab/>sess = tf.Session()</text:p>
      <text:p text:style-name="P1"><text:tab/>sess.run(init)</text:p>
      <text:p text:style-name="P1"><text:tab/>print(sess.run(y, feed_dict = {x : batch_xs}).shape)</text:p>
      <text:p text:style-name="P1"><text:tab/>sess.close()</text:p>
      <text:p text:style-name="P1"/>
      <text:p text:style-name="P1"><text:tab/>Extracting MNIST_data/train-images-idx3-ubyte.gz</text:p>
      <text:p text:style-name="P1"><text:tab/>Extracting MNIST_data/train-labels-idx1-ubyte.gz</text:p>
      <text:p text:style-name="P1"><text:tab/>Extracting MNIST_data/t10k-images-idx3-ubyte.gz</text:p>
      <text:p text:style-name="P1"><text:tab/>Extracting MNIST_data/t10k-labels-idx1-ubyte.gz</text:p>
      <text:p text:style-name="P1"><text:tab/>(100, 50)</text:p>
      <text:p text:style-name="P1"><text:soft-page-break/></text:p>
      <text:p text:style-name="P1"/>
      <text:p text:style-name="P1"/>
      <text:p text:style-name="P1"/>
      <text:p text:style-name="P1">문제 27. 문제 26번에서 구한 가중의 합인 y값을 시그모이드 함수에 입력해서 출력한 결과를 출력하시오 !</text:p>
      <text:p text:style-name="P1"/>
      <text:p text:style-name="P1"><text:tab/>import tensorflow as tf</text:p>
      <text:p text:style-name="P1"><text:tab/>from tensorflow.examples.tutorials.mnist import input_data</text:p>
      <text:p text:style-name="P1"><text:tab/></text:p>
      <text:p text:style-name="P1"><text:tab/>mnist = input_data.read_data_sets("MNIST_data/", one_hot = True)</text:p>
      <text:p text:style-name="P1"><text:tab/></text:p>
      <text:p text:style-name="P1"><text:tab/>x = tf.placeholder("float", [None,784])</text:p>
      <text:p text:style-name="P1"><text:tab/>W = tf.Variable(tf.random_uniform([784,50], -1, 1))</text:p>
      <text:p text:style-name="P1"><text:tab/>b = tf.Variable(tf.ones([50]))</text:p>
      <text:p text:style-name="P1"><text:tab/>y = tf.matmul(x, W) + b</text:p>
      <text:p text:style-name="P1"><text:tab/>y_hat = tf.nn.sigmoid(y)</text:p>
      <text:p text:style-name="P1"><text:tab/>batch_xs, batch_ys = mnist.test.next_batch(100)</text:p>
      <text:p text:style-name="P1"><text:tab/>init = tf.global_variables_initializer()</text:p>
      <text:p text:style-name="P1"><text:tab/></text:p>
      <text:p text:style-name="P1"><text:tab/>sess = tf.Session()</text:p>
      <text:p text:style-name="P1"><text:tab/>sess.run(init)</text:p>
      <text:p text:style-name="P1"><text:tab/>print(sess.run(y_hat, feed_dict = {x : batch_xs}).shape)</text:p>
      <text:p text:style-name="P1"><text:tab/>sess.close()</text:p>
      <text:p text:style-name="P1"/>
      <text:p text:style-name="P1"><text:tab/>Extracting MNIST_data/train-images-idx3-ubyte.gz</text:p>
      <text:p text:style-name="P1"><text:tab/>Extracting MNIST_data/train-labels-idx1-ubyte.gz</text:p>
      <text:p text:style-name="P1"><text:tab/>Extracting MNIST_data/t10k-images-idx3-ubyte.gz</text:p>
      <text:p text:style-name="P1"><text:tab/>Extracting MNIST_data/t10k-labels-idx1-ubyte.gz</text:p>
      <text:p text:style-name="P1"><text:tab/>(100, 50)</text:p>
      <text:p text:style-name="P1"/>
      <text:p text:style-name="P1"/>
      <text:p text:style-name="P1"/>
      <text:p text:style-name="P1"/>
      <text:p text:style-name="P1">문제 28. 위의 활성화 함수를 Relu로 변경하시오 !</text:p>
      <text:p text:style-name="P1"/>
      <text:p text:style-name="P1"><text:tab/>import tensorflow as tf</text:p>
      <text:p text:style-name="P1"><text:tab/>from tensorflow.examples.tutorials.mnist import input_data</text:p>
      <text:p text:style-name="P1"><text:tab/></text:p>
      <text:p text:style-name="P1"><text:tab/>mnist = input_data.read_data_sets("MNIST_data/", one_hot = True)</text:p>
      <text:p text:style-name="P1"><text:tab/></text:p>
      <text:p text:style-name="P1"><text:tab/>x = tf.placeholder("float", [None,784])</text:p>
      <text:p text:style-name="P1"><text:tab/>W = tf.Variable(tf.random_uniform([784,50], -1, 1))</text:p>
      <text:p text:style-name="P1"><text:tab/>b = tf.Variable(tf.ones([50]))</text:p>
      <text:p text:style-name="P1"><text:tab/>y = tf.matmul(x, W) + b</text:p>
      <text:p text:style-name="P1"><text:tab/>y_hat = tf.nn.relu(y)</text:p>
      <text:p text:style-name="P1"><text:tab/>batch_xs, batch_ys = mnist.test.next_batch(100)</text:p>
      <text:p text:style-name="P1"><text:tab/>init = tf.global_variables_initializer()</text:p>
      <text:p text:style-name="P1"><text:tab/></text:p>
      <text:p text:style-name="P1"><text:tab/>sess = tf.Session()</text:p>
      <text:p text:style-name="P1"><text:tab/>sess.run(init)</text:p>
      <text:p text:style-name="P1"><text:tab/>print(sess.run(y_hat, feed_dict = {x : batch_xs}).shape)</text:p>
      <text:p text:style-name="P1"><text:tab/>sess.close()</text:p>
      <text:p text:style-name="P1"><text:tab/></text:p>
      <text:p text:style-name="P1"><text:tab/>Extracting MNIST_data/train-images-idx3-ubyte.gz</text:p>
      <text:p text:style-name="P1"><text:tab/>Extracting MNIST_data/train-labels-idx1-ubyte.gz</text:p>
      <text:p text:style-name="P1"><text:tab/>Extracting MNIST_data/t10k-images-idx3-ubyte.gz</text:p>
      <text:p text:style-name="P1"><text:tab/>Extracting MNIST_data/t10k-labels-idx1-ubyte.gz</text:p>
      <text:p text:style-name="P1"><text:tab/>(100, 50)</text:p>
      <text:p text:style-name="P1"/>
      <text:p text:style-name="P1"/>
      <text:p text:style-name="P1"><text:soft-page-break/></text:p>
      <text:p text:style-name="P1">문제 29. 이번에는 Relu가 아니라 가중의 합인 y_hat을 softmax 함수를 통과시킨 결과가 어떻게 되는지 확인하시오 !</text:p>
      <text:p text:style-name="P1"><text:tab/> (10개짜리 확률벡터 100개 출력이 예상됨)</text:p>
      <text:p text:style-name="P1"/>
      <text:p text:style-name="P1"><text:tab/>import tensorflow as tf</text:p>
      <text:p text:style-name="P1"><text:tab/>from tensorflow.examples.tutorials.mnist import input_data</text:p>
      <text:p text:style-name="P1"><text:tab/></text:p>
      <text:p text:style-name="P1"><text:tab/>mnist = input_data.read_data_sets("MNIST_data/", one_hot = True)</text:p>
      <text:p text:style-name="P1"><text:tab/></text:p>
      <text:p text:style-name="P1"><text:tab/>x = tf.placeholder("float", [None,784])</text:p>
      <text:p text:style-name="P1"><text:tab/>W = tf.Variable(tf.random_uniform([784,10], -1, 1))</text:p>
      <text:p text:style-name="P1"><text:tab/>b = tf.Variable(tf.ones([10]))</text:p>
      <text:p text:style-name="P1"><text:tab/>y = tf.matmul(x, W) + b</text:p>
      <text:p text:style-name="P1"><text:tab/>y_hat = tf.nn.softmax(y)</text:p>
      <text:p text:style-name="P1"><text:tab/>batch_xs, batch_ys = mnist.test.next_batch(100)</text:p>
      <text:p text:style-name="P1"><text:tab/>init = tf.global_variables_initializer()</text:p>
      <text:p text:style-name="P1"><text:tab/></text:p>
      <text:p text:style-name="P1"><text:tab/>sess = tf.Session()</text:p>
      <text:p text:style-name="P1"><text:tab/>sess.run(init)</text:p>
      <text:p text:style-name="P1"><text:tab/>print(sess.run(y_hat, feed_dict = {x : batch_xs}).shape)</text:p>
      <text:p text:style-name="P1"><text:tab/>sess.close()</text:p>
      <text:p text:style-name="P1"><text:tab/></text:p>
      <text:p text:style-name="P1"><text:tab/>Extracting MNIST_data/train-images-idx3-ubyte.gz</text:p>
      <text:p text:style-name="P1"><text:tab/>Extracting MNIST_data/train-labels-idx1-ubyte.gz</text:p>
      <text:p text:style-name="P1"><text:tab/>Extracting MNIST_data/t10k-images-idx3-ubyte.gz</text:p>
      <text:p text:style-name="P1"><text:tab/>Extracting MNIST_data/t10k-labels-idx1-ubyte.gz</text:p>
      <text:p text:style-name="P1"><text:tab/>(100, 10)</text:p>
      <text:p text:style-name="P1"/>
      <text:p text:style-name="P1"/>
      <text:p text:style-name="P1"/>
      <text:p text:style-name="P1"/>
      <text:p text:style-name="P1">문제 30. 텐서 플로우의 argmax 함수를 이용해서 위에서 출력된 100x10확률벡터들의 최대값의 인덱스 번호를 </text:p>
      <text:p text:style-name="P1"><text:tab/> 100개 출력하시오 !</text:p>
      <text:p text:style-name="P1"/>
      <text:p text:style-name="P1"><text:tab/>import tensorflow as tf</text:p>
      <text:p text:style-name="P1"><text:tab/>from tensorflow.examples.tutorials.mnist import input_data</text:p>
      <text:p text:style-name="P1"><text:tab/></text:p>
      <text:p text:style-name="P1"><text:tab/>mnist = input_data.read_data_sets("MNIST_data/", one_hot = True)</text:p>
      <text:p text:style-name="P1"><text:tab/></text:p>
      <text:p text:style-name="P1"><text:tab/>x = tf.placeholder("float", [None,784])</text:p>
      <text:p text:style-name="P1"><text:tab/>W = tf.Variable(tf.random_uniform([784,10], -1, 1))</text:p>
      <text:p text:style-name="P1"><text:tab/>b = tf.Variable(tf.ones([10]))</text:p>
      <text:p text:style-name="P1"><text:tab/>y = tf.matmul(x, W) + b</text:p>
      <text:p text:style-name="P1"><text:tab/>y_hat = tf.nn.softmax(y)</text:p>
      <text:p text:style-name="P1"><text:tab/>y_predict = tf.argmax(y_hat, axis = 1)</text:p>
      <text:p text:style-name="P1"><text:tab/>batch_xs, batch_ys = mnist.test.next_batch(100)</text:p>
      <text:p text:style-name="P1"><text:tab/>init = tf.global_variables_initializer()</text:p>
      <text:p text:style-name="P1"><text:tab/></text:p>
      <text:p text:style-name="P1"><text:tab/>sess = tf.Session()</text:p>
      <text:p text:style-name="P1"><text:tab/>sess.run(init)</text:p>
      <text:p text:style-name="P1"><text:tab/>print(sess.run(y_predict, feed_dict = {x : batch_xs}))</text:p>
      <text:p text:style-name="P1"><text:tab/>sess.close()</text:p>
      <text:p text:style-name="P1"/>
      <text:p text:style-name="P1"><text:tab/>Extracting MNIST_data/train-images-idx3-ubyte.gz</text:p>
      <text:p text:style-name="P1"><text:tab/>Extracting MNIST_data/train-labels-idx1-ubyte.gz</text:p>
      <text:p text:style-name="P1"><text:tab/>Extracting MNIST_data/t10k-images-idx3-ubyte.gz</text:p>
      <text:p text:style-name="P1"><text:tab/>Extracting MNIST_data/t10k-labels-idx1-ubyte.gz</text:p>
      <text:p text:style-name="P1"><text:tab/>[4 2 1 2 2 3 2 1 1 2 2 4 4 2 2 8 2 2 4 2 1 1 2 2 4 4 2 4 2 2 1 1 4 4 1 2 2</text:p>
      <text:p text:style-name="P1"><text:tab/> 1 2 6 2 7 1 4 2 2 8 4 2 2 8 4 2 2 1 7 2 4 2 2 1 4 1 4 2 4 1 6 2 6 2 8 1 4</text:p>
      <text:p text:style-name="P1"><text:tab/> 2 6 4 4 1 2 2 1 2 2 2 1 4 2 1 2 4 2 2 1 9 2 4 1 2 2]</text:p>
      <text:p text:style-name="P1"><text:soft-page-break/></text:p>
      <text:p text:style-name="P1"/>
      <text:p text:style-name="P1"/>
      <text:p text:style-name="P1"/>
      <text:p text:style-name="P1"/>
      <text:p text:style-name="P1">문제 31. 위의 코드에 라벨을 가져오는 코드를 추가해서 정확도를 출력하시오 !</text:p>
      <text:p text:style-name="P1"><text:tab/> (위의 예상 숫자 100개와 실제 숫자 100개를 비교)</text:p>
      <text:p text:style-name="P1"/>
      <text:p text:style-name="P1"><text:tab/>import tensorflow as tf</text:p>
      <text:p text:style-name="P1"><text:tab/>from tensorflow.examples.tutorials.mnist import input_data</text:p>
      <text:p text:style-name="P1"><text:tab/></text:p>
      <text:p text:style-name="P1"><text:tab/>mnist = input_data.read_data_sets("MNIST_data/", one_hot = True)</text:p>
      <text:p text:style-name="P1"><text:tab/></text:p>
      <text:p text:style-name="P1"><text:tab/>x = tf.placeholder("float", [None,784])</text:p>
      <text:p text:style-name="P1"><text:tab/>y_onehot = tf.placeholder("float", [None, 10])</text:p>
      <text:p text:style-name="P1"><text:tab/>y_label = tf.argmax(y_onehot, axis = 1)</text:p>
      <text:p text:style-name="P1"><text:tab/>W = tf.Variable(tf.random_uniform([784,10], -1, 1))</text:p>
      <text:p text:style-name="P1"><text:tab/>b = tf.Variable(tf.ones([10]))</text:p>
      <text:p text:style-name="P1"><text:tab/>y = tf.matmul(x, W) + b</text:p>
      <text:p text:style-name="P1"><text:tab/>y_hat = tf.nn.softmax(y)</text:p>
      <text:p text:style-name="P1"><text:tab/>y_predict = tf.argmax(y_hat, axis = 1)</text:p>
      <text:p text:style-name="P1"><text:tab/>correction_prediction = tf.equal(y_predict, y_label)</text:p>
      <text:p text:style-name="P1"><text:tab/>accuracy = tf.reduce_mean(tf.cast(correction_prediction, "float"))</text:p>
      <text:p text:style-name="P1"><text:tab/></text:p>
      <text:p text:style-name="P1"><text:tab/>batch_xs, batch_ys = mnist.test.next_batch(100)</text:p>
      <text:p text:style-name="P1"><text:tab/>init = tf.global_variables_initializer()</text:p>
      <text:p text:style-name="P1"><text:tab/></text:p>
      <text:p text:style-name="P1"><text:tab/>sess = tf.Session()</text:p>
      <text:p text:style-name="P1"><text:tab/>sess.run(init)</text:p>
      <text:p text:style-name="P1"><text:tab/>print(sess.run(accuracy, feed_dict = {x : batch_xs, y_onehot: batch_ys}))</text:p>
      <text:p text:style-name="P1"><text:tab/>sess.close()</text:p>
      <text:p text:style-name="P1"><text:tab/></text:p>
      <text:p text:style-name="P1"><text:tab/>Extracting MNIST_data/train-images-idx3-ubyte.gz</text:p>
      <text:p text:style-name="P1"><text:tab/>Extracting MNIST_data/train-labels-idx1-ubyte.gz</text:p>
      <text:p text:style-name="P1"><text:tab/>Extracting MNIST_data/t10k-images-idx3-ubyte.gz</text:p>
      <text:p text:style-name="P1"><text:tab/>Extracting MNIST_data/t10k-labels-idx1-ubyte.gz</text:p>
      <text:p text:style-name="P1"><text:tab/>0.1</text:p>
      <text:p text:style-name="P1"/>
      <text:p text:style-name="P1"/>
      <text:p text:style-name="P1"/>
      <text:p text:style-name="P1"/>
      <text:p text:style-name="P1">문제 32. 문제 31번 코<text:bookmark text:name="문제 32"/>드에 오차함수인 교차 엔트로피 함수를 추가하고 loss를 출력하시오 !</text:p>
      <text:p text:style-name="P1"/>
      <text:p text:style-name="P1"><text:tab/>import tensorflow as tf</text:p>
      <text:p text:style-name="P1"><text:tab/>from tensorflow.examples.tutorials.mnist import input_data</text:p>
      <text:p text:style-name="P1"><text:tab/></text:p>
      <text:p text:style-name="P1"><text:tab/>mnist = input_data.read_data_sets("MNIST_data/", one_hot = True)</text:p>
      <text:p text:style-name="P1"><text:tab/></text:p>
      <text:p text:style-name="P1"><text:tab/>x = tf.placeholder("float", [None,784])</text:p>
      <text:p text:style-name="P1"><text:tab/>y_onehot = tf.placeholder("float", [None, 10])</text:p>
      <text:p text:style-name="P1"><text:tab/># y_label = tf.argmax(y_onehot, axis = 1)</text:p>
      <text:p text:style-name="P1"><text:tab/>W = tf.Variable(tf.random_uniform([784,10], -1, 1))</text:p>
      <text:p text:style-name="P1"><text:tab/>b = tf.Variable(tf.ones([10]))</text:p>
      <text:p text:style-name="P1"><text:tab/>y = tf.matmul(x, W) + b</text:p>
      <text:p text:style-name="P1"><text:tab/>y_hat = tf.nn.softmax(y)</text:p>
      <text:p text:style-name="P1"><text:tab/>y_predict = tf.argmax(y_hat, axis = 1)</text:p>
      <text:p text:style-name="P1"><text:tab/># correction_prediction = tf.equal(y_predict, y_label)</text:p>
      <text:p text:style-name="P1"><text:tab/># accuracy = tf.reduce_mean(tf.cast(correction_prediction, "float"))</text:p>
      <text:p text:style-name="P1"><text:tab/>loss = - tf.reduce_sum(y_onehot*tf.log(y_hat), axis = 1)</text:p>
      <text:p text:style-name="P1"><text:tab/></text:p>
      <text:p text:style-name="P1"><text:soft-page-break/><text:tab/>batch_xs, batch_ys = mnist.test.next_batch(100)</text:p>
      <text:p text:style-name="P1"><text:tab/>init = tf.global_variables_initializer()</text:p>
      <text:p text:style-name="P1"><text:tab/></text:p>
      <text:p text:style-name="P1"><text:tab/>sess = tf.Session()</text:p>
      <text:p text:style-name="P1"><text:tab/>sess.run(init)</text:p>
      <text:p text:style-name="P1"><text:tab/>print(sess.run(loss, feed_dict = {x : batch_xs, y_onehot: batch_ys}).shape)</text:p>
      <text:p text:style-name="P1"><text:tab/>sess.close()</text:p>
      <text:p text:style-name="P1"/>
      <text:p text:style-name="P1"><text:tab/>Extracting MNIST_data/train-images-idx3-ubyte.gz</text:p>
      <text:p text:style-name="P1"><text:tab/>Extracting MNIST_data/train-labels-idx1-ubyte.gz</text:p>
      <text:p text:style-name="P1"><text:tab/>Extracting MNIST_data/t10k-images-idx3-ubyte.gz</text:p>
      <text:p text:style-name="P1"><text:tab/>Extracting MNIST_data/t10k-labels-idx1-ubyte.gz</text:p>
      <text:p text:style-name="P1"><text:tab/>(100,)</text:p>
      <text:p text:style-name="P1"/>
      <text:p text:style-name="P1"/>
      <text:p text:style-name="P1"/>
      <text:p text:style-name="P1">문제 <text:bookmark text:name="문제 33"/>33. 지금까지 만든 코드에 Adam 경사감소법 코드를 추가해서 학습이 되게 하시오 1</text:p>
      <text:p text:style-name="P1"/>
      <text:p text:style-name="P1"><text:tab/>import tensorflow as tf</text:p>
      <text:p text:style-name="P1"><text:tab/>from tensorflow.examples.tutorials.mnist import input_data</text:p>
      <text:p text:style-name="P1"><text:tab/></text:p>
      <text:p text:style-name="P1"><text:tab/>mnist = input_data.read_data_sets("MNIST_data/", one_hot = True)</text:p>
      <text:p text:style-name="P1"><text:tab/></text:p>
      <text:p text:style-name="P1"><text:tab/>x = tf.placeholder("float", [None,784])</text:p>
      <text:p text:style-name="P1"><text:tab/>y_onehot = tf.placeholder("float", [None, 10])</text:p>
      <text:p text:style-name="P1"><text:tab/>y_label = tf.argmax(y_onehot, axis = 1)</text:p>
      <text:p text:style-name="P1"><text:tab/>W = tf.Variable(tf.random_uniform([784,10], -1, 1))</text:p>
      <text:p text:style-name="P1"><text:tab/>b = tf.Variable(tf.ones([10]))</text:p>
      <text:p text:style-name="P1"><text:tab/>y = tf.matmul(x, W) + b</text:p>
      <text:p text:style-name="P1"><text:tab/>y_hat = tf.nn.softmax(y)</text:p>
      <text:p text:style-name="P1"><text:tab/>y_predict = tf.argmax(y_hat, axis = 1)</text:p>
      <text:p text:style-name="P1"><text:tab/>correction_prediction = tf.equal(y_predict, y_label)</text:p>
      <text:p text:style-name="P1"><text:tab/>accuracy = tf.reduce_mean(tf.cast(correction_prediction, "float"))</text:p>
      <text:p text:style-name="P1"><text:tab/>loss = - tf.reduce_sum(y_onehot*tf.log(y_hat), axis = 1)</text:p>
      <text:p text:style-name="P1"><text:tab/>optimizer = tf.train.AdamOptimizer(learning_rate=0.01)</text:p>
      <text:p text:style-name="P1"><text:tab/>train = optimizer.minimize(loss)</text:p>
      <text:p text:style-name="P1"><text:tab/></text:p>
      <text:p text:style-name="P1"><text:tab/>batch_xs, batch_ys = mnist.test.next_batch(100)</text:p>
      <text:p text:style-name="P1"><text:tab/>init = tf.global_variables_initializer()</text:p>
      <text:p text:style-name="P1"><text:tab/></text:p>
      <text:p text:style-name="P1"><text:tab/>sess = tf.Session()</text:p>
      <text:p text:style-name="P1"><text:tab/>sess.run(init)</text:p>
      <text:p text:style-name="P1"><text:tab/>sess.run(train, feed_dict = {x : batch_xs, y_onehot: batch_ys})</text:p>
      <text:p text:style-name="P1"><text:tab/>print(sess.run(accuracy, feed_dict = {x : batch_xs, y_onehot : batch_ys}))</text:p>
      <text:p text:style-name="P1"><text:tab/>sess.close()</text:p>
      <text:p text:style-name="P1"><text:tab/></text:p>
      <text:p text:style-name="P1"><text:tab/>Extracting MNIST_data/train-images-idx3-ubyte.gz</text:p>
      <text:p text:style-name="P1"><text:tab/>Extracting MNIST_data/train-labels-idx1-ubyte.gz</text:p>
      <text:p text:style-name="P1"><text:tab/>Extracting MNIST_data/t10k-images-idx3-ubyte.gz</text:p>
      <text:p text:style-name="P1"><text:tab/>Extracting MNIST_data/t10k-labels-idx1-ubyte.gz</text:p>
      <text:p text:style-name="P1"><text:tab/></text:p>
      <text:p text:style-name="P1"><text:tab/>0.09</text:p>
      <text:p text:style-name="P1"/>
      <text:p text:style-name="P1"/>
      <text:p text:style-name="P1"/>
      <text:p text:style-name="P1"/>
      <text:p text:style-name="P1"/>
      <text:p text:style-name="P1">문제 34. 위의 코드에 for loop문을 이용해서 1에폭 돌게 구성하시오 !</text:p>
      <text:p text:style-name="P1"/>
      <text:p text:style-name="P1"><text:tab/>import tensorflow as tf</text:p>
      <text:p text:style-name="P1"><text:soft-page-break/><text:tab/>from tensorflow.examples.tutorials.mnist import input_data</text:p>
      <text:p text:style-name="P1"><text:tab/></text:p>
      <text:p text:style-name="P1"><text:tab/>mnist = input_data.read_data_sets("MNIST_data/", one_hot = True)</text:p>
      <text:p text:style-name="P1"><text:tab/></text:p>
      <text:p text:style-name="P1"><text:tab/>x = tf.placeholder("float", [None,784])</text:p>
      <text:p text:style-name="P1"><text:tab/>y_onehot = tf.placeholder("float", [None, 10])</text:p>
      <text:p text:style-name="P1"><text:tab/>y_label = tf.argmax(y_onehot, axis = 1)</text:p>
      <text:p text:style-name="P1"><text:tab/>W = tf.Variable(tf.random_uniform([784,10], -1, 1))</text:p>
      <text:p text:style-name="P1"><text:tab/>b = tf.Variable(tf.ones([10]))</text:p>
      <text:p text:style-name="P1"><text:tab/>y = tf.matmul(x, W) + b</text:p>
      <text:p text:style-name="P1"><text:tab/>y_hat = tf.nn.softmax(y)</text:p>
      <text:p text:style-name="P1"><text:tab/>y_predict = tf.argmax(y_hat, axis = 1)</text:p>
      <text:p text:style-name="P1"><text:tab/>correction_prediction = tf.equal(y_predict, y_label)</text:p>
      <text:p text:style-name="P1"><text:tab/>accuracy = tf.reduce_mean(tf.cast(correction_prediction, "float"))</text:p>
      <text:p text:style-name="P1"><text:tab/>loss = - tf.reduce_sum(y_onehot*tf.log(y_hat), axis = 1)</text:p>
      <text:p text:style-name="P1"><text:tab/>optimizer = tf.train.AdamOptimizer(learning_rate=0.01)</text:p>
      <text:p text:style-name="P1"><text:tab/>train = optimizer.minimize(loss)</text:p>
      <text:p text:style-name="P1"><text:tab/></text:p>
      <text:p text:style-name="P1"><text:tab/>init = tf.global_variables_initializer()</text:p>
      <text:p text:style-name="P1"><text:tab/></text:p>
      <text:p text:style-name="P1"><text:tab/>sess = tf.Session()</text:p>
      <text:p text:style-name="P1"><text:tab/>sess.run(init)</text:p>
      <text:p text:style-name="P1"><text:tab/>for i in range(1, 601):</text:p>
      <text:p text:style-name="P1"><text:tab/> <text:s text:c="3"/>batch_xs, batch_ys = mnist.test.next_batch(100)</text:p>
      <text:p text:style-name="P1"><text:tab/> <text:s text:c="3"/>sess.run(train, feed_dict = {x : batch_xs, y_onehot: batch_ys})</text:p>
      <text:p text:style-name="P1"><text:tab/> <text:s text:c="3"/>print(sess.run(accuracy, feed_dict = {x : batch_xs, y_onehot : batch_ys}))</text:p>
      <text:p text:style-name="P1"><text:tab/>sess.close()</text:p>
      <text:p text:style-name="P1"><text:tab/></text:p>
      <text:p text:style-name="P1"><text:tab/>Extracting MNIST_data/train-images-idx3-ubyte.gz</text:p>
      <text:p text:style-name="P1"><text:tab/>Extracting MNIST_data/train-labels-idx1-ubyte.gz</text:p>
      <text:p text:style-name="P1"><text:tab/>Extracting MNIST_data/t10k-images-idx3-ubyte.gz</text:p>
      <text:p text:style-name="P1"><text:tab/>Extracting MNIST_data/t10k-labels-idx1-ubyte.gz</text:p>
      <text:p text:style-name="P1"><text:tab/>0.96</text:p>
      <text:p text:style-name="P1"/>
      <text:p text:style-name="P1"/>
      <text:p text:style-name="P1"/>
      <text:p text:style-name="P1"/>
      <text:p text:style-name="P1"/>
      <text:p text:style-name="P1">문제 35. 위의 코드를 수정해서 아래와 같이 결과가 출력되게 하시오 ! (오늘의 마지막 문제)</text:p>
      <text:p text:style-name="P1"/>
      <text:p text:style-name="P1"><text:tab/>import tensorflow as tf</text:p>
      <text:p text:style-name="P1"><text:tab/>from tensorflow.examples.tutorials.mnist import input_data</text:p>
      <text:p text:style-name="P1"><text:tab/></text:p>
      <text:p text:style-name="P1"><text:tab/>mnist = input_data.read_data_sets("MNIST_data/", one_hot = True)</text:p>
      <text:p text:style-name="P1"><text:tab/></text:p>
      <text:p text:style-name="P1"><text:tab/>x = tf.placeholder("float", [None,784])</text:p>
      <text:p text:style-name="P1"><text:tab/>y_onehot = tf.placeholder("float", [None, 10])</text:p>
      <text:p text:style-name="P1"><text:tab/>y_label = tf.argmax(y_onehot, axis = 1)</text:p>
      <text:p text:style-name="P1"><text:tab/>W = tf.Variable(tf.random_uniform([784,10], -1, 1))</text:p>
      <text:p text:style-name="P1"><text:tab/>b = tf.Variable(tf.ones([10]))</text:p>
      <text:p text:style-name="P1"><text:tab/>y = tf.matmul(x, W) + b</text:p>
      <text:p text:style-name="P1"><text:tab/>y_hat = tf.nn.softmax(y)</text:p>
      <text:p text:style-name="P1"><text:tab/>y_predict = tf.argmax(y_hat, axis = 1)</text:p>
      <text:p text:style-name="P1"><text:tab/>correction_prediction = tf.equal(y_predict, y_label)</text:p>
      <text:p text:style-name="P1"><text:tab/>accuracy = tf.reduce_mean(tf.cast(correction_prediction, "float"))</text:p>
      <text:p text:style-name="P1"><text:tab/>loss = - tf.reduce_sum(y_onehot*tf.log(y_hat), axis = 1)</text:p>
      <text:p text:style-name="P1"><text:tab/>optimizer = tf.train.AdamOptimizer(learning_rate=0.01)</text:p>
      <text:p text:style-name="P1"><text:tab/>train = optimizer.minimize(loss)</text:p>
      <text:p text:style-name="P1"><text:tab/></text:p>
      <text:p text:style-name="P1"><text:tab/>init = tf.global_variables_initializer()</text:p>
      <text:p text:style-name="P1"><text:soft-page-break/><text:tab/></text:p>
      <text:p text:style-name="P1"><text:tab/>sess = tf.Session()</text:p>
      <text:p text:style-name="P1"><text:tab/>sess.run(init)</text:p>
      <text:p text:style-name="P1"><text:tab/>for i in range(1, 4):</text:p>
      <text:p text:style-name="P1"><text:tab/> <text:s text:c="3"/>for j in range(1, 601):</text:p>
      <text:p text:style-name="P1"><text:tab/> <text:s text:c="7"/>batch_xs, batch_ys = mnist.test.next_batch(100)</text:p>
      <text:p text:style-name="P1"><text:tab/> <text:s text:c="7"/>sess.run(train, feed_dict = {x : batch_xs, y_onehot: batch_ys})</text:p>
      <text:p text:style-name="P1"><text:tab/> <text:s text:c="3"/>print('%d 에폭 정확도'%i, sess.run(accuracy, feed_dict = {x : batch_xs, y_onehot : batch_ys}))</text:p>
      <text:p text:style-name="P1"><text:tab/></text:p>
      <text:p text:style-name="P1"><text:tab/>sess.close()</text:p>
      <text:p text:style-name="P1"><text:tab/></text:p>
      <text:p text:style-name="P1"><text:tab/>Extracting MNIST_data/train-images-idx3-ubyte.gz</text:p>
      <text:p text:style-name="P1"><text:tab/>Extracting MNIST_data/train-labels-idx1-ubyte.gz</text:p>
      <text:p text:style-name="P1"><text:tab/>Extracting MNIST_data/t10k-images-idx3-ubyte.gz</text:p>
      <text:p text:style-name="P1"><text:tab/>Extracting MNIST_data/t10k-labels-idx1-ubyte.gz</text:p>
      <text:p text:style-name="P1"><text:tab/>1 에폭 정확도 0.95</text:p>
      <text:p text:style-name="P1"><text:tab/>2 에폭 정확도 0.98</text:p>
      <text:p text:style-name="P1"><text:tab/>3 에폭 정확도 0.96</text:p>
      <text:p text:style-name="P1"/>
      <text:p text:style-name="P1"/>
      <text:p text:style-name="P1"/>
      <text:p text:style-name="P1"/>
      <text:p text:style-name="P1">문제<text:bookmark text:name="문제 36"/> 36. 문제 35번까지 만든 단층 신경망에 가중치 초기화를 he를 달아서 학습 시키시오 !</text:p>
      <text:p text:style-name="P1"/>
      <text:p text:style-name="P1"><text:tab/>import tensorflow as tf</text:p>
      <text:p text:style-name="P1"><text:tab/>from tensorflow.examples.tutorials.mnist import input_data</text:p>
      <text:p text:style-name="P1"><text:tab/></text:p>
      <text:p text:style-name="P1"><text:tab/>mnist = input_data.read_data_sets("MNIST_data/", one_hot = True)</text:p>
      <text:p text:style-name="P1"><text:tab/></text:p>
      <text:p text:style-name="P1"><text:tab/>x = tf.placeholder("float", [None,784])</text:p>
      <text:p text:style-name="P1"><text:tab/>y_onehot = tf.placeholder("float", [None, 10])</text:p>
      <text:p text:style-name="P1"><text:tab/>y_label = tf.argmax(y_onehot, axis = 1)</text:p>
      <text:p text:style-name="P1"><text:tab/># W = tf.Variable(tf.random_uniform([784,10], -1, 1))</text:p>
      <text:p text:style-name="P1"><text:tab/># xavier 초기값</text:p>
      <text:p text:style-name="P1"><text:tab/># W = tf.get_variable(name="W", shape=[784, 10], initializer=tf.contrib.layers.xavier_initializer()) </text:p>
      <text:p text:style-name="P1"><text:tab/># he 초기값</text:p>
      <text:p text:style-name="P1"><text:tab/>W = tf.get_variable(name='W', shape=[784, 10], \</text:p>
      <text:p text:style-name="P1"><text:tab/><text:tab/><text:tab/> <text:s text:c="3"/>initializer=tf.contrib.layers.variance_scaling_initializer()) </text:p>
      <text:p text:style-name="P1"><text:tab/>b = tf.Variable(tf.ones([10]))</text:p>
      <text:p text:style-name="P1"><text:tab/>y = tf.matmul(x, W) + b</text:p>
      <text:p text:style-name="P1"><text:tab/>y_hat = tf.nn.softmax(y)</text:p>
      <text:p text:style-name="P1"><text:tab/>y_predict = tf.argmax(y_hat, axis = 1)</text:p>
      <text:p text:style-name="P1"><text:tab/>correction_prediction = tf.equal(y_predict, y_label)</text:p>
      <text:p text:style-name="P1"><text:tab/>accuracy = tf.reduce_mean(tf.cast(correction_prediction, "float"))</text:p>
      <text:p text:style-name="P1"><text:tab/>loss = - tf.reduce_sum(y_onehot*tf.log(y_hat), axis = 1)</text:p>
      <text:p text:style-name="P1"><text:tab/>optimizer = tf.train.AdamOptimizer(learning_rate=0.01)</text:p>
      <text:p text:style-name="P1"><text:tab/>train = optimizer.minimize(loss)</text:p>
      <text:p text:style-name="P1"><text:tab/></text:p>
      <text:p text:style-name="P1"><text:tab/>init = tf.global_variables_initializer()</text:p>
      <text:p text:style-name="P1"><text:tab/></text:p>
      <text:p text:style-name="P1"><text:tab/>sess = tf.Session()</text:p>
      <text:p text:style-name="P1"><text:tab/>sess.run(init)</text:p>
      <text:p text:style-name="P1"><text:tab/>for i in range(1, 4):</text:p>
      <text:p text:style-name="P1"><text:tab/> <text:s text:c="3"/>for j in range(1, 601):</text:p>
      <text:p text:style-name="P1"><text:tab/> <text:s text:c="7"/>batch_xs, batch_ys = mnist.test.next_batch(100)</text:p>
      <text:p text:style-name="P1"><text:tab/> <text:s text:c="7"/>sess.run(train, feed_dict = {x : batch_xs, y_onehot: batch_ys})</text:p>
      <text:p text:style-name="P1"><text:tab/> <text:s text:c="3"/>print('%d 에폭 정확도'%i, sess.run(accuracy, feed_dict = {x : batch_xs, y_onehot : batch_ys}))</text:p>
      <text:p text:style-name="P1"/>
      <text:p text:style-name="P1"><text:tab/>sess.close()</text:p>
      <text:p text:style-name="P1"/>
      <text:p text:style-name="P1"><text:soft-page-break/></text:p>
      <text:p text:style-name="P1"><text:tab/>* 텐서 플로우에서 가중치 초기화 할때 주의사항 !!</text:p>
      <text:p text:style-name="P1"><text:tab/><text:tab/>주피터 노트북과 스파이더는 오류가 나므로 tf.reset_default_graph()를 맨 위에다가</text:p>
      <text:p text:style-name="P1"><text:tab/><text:tab/>적어줘야 한다.</text:p>
      <text:p text:style-name="P1"/>
      <text:p text:style-name="P1"><text:tab/><text:tab/>텐서 플로우는 그래프를 메모리에 올려서 실행하게 되는데 파이참은 코드를 매번 실행할때마다</text:p>
      <text:p text:style-name="P1"><text:tab/><text:tab/>메모리를 지워주는데 스파이더나 주피터는 대화형이라서 실행할때 마다 메모리에 그래프가 </text:p>
      <text:p text:style-name="P1"><text:tab/><text:tab/>누적이 되어서 맨위에 tf.reset_default_graph()를 맨 위에다가 적어줘야 한다.</text:p>
      <text:p text:style-name="P1"/>
      <text:p text:style-name="P1"/>
      <text:p text:style-name="P1"/>
      <text:p text:style-name="P1"/>
      <text:p text:style-name="P1">문제 37. learning rate를 0.05로 해서 다시 학습 시키시오 !</text:p>
      <text:p text:style-name="P1"/>
      <text:p text:style-name="P1"><text:tab/>import tensorflow as tf</text:p>
      <text:p text:style-name="P1"><text:tab/>from tensorflow.examples.tutorials.mnist import input_data</text:p>
      <text:p text:style-name="P1"><text:tab/></text:p>
      <text:p text:style-name="P1"><text:tab/>mnist = input_data.read_data_sets("MNIST_data/", one_hot = True)</text:p>
      <text:p text:style-name="P1"><text:tab/></text:p>
      <text:p text:style-name="P1"><text:tab/>tf.reset_default_graph()</text:p>
      <text:p text:style-name="P1"><text:tab/>x = tf.placeholder("float", [None,784])</text:p>
      <text:p text:style-name="P1"><text:tab/>y_onehot = tf.placeholder("float", [None, 10])</text:p>
      <text:p text:style-name="P1"><text:tab/>y_label = tf.argmax(y_onehot, axis = 1)</text:p>
      <text:p text:style-name="P1"><text:tab/>W = tf.get_variable(name='W', shape=[784, 10], \</text:p>
      <text:p text:style-name="P1"><text:tab/><text:tab/><text:tab/> <text:s text:c="3"/>initializer=tf.contrib.layers.variance_scaling_initializer())</text:p>
      <text:p text:style-name="P1"><text:tab/>b = tf.Variable(tf.ones([10]))</text:p>
      <text:p text:style-name="P1"><text:tab/>y = tf.matmul(x, W) + b</text:p>
      <text:p text:style-name="P1"><text:tab/>y_hat = tf.nn.softmax(y)</text:p>
      <text:p text:style-name="P1"><text:tab/>y_predict = tf.argmax(y_hat, axis = 1)</text:p>
      <text:p text:style-name="P1"><text:tab/>correction_prediction = tf.equal(y_predict, y_label)</text:p>
      <text:p text:style-name="P1"><text:tab/>accuracy = tf.reduce_mean(tf.cast(correction_prediction, "float"))</text:p>
      <text:p text:style-name="P1"><text:tab/>loss = - tf.reduce_sum(y_onehot*tf.log(y_hat), axis = 1)</text:p>
      <text:p text:style-name="P1"><text:tab/>optimizer = tf.train.AdamOptimizer(learning_rate=0.05)</text:p>
      <text:p text:style-name="P1"><text:tab/>train = optimizer.minimize(loss)</text:p>
      <text:p text:style-name="P1"><text:tab/></text:p>
      <text:p text:style-name="P1"><text:tab/>init = tf.global_variables_initializer()</text:p>
      <text:p text:style-name="P1"><text:tab/></text:p>
      <text:p text:style-name="P1"><text:tab/>sess = tf.Session()</text:p>
      <text:p text:style-name="P1"><text:tab/>sess.run(init)</text:p>
      <text:p text:style-name="P1"><text:tab/>for i in range(1, 20):</text:p>
      <text:p text:style-name="P1"><text:tab/> <text:s text:c="3"/>for j in range(1, 601):</text:p>
      <text:p text:style-name="P1"><text:tab/> <text:s text:c="7"/>batch_xs, batch_ys = mnist.test.next_batch(100)</text:p>
      <text:p text:style-name="P1"><text:tab/> <text:s text:c="7"/>sess.run(train, feed_dict = {x : batch_xs, y_onehot: batch_ys})</text:p>
      <text:p text:style-name="P1"><text:tab/> <text:s text:c="3"/>print('%d 에폭 정확도'%i, sess.run(accuracy, feed_dict = {x : batch_xs, y_onehot : batch_ys}))</text:p>
      <text:p text:style-name="P1"><text:tab/></text:p>
      <text:p text:style-name="P1"><text:tab/>sess.close()</text:p>
      <text:p text:style-name="P1"/>
      <text:p text:style-name="P1"/>
      <text:p text:style-name="P1"/>
      <text:p text:style-name="P1"/>
      <text:p text:style-name="P1"/>
      <text:p text:style-name="P1">문제 38. 위의 단층 신경망을 다층(2층) 신경망으로 변환해서 돌리시오 !</text:p>
      <text:p text:style-name="P1"/>
      <text:p text:style-name="P1"><text:tab/>import tensorflow as tf</text:p>
      <text:p text:style-name="P1"><text:tab/>from tensorflow.examples.tutorials.mnist import input_data</text:p>
      <text:p text:style-name="P1"><text:tab/></text:p>
      <text:p text:style-name="P1"><text:tab/>mnist = input_data.read_data_sets("MNIST_data/", one_hot = True)</text:p>
      <text:p text:style-name="P1"><text:tab/></text:p>
      <text:p text:style-name="P1"><text:tab/>tf.reset_default_graph()</text:p>
      <text:p text:style-name="P1"><text:tab/>x = tf.placeholder("float", [None,784])</text:p>
      <text:p text:style-name="P1"><text:soft-page-break/><text:tab/>z_onehot = tf.placeholder("float", [None, 10])</text:p>
      <text:p text:style-name="P1"><text:tab/>z_label = tf.argmax(z_onehot, axis = 1)</text:p>
      <text:p text:style-name="P1"><text:tab/>W1 = tf.get_variable(name='W1', shape=[784, 50], \</text:p>
      <text:p text:style-name="P1"><text:tab/><text:tab/><text:tab/> <text:s text:c="4"/>initializer=tf.contrib.layers.variance_scaling_initializer())</text:p>
      <text:p text:style-name="P1"><text:tab/>b1 = tf.Variable(tf.ones([50]))</text:p>
      <text:p text:style-name="P1"><text:tab/>W2 = tf.get_variable(name='W2', shape=[50, 10], \</text:p>
      <text:p text:style-name="P1"><text:tab/><text:tab/><text:tab/> <text:s text:c="4"/>initializer=tf.contrib.layers.variance_scaling_initializer())</text:p>
      <text:p text:style-name="P1"><text:tab/>b2 = tf.Variable(tf.ones([10]))</text:p>
      <text:p text:style-name="P1"><text:tab/>y = tf.matmul(x, W1) + b1</text:p>
      <text:p text:style-name="P1"><text:tab/>y_hat = tf.nn.relu(y)</text:p>
      <text:p text:style-name="P1"><text:tab/>z = tf.matmul(y_hat, W2) + b2</text:p>
      <text:p text:style-name="P1"><text:tab/>z_hat = tf.nn.softmax(z)</text:p>
      <text:p text:style-name="P1"><text:tab/>z_predict = tf.argmax(z_hat, axis = 1)</text:p>
      <text:p text:style-name="P1"><text:tab/></text:p>
      <text:p text:style-name="P1"><text:tab/>correction_prediction = tf.equal(z_predict, z_label)</text:p>
      <text:p text:style-name="P1"><text:tab/>accuracy = tf.reduce_mean(tf.cast(correction_prediction, "float"))</text:p>
      <text:p text:style-name="P1"><text:tab/>loss = - tf.reduce_sum(z_onehot*tf.log(z_hat), axis = 1)</text:p>
      <text:p text:style-name="P1"><text:tab/>optimizer = tf.train.AdamOptimizer(learning_rate=0.0008)</text:p>
      <text:p text:style-name="P1"><text:tab/>train = optimizer.minimize(loss)</text:p>
      <text:p text:style-name="P1"><text:tab/></text:p>
      <text:p text:style-name="P1"><text:tab/>init = tf.global_variables_initializer()</text:p>
      <text:p text:style-name="P1"><text:tab/></text:p>
      <text:p text:style-name="P1"><text:tab/>sess = tf.Session()</text:p>
      <text:p text:style-name="P1"><text:tab/>sess.run(init)</text:p>
      <text:p text:style-name="P1"><text:tab/>for i in range(1, 20):</text:p>
      <text:p text:style-name="P1"><text:tab/> <text:s text:c="3"/>for j in range(1, 601):</text:p>
      <text:p text:style-name="P1"><text:tab/> <text:s text:c="7"/>batch_xs, batch_ys = mnist.test.next_batch(100)</text:p>
      <text:p text:style-name="P1"><text:tab/> <text:s text:c="7"/>sess.run(train, feed_dict = {x : batch_xs, z_onehot: batch_ys})</text:p>
      <text:p text:style-name="P1"><text:tab/> <text:s text:c="3"/>print('%d 에폭 정확도'%i, sess.run(accuracy, feed_dict = {x : batch_xs, z_onehot : batch_ys}))</text:p>
      <text:p text:style-name="P1"><text:tab/></text:p>
      <text:p text:style-name="P1"><text:tab/>sess.close()</text:p>
      <text:p text:style-name="P1"/>
      <text:p text:style-name="P1"/>
      <text:p text:style-name="P1"/>
      <text:p text:style-name="P1"/>
      <text:p text:style-name="P1"/>
      <text:p text:style-name="P1">문제 39. 문제 38번에서 완<text:bookmark text:name="문제 39"/>성한 3층 신경망에 배치 정규화 코드를 추가해서 돌리고 정확도를 확인하시오 !</text:p>
      <text:p text:style-name="P1"/>
      <text:p text:style-name="P1"><text:tab/>import tensorflow as tf</text:p>
      <text:p text:style-name="P1"><text:tab/>from tensorflow.examples.tutorials.mnist import input_data</text:p>
      <text:p text:style-name="P1"><text:tab/></text:p>
      <text:p text:style-name="P1"><text:tab/>mnist = input_data.read_data_sets("MNIST_data/", one_hot = True)</text:p>
      <text:p text:style-name="P1"><text:tab/></text:p>
      <text:p text:style-name="P1"><text:tab/>tf.reset_default_graph()</text:p>
      <text:p text:style-name="P1"><text:tab/>x = tf.placeholder("float", [None,784])</text:p>
      <text:p text:style-name="P1"><text:tab/>z_onehot = tf.placeholder("float", [None, 10])</text:p>
      <text:p text:style-name="P1"><text:tab/>z_label = tf.argmax(z_onehot, axis = 1)</text:p>
      <text:p text:style-name="P1"><text:tab/>W1 = tf.get_variable(name='W1', shape=[784, 50], \</text:p>
      <text:p text:style-name="P1"><text:tab/>initializer=tf.contrib.layers.variance_scaling_initializer()) # he 초기값</text:p>
      <text:p text:style-name="P1"><text:tab/>b1 = tf.Variable(tf.ones([50]))</text:p>
      <text:p text:style-name="P1"><text:tab/>W2 = tf.get_variable(name='W2', shape=[50, 10], \</text:p>
      <text:p text:style-name="P1"><text:tab/>initializer=tf.contrib.layers.variance_scaling_initializer()) # he 초기값</text:p>
      <text:p text:style-name="P1"><text:tab/>b2 = tf.Variable(tf.ones([10]))</text:p>
      <text:p text:style-name="P1"><text:tab/>y = tf.matmul(x, W1) + b1</text:p>
      <text:p text:style-name="P1"><text:tab/>batch_y = tf.contrib.layers.batch_norm(y,True)</text:p>
      <text:p text:style-name="P1"><text:tab/>y_hat = tf.nn.relu(y)</text:p>
      <text:p text:style-name="P1"><text:tab/>z = tf.matmul(y_hat, W2) + b2</text:p>
      <text:p text:style-name="P1"><text:tab/>z_hat = tf.nn.softmax(z)</text:p>
      <text:p text:style-name="P1"><text:tab/>z_predict = tf.argmax(z_hat, axis = 1)</text:p>
      <text:p text:style-name="P1"><text:tab/></text:p>
      <text:p text:style-name="P1"><text:soft-page-break/><text:tab/>correction_prediction = tf.equal(z_predict, z_label)</text:p>
      <text:p text:style-name="P1"><text:tab/>accuracy = tf.reduce_mean(tf.cast(correction_prediction, "float"))</text:p>
      <text:p text:style-name="P1"><text:tab/>loss = - tf.reduce_sum(z_onehot*tf.log(z_hat), axis = 1)</text:p>
      <text:p text:style-name="P1"><text:tab/>optimizer = tf.train.AdamOptimizer(learning_rate=0.0005)</text:p>
      <text:p text:style-name="P1"><text:tab/>train = optimizer.minimize(loss)</text:p>
      <text:p text:style-name="P1"><text:tab/></text:p>
      <text:p text:style-name="P1"><text:tab/>init = tf.global_variables_initializer()</text:p>
      <text:p text:style-name="P1"><text:tab/></text:p>
      <text:p text:style-name="P1"><text:tab/>sess = tf.Session()</text:p>
      <text:p text:style-name="P1"><text:tab/>sess.run(init)</text:p>
      <text:p text:style-name="P1"><text:tab/>for i in range(1, 15):</text:p>
      <text:p text:style-name="P1"><text:tab/> <text:s text:c="3"/>for j in range(1, 601):</text:p>
      <text:p text:style-name="P1"><text:tab/> <text:s text:c="7"/>batch_xs, batch_ys = mnist.test.next_batch(100)</text:p>
      <text:p text:style-name="P1"><text:tab/> <text:s text:c="7"/>sess.run(train, feed_dict = {x : batch_xs, z_onehot: batch_ys})</text:p>
      <text:p text:style-name="P1"><text:tab/> <text:s text:c="3"/>print('%d 에폭 정확도'%i, sess.run(accuracy, feed_dict = {x : batch_xs, z_onehot : batch_ys}))</text:p>
      <text:p text:style-name="P1"><text:tab/></text:p>
      <text:p text:style-name="P1"><text:tab/>sess.close()</text:p>
      <text:p text:style-name="P1"/>
      <text:p text:style-name="P1"/>
      <text:p text:style-name="P1"/>
      <text:p text:style-name="P1"/>
      <text:p text:style-name="P1">문제 4<text:bookmark text:name="문제 40"/>0. 지금 현재까지의 코드는 신경망을 훈련만 시키는 코드였는데 테스트 데이터도 신경망에 입력해서 </text:p>
      <text:p text:style-name="P1"><text:tab/> 오버피팅이 발생하는지 확인할 수 있도록 훈련 데이터의 정확도와 테스트 데이터의 정확도를 같이 </text:p>
      <text:p text:style-name="P1"><text:tab/> 출력할 수 있도록 코드를 작성하시오 !</text:p>
      <text:p text:style-name="P1"/>
      <text:p text:style-name="P1"><text:tab/>import tensorflow as tf</text:p>
      <text:p text:style-name="P1"><text:tab/>from tensorflow.examples.tutorials.mnist import input_data</text:p>
      <text:p text:style-name="P1"><text:tab/></text:p>
      <text:p text:style-name="P1"><text:tab/>mnist = input_data.read_data_sets("MNIST_data/", one_hot = True)</text:p>
      <text:p text:style-name="P1"><text:tab/></text:p>
      <text:p text:style-name="P1"><text:tab/>tf.reset_default_graph()</text:p>
      <text:p text:style-name="P1"><text:tab/>x = tf.placeholder("float", [None,784])</text:p>
      <text:p text:style-name="P1"><text:tab/>z_onehot = tf.placeholder("float", [None, 10])</text:p>
      <text:p text:style-name="P1"><text:tab/>z_label = tf.argmax(z_onehot, axis = 1)</text:p>
      <text:p text:style-name="P1"><text:tab/></text:p>
      <text:p text:style-name="P1"><text:tab/>W1 = tf.get_variable(name='W1', shape=[784, 50], \</text:p>
      <text:p text:style-name="P1"><text:tab/> <text:s text:c="20"/>initializer=tf.contrib.layers.variance_scaling_initializer()) # he 초기값</text:p>
      <text:p text:style-name="P1"><text:tab/>b1 = tf.Variable(tf.ones([50]))</text:p>
      <text:p text:style-name="P1"><text:tab/>W2 = tf.get_variable(name='W2', shape=[50, 10], \</text:p>
      <text:p text:style-name="P1"><text:tab/> <text:s text:c="20"/>initializer=tf.contrib.layers.variance_scaling_initializer()) # he 초기값</text:p>
      <text:p text:style-name="P1"><text:tab/>b2 = tf.Variable(tf.ones([10]))</text:p>
      <text:p text:style-name="P1"><text:tab/>y = tf.matmul(x, W1) + b1</text:p>
      <text:p text:style-name="P1"><text:tab/>batch_y = tf.contrib.layers.batch_norm(y,True)</text:p>
      <text:p text:style-name="P1"><text:tab/>y_hat = tf.nn.relu(y)</text:p>
      <text:p text:style-name="P1"><text:tab/>z = tf.matmul(y_hat, W2) + b2</text:p>
      <text:p text:style-name="P1"><text:tab/>z_hat = tf.nn.softmax(z)</text:p>
      <text:p text:style-name="P1"><text:tab/>z_predict = tf.argmax(z_hat, axis = 1)</text:p>
      <text:p text:style-name="P1"><text:tab/></text:p>
      <text:p text:style-name="P1"><text:tab/>correction_prediction = tf.equal(z_predict, z_label)</text:p>
      <text:p text:style-name="P1"><text:tab/>accuracy = tf.reduce_mean(tf.cast(correction_prediction, "float"))</text:p>
      <text:p text:style-name="P1"><text:tab/>loss = - tf.reduce_sum(z_onehot*tf.log(z_hat), axis = 1)</text:p>
      <text:p text:style-name="P1"><text:tab/>optimizer = tf.train.AdamOptimizer(learning_rate=0.0005)</text:p>
      <text:p text:style-name="P1"><text:tab/>train = optimizer.minimize(loss)</text:p>
      <text:p text:style-name="P1"><text:tab/></text:p>
      <text:p text:style-name="P1"><text:tab/>init = tf.global_variables_initializer()</text:p>
      <text:p text:style-name="P1"><text:tab/></text:p>
      <text:p text:style-name="P1"><text:tab/>sess = tf.Session()</text:p>
      <text:p text:style-name="P1"><text:tab/>sess.run(init)</text:p>
      <text:p text:style-name="P1"><text:tab/>for i in range(1, 15):</text:p>
      <text:p text:style-name="P1"><text:tab/> <text:s text:c="3"/>for j in range(1, 601):</text:p>
      <text:p text:style-name="P1"><text:soft-page-break/><text:tab/> <text:s text:c="7"/>train_xs, train_ys = mnist.train.next_batch(100)</text:p>
      <text:p text:style-name="P1"><text:tab/> <text:s text:c="7"/>test_xs, test_ys = mnist.test.next_batch(100)</text:p>
      <text:p text:style-name="P1"><text:tab/> <text:s text:c="7"/>sess.run(train, feed_dict = {x : train_xs, z_onehot: train_ys})</text:p>
      <text:p text:style-name="P1"><text:tab/> <text:s text:c="3"/>print('train %d 에폭 정확도'%i, \</text:p>
      <text:p text:style-name="P1"><text:tab/> <text:s text:c="9"/>sess.run(accuracy, feed_dict = {x : train_xs, z_onehot : train_ys}))</text:p>
      <text:p text:style-name="P1"><text:tab/> <text:s text:c="3"/>print('test <text:s/>%d 에폭 정확도'%i, \</text:p>
      <text:p text:style-name="P1"><text:tab/> <text:s text:c="9"/>sess.run(accuracy, feed_dict = {x : test_xs, z_onehot : test_ys}))</text:p>
      <text:p text:style-name="P1"><text:tab/> <text:s text:c="3"/>print('========================')</text:p>
      <text:p text:style-name="P1"/>
      <text:p text:style-name="P1">sess.close()</text:p>
      <text:p text:style-name="P1"/>
      <text:p text:style-name="P1"/>
      <text:p text:style-name="P1"/>
      <text:p text:style-name="P1"/>
      <text:p text:style-name="P1"/>
      <text:p text:style-name="P1">문제 41. 위의 결과를 그래프로 시각화 하시오 !</text:p>
      <text:p text:style-name="P1"/>
      <text:p text:style-name="P1"><text:tab/>import tensorflow as tf</text:p>
      <text:p text:style-name="P1"><text:tab/>from tensorflow.examples.tutorials.mnist import input_data</text:p>
      <text:p text:style-name="P1"><text:tab/>import matplotlib.pyplot as plt</text:p>
      <text:p text:style-name="P1"><text:tab/>import numpy as np</text:p>
      <text:p text:style-name="P1"><text:tab/></text:p>
      <text:p text:style-name="P1"><text:tab/>mnist = input_data.read_data_sets("MNIST_data/", one_hot = True)</text:p>
      <text:p text:style-name="P1"><text:tab/></text:p>
      <text:p text:style-name="P1"><text:tab/>tf.reset_default_graph()</text:p>
      <text:p text:style-name="P1"><text:tab/>x = tf.placeholder("float", [None,784])</text:p>
      <text:p text:style-name="P1"><text:tab/>z_onehot = tf.placeholder("float", [None, 10])</text:p>
      <text:p text:style-name="P1"><text:tab/>z_label = tf.argmax(z_onehot, axis = 1)</text:p>
      <text:p text:style-name="P1"><text:tab/></text:p>
      <text:p text:style-name="P1"><text:tab/>W1 = tf.get_variable(name='W1', shape=[784, 50], \</text:p>
      <text:p text:style-name="P1"><text:tab/> <text:s text:c="20"/>initializer=tf.contrib.layers.variance_scaling_initializer()) # he 초기값</text:p>
      <text:p text:style-name="P1"><text:tab/>b1 = tf.Variable(tf.ones([50]))</text:p>
      <text:p text:style-name="P1"><text:tab/>W2 = tf.get_variable(name='W2', shape=[50, 10], \</text:p>
      <text:p text:style-name="P1"><text:tab/> <text:s text:c="20"/>initializer=tf.contrib.layers.variance_scaling_initializer()) # he 초기값</text:p>
      <text:p text:style-name="P1"><text:tab/>b2 = tf.Variable(tf.ones([10]))</text:p>
      <text:p text:style-name="P1"><text:tab/>y = tf.matmul(x, W1) + b1</text:p>
      <text:p text:style-name="P1"><text:tab/>batch_y = tf.contrib.layers.batch_norm(y,True)</text:p>
      <text:p text:style-name="P1"><text:tab/>y_hat = tf.nn.relu(y)</text:p>
      <text:p text:style-name="P1"><text:tab/>z = tf.matmul(y_hat, W2) + b2</text:p>
      <text:p text:style-name="P1"><text:tab/>z_hat = tf.nn.softmax(z)</text:p>
      <text:p text:style-name="P1"><text:tab/>z_predict = tf.argmax(z_hat, axis = 1)</text:p>
      <text:p text:style-name="P1"><text:tab/></text:p>
      <text:p text:style-name="P1"><text:tab/>correction_prediction = tf.equal(z_predict, z_label)</text:p>
      <text:p text:style-name="P1"><text:tab/>accuracy = tf.reduce_mean(tf.cast(correction_prediction, "float"))</text:p>
      <text:p text:style-name="P1"><text:tab/>loss = - tf.reduce_sum(z_onehot*tf.log(z_hat), axis = 1)</text:p>
      <text:p text:style-name="P1"><text:tab/>optimizer = tf.train.AdamOptimizer(learning_rate=0.001)</text:p>
      <text:p text:style-name="P1"><text:tab/>train = optimizer.minimize(loss)</text:p>
      <text:p text:style-name="P1"><text:tab/></text:p>
      <text:p text:style-name="P1"><text:tab/>init = tf.global_variables_initializer()</text:p>
      <text:p text:style-name="P1"><text:tab/>train_acc_list = []</text:p>
      <text:p text:style-name="P1"><text:tab/>test_acc_list = []</text:p>
      <text:p text:style-name="P1"><text:tab/></text:p>
      <text:p text:style-name="P1"><text:tab/>sess = tf.Session()</text:p>
      <text:p text:style-name="P1"><text:tab/>sess.run(init)</text:p>
      <text:p text:style-name="P1"><text:tab/>for i in range(1, 15):</text:p>
      <text:p text:style-name="P1"><text:tab/> <text:s text:c="3"/>for j in range(1, 601):</text:p>
      <text:p text:style-name="P1"><text:tab/> <text:s text:c="7"/>train_xs, train_ys = mnist.train.next_batch(100)</text:p>
      <text:p text:style-name="P1"><text:tab/> <text:s text:c="7"/>test_xs, test_ys = mnist.test.next_batch(100)</text:p>
      <text:p text:style-name="P1"><text:tab/> <text:s text:c="7"/>sess.run(train, feed_dict = {x : train_xs, z_onehot: train_ys})</text:p>
      <text:p text:style-name="P1"><text:tab/> <text:s text:c="3"/>train_acc = sess.run(accuracy, feed_dict = {x : train_xs, z_onehot : train_ys})</text:p>
      <text:p text:style-name="P1"><text:soft-page-break/><text:tab/> <text:s text:c="3"/>test_acc = sess.run(accuracy, feed_dict = {x : test_xs, z_onehot : test_ys})</text:p>
      <text:p text:style-name="P1"><text:tab/> <text:s text:c="3"/>print('train %d 에폭 정확도'%i, train_acc)</text:p>
      <text:p text:style-name="P1"><text:tab/> <text:s text:c="3"/>train_acc_list.append(train_acc)</text:p>
      <text:p text:style-name="P1"><text:tab/> <text:s text:c="3"/>print('test <text:s/>%d 에폭 정확도'%i, test_acc)</text:p>
      <text:p text:style-name="P1"><text:tab/> <text:s text:c="3"/>test_acc_list.append(test_acc)</text:p>
      <text:p text:style-name="P1"><text:tab/> <text:s text:c="3"/>print('========================')</text:p>
      <text:p text:style-name="P1"><text:tab/></text:p>
      <text:p text:style-name="P1"><text:tab/>sess.close()</text:p>
      <text:p text:style-name="P1"><text:tab/></text:p>
      <text:p text:style-name="P1"><text:tab/># 그래프 그리기</text:p>
      <text:p text:style-name="P1"><text:tab/>markers = {'train': 'o', 'test': 's'}</text:p>
      <text:p text:style-name="P1"><text:tab/>x = np.arange(len(train_acc_list))</text:p>
      <text:p text:style-name="P1"><text:tab/>plt.plot(x, train_acc_list, label='train acc')</text:p>
      <text:p text:style-name="P1"><text:tab/>plt.plot(x, test_acc_list, label='test acc', linestyle='--')</text:p>
      <text:p text:style-name="P1"><text:tab/>plt.xlabel("epochs")</text:p>
      <text:p text:style-name="P1"><text:tab/>plt.ylabel("accuracy")</text:p>
      <text:p text:style-name="P1"><text:tab/>plt.ylim(0, 1.0)</text:p>
      <text:p text:style-name="P1"><text:tab/>plt.legend(loc='lower right')</text:p>
      <text:p text:style-name="P1"><text:tab/>plt.show()</text:p>
      <text:p text:style-name="P1"/>
      <text:p text:style-name="P1"/>
      <text:p text:style-name="P1"/>
      <text:p text:style-name="P1"/>
      <text:p text:style-name="P1">문제 <text:bookmark text:name="문제 42"/>42. 책 132페이지를 참고해서 훈련을 다 시키고 나서 테스트 데이터를 입려갛도록 코드를 </text:p>
      <text:p text:style-name="P1"><text:tab/> 작성하시오 ! (점심시간 문제)</text:p>
      <text:p text:style-name="P1"><text:tab/> 드롭아웃은 훈련할때는 50%의 노드로 학습하고 테스트 할때는 100%의 노드로 테스트하게 하시오 !</text:p>
      <text:p text:style-name="P1"/>
      <text:p text:style-name="P1"><text:tab/>import tensorflow as tf</text:p>
      <text:p text:style-name="P1"><text:tab/>from tensorflow.examples.tutorials.mnist import input_data</text:p>
      <text:p text:style-name="P1"><text:tab/>import matplotlib.pyplot as plt</text:p>
      <text:p text:style-name="P1"><text:tab/>import numpy as np</text:p>
      <text:p text:style-name="P1"><text:tab/></text:p>
      <text:p text:style-name="P1"><text:tab/>mnist = input_data.read_data_sets("MNIST_data/", one_hot = True)</text:p>
      <text:p text:style-name="P1"><text:tab/></text:p>
      <text:p text:style-name="P1"><text:tab/>tf.reset_default_graph()</text:p>
      <text:p text:style-name="P1"><text:tab/>x = tf.placeholder("float", [None,784])</text:p>
      <text:p text:style-name="P1"><text:tab/>z_onehot = tf.placeholder("float", [None, 10])</text:p>
      <text:p text:style-name="P1"><text:tab/>z_label = tf.argmax(z_onehot, axis = 1)</text:p>
      <text:p text:style-name="P1"><text:tab/>keep_prob = tf.placeholder("float")</text:p>
      <text:p text:style-name="P1"><text:tab/></text:p>
      <text:p text:style-name="P1"><text:tab/>W1 = tf.get_variable(name='W1', shape=[784, 100], \</text:p>
      <text:p text:style-name="P1"><text:tab/> <text:s text:c="20"/>initializer=tf.contrib.layers.variance_scaling_initializer()) # he 초기값</text:p>
      <text:p text:style-name="P1"><text:tab/>b1 = tf.Variable(tf.ones([100]))</text:p>
      <text:p text:style-name="P1"><text:tab/>W2 = tf.get_variable(name='W2', shape=[100, 10], \</text:p>
      <text:p text:style-name="P1"><text:tab/> <text:s text:c="20"/>initializer=tf.contrib.layers.variance_scaling_initializer()) # he 초기값</text:p>
      <text:p text:style-name="P1"><text:tab/>b2 = tf.Variable(tf.ones([10]))</text:p>
      <text:p text:style-name="P1"><text:tab/>y = tf.matmul(x, W1) + b1</text:p>
      <text:p text:style-name="P1"><text:tab/>batch_y = tf.contrib.layers.batch_norm(y,True)</text:p>
      <text:p text:style-name="P1"><text:tab/>y_hat = tf.nn.relu(y)</text:p>
      <text:p text:style-name="P1"><text:tab/>y_drop = tf.nn.dropout(y_hat, keep_prob)</text:p>
      <text:p text:style-name="P1"><text:tab/>z = tf.matmul(y_drop, W2) + b2</text:p>
      <text:p text:style-name="P1"><text:tab/>z_hat = tf.nn.softmax(z)</text:p>
      <text:p text:style-name="P1"><text:tab/>z_predict = tf.argmax(z_hat, axis = 1)</text:p>
      <text:p text:style-name="P1"><text:tab/></text:p>
      <text:p text:style-name="P1"><text:tab/>correction_prediction = tf.equal(z_predict, z_label)</text:p>
      <text:p text:style-name="P1"><text:tab/>accuracy = tf.reduce_mean(tf.cast(correction_prediction, "float"))</text:p>
      <text:p text:style-name="P1"><text:tab/>loss = - tf.reduce_sum(z_onehot*tf.log(z_hat), axis = 1)</text:p>
      <text:p text:style-name="P1"><text:tab/>optimizer = tf.train.AdamOptimizer(learning_rate=0.0005)</text:p>
      <text:p text:style-name="P1"><text:tab/>train = optimizer.minimize(loss)</text:p>
      <text:p text:style-name="P1"><text:tab/></text:p>
      <text:p text:style-name="P1"><text:soft-page-break/><text:tab/>init = tf.global_variables_initializer()</text:p>
      <text:p text:style-name="P1"><text:tab/>train_acc_list = []</text:p>
      <text:p text:style-name="P1"><text:tab/>test_acc_list = []</text:p>
      <text:p text:style-name="P1"><text:tab/></text:p>
      <text:p text:style-name="P1"><text:tab/>sess = tf.Session()</text:p>
      <text:p text:style-name="P1"><text:tab/>sess.run(init)</text:p>
      <text:p text:style-name="P1"><text:tab/>for i in range(1, 15):</text:p>
      <text:p text:style-name="P1"><text:tab/> <text:s text:c="3"/>for j in range(1, 601):</text:p>
      <text:p text:style-name="P1"><text:tab/> <text:s text:c="7"/>train_xs, train_ys = mnist.train.next_batch(100)</text:p>
      <text:p text:style-name="P1"><text:tab/> <text:s text:c="7"/>test_xs, test_ys = mnist.test.next_batch(100)</text:p>
      <text:p text:style-name="P1"><text:tab/> <text:s text:c="7"/>sess.run(train, feed_dict = {x : train_xs, z_onehot: train_ys, keep_prob : 0.5})</text:p>
      <text:p text:style-name="P1"><text:tab/> <text:s text:c="3"/>train_acc = sess.run(accuracy, feed_dict = {x : train_xs, z_onehot : train_ys, keep_prob : 1.0})</text:p>
      <text:p text:style-name="P1"><text:tab/> <text:s text:c="3"/>print('train %d 에폭 정확도'%i, train_acc)</text:p>
      <text:p text:style-name="P1"><text:tab/> <text:s text:c="3"/>train_acc_list.append(train_acc)</text:p>
      <text:p text:style-name="P1"><text:tab/> <text:s text:c="3"/>test_acc = sess.run(accuracy, feed_dict = {x : test_xs, z_onehot : test_ys, keep_prob : 1.0})</text:p>
      <text:p text:style-name="P1"><text:tab/> <text:s text:c="3"/>print('test <text:s/>%d 에폭 정확도'%i, test_acc)</text:p>
      <text:p text:style-name="P1"><text:tab/> <text:s text:c="3"/>test_acc_list.append(test_acc)</text:p>
      <text:p text:style-name="P1"><text:tab/> <text:s text:c="3"/>print('=========================')</text:p>
      <text:p text:style-name="P1"><text:tab/></text:p>
      <text:p text:style-name="P1"><text:tab/>sess.close()</text:p>
      <text:p text:style-name="P1"><text:tab/></text:p>
      <text:p text:style-name="P1"><text:tab/># 그래프 그리기</text:p>
      <text:p text:style-name="P1"><text:tab/>markers = {'train': 'o', 'test': 's'}</text:p>
      <text:p text:style-name="P1"><text:tab/>x = np.arange(len(train_acc_list))</text:p>
      <text:p text:style-name="P1"><text:tab/>plt.plot(x, train_acc_list, label='train acc')</text:p>
      <text:p text:style-name="P1"><text:tab/>plt.plot(x, test_acc_list, label='test acc', linestyle='--')</text:p>
      <text:p text:style-name="P1"><text:tab/>plt.xlabel("epochs")</text:p>
      <text:p text:style-name="P1"><text:tab/>plt.ylabel("accuracy")</text:p>
      <text:p text:style-name="P1"><text:tab/>plt.ylim(0, 1.0)</text:p>
      <text:p text:style-name="P1"><text:tab/>plt.legend(loc='lower right')</text:p>
      <text:p text:style-name="P1"><text:tab/>plt.show()</text:p>
      <text:p text:style-name="P1"/>
      <text:p text:style-name="P1"/>
      <text:p text:style-name="P1"/>
      <text:p text:style-name="P1"/>
      <text:p text:style-name="P1"/>
      <text:p text:style-name="P1">문제 43. 2층 신경망 ──▶ 3층 신경망으로 변경하고 정확도를 확인하시오 !</text:p>
      <text:p text:style-name="P1"/>
      <text:p text:style-name="P1"><text:tab/>import tensorflow as tf</text:p>
      <text:p text:style-name="P1"><text:tab/>from tensorflow.examples.tutorials.mnist import input_data</text:p>
      <text:p text:style-name="P1"><text:tab/>import matplotlib.pyplot as plt</text:p>
      <text:p text:style-name="P1"><text:tab/>import numpy as np</text:p>
      <text:p text:style-name="P1"><text:tab/></text:p>
      <text:p text:style-name="P1"><text:tab/>mnist = input_data.read_data_sets("MNIST_data/", one_hot = True)</text:p>
      <text:p text:style-name="P1"><text:tab/></text:p>
      <text:p text:style-name="P1"><text:tab/>tf.reset_default_graph()</text:p>
      <text:p text:style-name="P1"><text:tab/>x = tf.placeholder("float", [None,784])</text:p>
      <text:p text:style-name="P1"><text:tab/>z_onehot = tf.placeholder("float", [None, 10])</text:p>
      <text:p text:style-name="P1"><text:tab/>z_label = tf.argmax(z_onehot, axis = 1)</text:p>
      <text:p text:style-name="P1"><text:tab/>keep_prob = tf.placeholder("float")</text:p>
      <text:p text:style-name="P1"><text:tab/></text:p>
      <text:p text:style-name="P1"><text:tab/>W1 = tf.get_variable(name='W1', shape=[784, 100], \</text:p>
      <text:p text:style-name="P1"><text:tab/> <text:s text:c="20"/>initializer=tf.contrib.layers.variance_scaling_initializer()) # he 초기값</text:p>
      <text:p text:style-name="P1"><text:tab/>b1 = tf.Variable(tf.ones([100]))</text:p>
      <text:p text:style-name="P1"><text:tab/>W2 = tf.get_variable(name='W2', shape=[100, 100], \</text:p>
      <text:p text:style-name="P1"><text:tab/> <text:s text:c="20"/>initializer=tf.contrib.layers.variance_scaling_initializer()) # he 초기값</text:p>
      <text:p text:style-name="P1"><text:tab/>b2 = tf.Variable(tf.ones([100]))</text:p>
      <text:p text:style-name="P1"><text:tab/></text:p>
      <text:p text:style-name="P1"><text:tab/>W3 = tf.get_variable(name='W3', shape=[100, 10], \</text:p>
      <text:p text:style-name="P1"><text:tab/> <text:s text:c="20"/>initializer=tf.contrib.layers.variance_scaling_initializer()) # he 초기값</text:p>
      <text:p text:style-name="P1"><text:soft-page-break/><text:tab/>b3 = tf.Variable(tf.ones([10]))</text:p>
      <text:p text:style-name="P1"><text:tab/></text:p>
      <text:p text:style-name="P1"><text:tab/>y = tf.matmul(x, W1) + b1</text:p>
      <text:p text:style-name="P1"><text:tab/>batch_y = tf.contrib.layers.batch_norm(y,True)</text:p>
      <text:p text:style-name="P1"><text:tab/>y_hat = tf.nn.relu(y)</text:p>
      <text:p text:style-name="P1"><text:tab/>y_drop = tf.nn.dropout(y_hat, keep_prob)</text:p>
      <text:p text:style-name="P1"><text:tab/>y1 = tf.matmul(y_drop, W2) + b2</text:p>
      <text:p text:style-name="P1"><text:tab/>y1_hat = tf.nn.relu(y1)</text:p>
      <text:p text:style-name="P1"><text:tab/>y1_drop = tf.nn.dropout(y1_hat, keep_prob)</text:p>
      <text:p text:style-name="P1"><text:tab/>z = tf.matmul(y1_drop, W3) + b3</text:p>
      <text:p text:style-name="P1"><text:tab/>z_hat = tf.nn.softmax(z)</text:p>
      <text:p text:style-name="P1"><text:tab/>z_predict = tf.argmax(z_hat, axis = 1)</text:p>
      <text:p text:style-name="P1"><text:tab/></text:p>
      <text:p text:style-name="P1"><text:tab/>correction_prediction = tf.equal(z_predict, z_label)</text:p>
      <text:p text:style-name="P1"><text:tab/>accuracy = tf.reduce_mean(tf.cast(correction_prediction, "float"))</text:p>
      <text:p text:style-name="P1"><text:tab/>loss = - tf.reduce_sum(z_onehot*tf.log(z_hat), axis = 1)</text:p>
      <text:p text:style-name="P1"><text:tab/>optimizer = tf.train.AdamOptimizer(learning_rate=0.0005)</text:p>
      <text:p text:style-name="P1"><text:tab/>train = optimizer.minimize(loss)</text:p>
      <text:p text:style-name="P1"><text:tab/></text:p>
      <text:p text:style-name="P1"><text:tab/>init = tf.global_variables_initializer()</text:p>
      <text:p text:style-name="P1"><text:tab/>train_acc_list = []</text:p>
      <text:p text:style-name="P1"><text:tab/>test_acc_list = []</text:p>
      <text:p text:style-name="P1"><text:tab/></text:p>
      <text:p text:style-name="P1"><text:tab/>sess = tf.Session()</text:p>
      <text:p text:style-name="P1"><text:tab/>sess.run(init)</text:p>
      <text:p text:style-name="P1"><text:tab/>for i in range(1, 15):</text:p>
      <text:p text:style-name="P1"><text:tab/> <text:s text:c="3"/>for j in range(1, 601):</text:p>
      <text:p text:style-name="P1"><text:tab/> <text:s text:c="7"/>train_xs, train_ys = mnist.train.next_batch(100)</text:p>
      <text:p text:style-name="P1"><text:tab/> <text:s text:c="7"/>test_xs, test_ys = mnist.test.next_batch(100)</text:p>
      <text:p text:style-name="P1"><text:tab/> <text:s text:c="7"/>sess.run(train, feed_dict = {x : train_xs, z_onehot: train_ys, keep_prob : 0.9})</text:p>
      <text:p text:style-name="P1"><text:tab/> <text:s text:c="3"/>train_acc = sess.run(accuracy, feed_dict = {x : train_xs, z_onehot : train_ys, keep_prob : 1.0})</text:p>
      <text:p text:style-name="P1"><text:tab/> <text:s text:c="3"/>print('train %d 에폭 정확도'%i, train_acc)</text:p>
      <text:p text:style-name="P1"><text:tab/> <text:s text:c="3"/>train_acc_list.append(train_acc)</text:p>
      <text:p text:style-name="P1"><text:tab/> <text:s text:c="3"/>test_acc = sess.run(accuracy, feed_dict = {x : test_xs, z_onehot : test_ys, keep_prob : 1.0})</text:p>
      <text:p text:style-name="P1"><text:tab/> <text:s text:c="3"/>print('test <text:s/>%d 에폭 정확도'%i, test_acc)</text:p>
      <text:p text:style-name="P1"><text:tab/> <text:s text:c="3"/>test_acc_list.append(test_acc)</text:p>
      <text:p text:style-name="P1"><text:tab/> <text:s text:c="3"/>print('=========================')</text:p>
      <text:p text:style-name="P1"><text:tab/></text:p>
      <text:p text:style-name="P1"><text:tab/>sess.close()</text:p>
      <text:p text:style-name="P1"><text:tab/></text:p>
      <text:p text:style-name="P1"><text:tab/># 그래프 그리기</text:p>
      <text:p text:style-name="P1"><text:tab/>markers = {'train': 'o', 'test': 's'}</text:p>
      <text:p text:style-name="P1"><text:tab/>x = np.arange(len(train_acc_list))</text:p>
      <text:p text:style-name="P1"><text:tab/>plt.plot(x, train_acc_list, label='train acc')</text:p>
      <text:p text:style-name="P1"><text:tab/>plt.plot(x, test_acc_list, label='test acc', linestyle='--')</text:p>
      <text:p text:style-name="P1"><text:tab/>plt.xlabel("epochs")</text:p>
      <text:p text:style-name="P1"><text:tab/>plt.ylabel("accuracy")</text:p>
      <text:p text:style-name="P1"><text:tab/>plt.ylim(0, 1.0)</text:p>
      <text:p text:style-name="P1"><text:tab/>plt.legend(loc='lower right')</text:p>
      <text:p text:style-name="P1"><text:tab/>plt.show()</text:p>
      <text:p text:style-name="P1"/>
      <text:p text:style-name="P1"/>
      <text:p text:style-name="P1"/>
      <text:p text:style-name="P1"/>
      <text:p text:style-name="P1"/>
      <text:p text:style-name="P1">문제 4<text:bookmark text:name="문제 44"/>4. 텐서플로우로 CNN구현하기</text:p>
      <text:p text:style-name="P1"/>
      <text:p text:style-name="P1"><text:tab/>import tensorflow as tf</text:p>
      <text:p text:style-name="P1"><text:tab/>from tensorflow.examples.tutorials.mnist import input_data</text:p>
      <text:p text:style-name="P1"><text:tab/>import matplotlib.pyplot as plt</text:p>
      <text:p text:style-name="P1"><text:soft-page-break/><text:tab/>import numpy as np</text:p>
      <text:p text:style-name="P1"><text:tab/></text:p>
      <text:p text:style-name="P1"><text:tab/>mnist = input_data.read_data_sets("MNIST_data/", one_hot = True)</text:p>
      <text:p text:style-name="P1"><text:tab/></text:p>
      <text:p text:style-name="P1"><text:tab/>tf.reset_default_graph()</text:p>
      <text:p text:style-name="P1"><text:tab/>x_load = tf.placeholder("float", [None, 784])</text:p>
      <text:p text:style-name="P1"><text:tab/></text:p>
      <text:p text:style-name="P1"><text:tab/>z_onehot = tf.placeholder("float", [None, 10])</text:p>
      <text:p text:style-name="P1"><text:tab/>z_label = tf.argmax(z_onehot, axis = 1)</text:p>
      <text:p text:style-name="P1"><text:tab/>keep_prob = tf.placeholder("float")</text:p>
      <text:p text:style-name="P1"><text:tab/></text:p>
      <text:p text:style-name="P1"><text:tab/>W = tf.get_variable(name='W', shape=[3, 3, 1, 32], \</text:p>
      <text:p text:style-name="P1"><text:tab/> <text:s text:c="20"/>initializer=tf.contrib.layers.variance_scaling_initializer())</text:p>
      <text:p text:style-name="P1"><text:tab/>b = tf.Variable(tf.ones([28, 28, 32]))</text:p>
      <text:p text:style-name="P1"><text:tab/>W1 = tf.get_variable(name='W1', shape=[6272, 100], \</text:p>
      <text:p text:style-name="P1"><text:tab/> <text:s text:c="20"/>initializer=tf.contrib.layers.variance_scaling_initializer())</text:p>
      <text:p text:style-name="P1"><text:tab/>b1 = tf.Variable(tf.ones([100]))</text:p>
      <text:p text:style-name="P1"><text:tab/>W2 = tf.get_variable(name='W2', shape=[100, 100], \</text:p>
      <text:p text:style-name="P1"><text:tab/> <text:s text:c="20"/>initializer=tf.contrib.layers.variance_scaling_initializer())</text:p>
      <text:p text:style-name="P1"><text:tab/>b2 = tf.Variable(tf.ones([100]))</text:p>
      <text:p text:style-name="P1"><text:tab/>W3 = tf.get_variable(name='W3', shape=[100, 10], \</text:p>
      <text:p text:style-name="P1"><text:tab/> <text:s text:c="20"/>initializer=tf.contrib.layers.variance_scaling_initializer())</text:p>
      <text:p text:style-name="P1"><text:tab/>b3 = tf.Variable(tf.ones([10]))</text:p>
      <text:p text:style-name="P1"><text:tab/>x = tf.reshape(x_load, [-1 ,28, 28, 1])</text:p>
      <text:p text:style-name="P1"><text:tab/>x1 = tf.nn.conv2d(x, W, strides=[1, 1, 1, 1], padding = 'SAME')</text:p>
      <text:p text:style-name="P1"><text:tab/>x1_hat = tf.nn.relu(x1) + b</text:p>
      <text:p text:style-name="P1"><text:tab/>x1_pool = tf.nn.max_pool(x1_hat, ksize = [1, 2, 2, 1], strides = [1, 2, 2, 1], padding = 'SAME')</text:p>
      <text:p text:style-name="P1"><text:tab/>x1_res = tf.reshape(x1_pool, [-1, 6272])</text:p>
      <text:p text:style-name="P1"><text:tab/>y = tf.matmul(x1_res, W1) + b1</text:p>
      <text:p text:style-name="P1"><text:tab/>batch_y = tf.contrib.layers.batch_norm(y,True)</text:p>
      <text:p text:style-name="P1"><text:tab/>y_hat = tf.nn.relu(y)</text:p>
      <text:p text:style-name="P1"><text:tab/>y_drop = tf.nn.dropout(y_hat, keep_prob)</text:p>
      <text:p text:style-name="P1"><text:tab/>y1 = tf.matmul(y_drop, W2) + b2</text:p>
      <text:p text:style-name="P1"><text:tab/>y1_hat = tf.nn.relu(y1)</text:p>
      <text:p text:style-name="P1"><text:tab/>y1_drop = tf.nn.dropout(y1_hat, keep_prob)</text:p>
      <text:p text:style-name="P1"><text:tab/>z = tf.matmul(y1_drop, W3) + b3</text:p>
      <text:p text:style-name="P1"><text:tab/>z_hat = tf.nn.softmax(z)</text:p>
      <text:p text:style-name="P1"><text:tab/>z_predict = tf.argmax(z_hat, axis = 1)</text:p>
      <text:p text:style-name="P1"><text:tab/></text:p>
      <text:p text:style-name="P1"><text:tab/>correction_prediction = tf.equal(z_predict, z_label)</text:p>
      <text:p text:style-name="P1"><text:tab/>accuracy = tf.reduce_mean(tf.cast(correction_prediction, "float"))</text:p>
      <text:p text:style-name="P1"><text:tab/>loss = - tf.reduce_sum(z_onehot*tf.log(z_hat), axis = 1)</text:p>
      <text:p text:style-name="P1"><text:tab/>optimizer = tf.train.AdamOptimizer(learning_rate=0.0005)</text:p>
      <text:p text:style-name="P1"><text:tab/>train = optimizer.minimize(loss)</text:p>
      <text:p text:style-name="P1"><text:tab/></text:p>
      <text:p text:style-name="P1"><text:tab/>init = tf.global_variables_initializer()</text:p>
      <text:p text:style-name="P1"><text:tab/>train_acc_list = []</text:p>
      <text:p text:style-name="P1"><text:tab/>test_acc_list = []</text:p>
      <text:p text:style-name="P1"><text:tab/></text:p>
      <text:p text:style-name="P1"><text:tab/>sess = tf.Session()</text:p>
      <text:p text:style-name="P1"><text:tab/>sess.run(init)</text:p>
      <text:p text:style-name="P1"><text:tab/></text:p>
      <text:p text:style-name="P1"><text:tab/>train_xs, train_ys = mnist.train.next_batch(100)</text:p>
      <text:p text:style-name="P1"><text:tab/>test_xs, test_ys = mnist.test.next_batch(100)</text:p>
      <text:p text:style-name="P1"><text:tab/>train_acc = sess.run(accuracy, \</text:p>
      <text:p text:style-name="P1"><text:tab/> <text:s text:c="20"/>feed_dict = {x_load : train_xs, z_onehot : train_ys, keep_prob : 1.0})</text:p>
      <text:p text:style-name="P1"><text:tab/>print('train <text:s text:c="2"/>초기 정확도', train_acc)</text:p>
      <text:p text:style-name="P1"><text:tab/>train_acc_list.append(train_acc)</text:p>
      <text:p text:style-name="P1"><text:tab/>test_acc = sess.run(accuracy, \</text:p>
      <text:p text:style-name="P1"><text:tab/> <text:s text:c="19"/>feed_dict = {x_load : test_xs, z_onehot : test_ys, keep_prob : 1.0})</text:p>
      <text:p text:style-name="P1"><text:soft-page-break/><text:tab/>print('test <text:s text:c="3"/>초기 정확도', test_acc)</text:p>
      <text:p text:style-name="P1"><text:tab/>test_acc_list.append(test_acc)</text:p>
      <text:p text:style-name="P1"><text:tab/>print('=========================')</text:p>
      <text:p text:style-name="P1"><text:tab/>for i in range(1, 16):</text:p>
      <text:p text:style-name="P1"><text:tab/> <text:s text:c="3"/>for j in range(1, 601):</text:p>
      <text:p text:style-name="P1"><text:tab/> <text:s text:c="7"/>train_xs, train_ys = mnist.train.next_batch(100)</text:p>
      <text:p text:style-name="P1"><text:tab/> <text:s text:c="7"/>test_xs, test_ys = mnist.test.next_batch(100)</text:p>
      <text:p text:style-name="P1"><text:tab/> <text:s text:c="7"/>sess.run(train, feed_dict = {x_load : train_xs, z_onehot: train_ys, keep_prob : 0.9})</text:p>
      <text:p text:style-name="P1"><text:tab/> <text:s text:c="3"/>train_acc = sess.run(accuracy, \</text:p>
      <text:p text:style-name="P1"><text:tab/> <text:s text:c="24"/>feed_dict = {x_load : train_xs, z_onehot : train_ys, keep_prob : 1.0})</text:p>
      <text:p text:style-name="P1"><text:tab/> <text:s text:c="3"/>print('train %d 에폭 정확도'%i, train_acc)</text:p>
      <text:p text:style-name="P1"><text:tab/> <text:s text:c="3"/>train_acc_list.append(train_acc)</text:p>
      <text:p text:style-name="P1"><text:tab/> <text:s text:c="3"/>test_acc = sess.run(accuracy, \</text:p>
      <text:p text:style-name="P1"><text:tab/> <text:s text:c="23"/>feed_dict = {x_load : test_xs, z_onehot : test_ys, keep_prob : 1.0})</text:p>
      <text:p text:style-name="P1"><text:tab/> <text:s text:c="3"/>print('test <text:s/>%d 에폭 정확도'%i, test_acc)</text:p>
      <text:p text:style-name="P1"><text:tab/> <text:s text:c="3"/>test_acc_list.append(test_acc)</text:p>
      <text:p text:style-name="P1"><text:tab/> <text:s text:c="3"/>print('=========================')</text:p>
      <text:p text:style-name="P1"><text:tab/></text:p>
      <text:p text:style-name="P1"><text:tab/>sess.close()</text:p>
      <text:p text:style-name="P1"><text:tab/></text:p>
      <text:p text:style-name="P1"><text:tab/># 그래프 그리기</text:p>
      <text:p text:style-name="P1"><text:tab/>markers = {'train': 'o', 'test': 's'}</text:p>
      <text:p text:style-name="P1"><text:tab/>x = np.arange(len(train_acc_list))</text:p>
      <text:p text:style-name="P1"><text:tab/>plt.plot(x, train_acc_list, label='train acc')</text:p>
      <text:p text:style-name="P1"><text:tab/>plt.plot(x, test_acc_list, label='test acc', linestyle='--')</text:p>
      <text:p text:style-name="P1"><text:tab/>plt.xlabel("epochs")</text:p>
      <text:p text:style-name="P1"><text:tab/>plt.ylabel("accuracy")</text:p>
      <text:p text:style-name="P1"><text:tab/>plt.ylim(0, 1.0)</text:p>
      <text:p text:style-name="P1"><text:tab/>plt.legend(loc='lower right')</text:p>
      <text:p text:style-name="P1"><text:tab/>plt.show()</text:p>
      <text:p text:style-name="P1"/>
      <text:p text:style-name="P1"/>
      <text:p text:style-name="P1"/>
      <text:p text:style-name="P1"/>
      <text:p text:style-name="P1"/>
      <text:p text:style-name="P1">문제 44. 문제 43번 4층 신경망에 conv-poling 층을 하나 더 추가해서 5층으로 변경을하고 gpu에서 돌리시오 !</text:p>
      <text:p text:style-name="P1"/>
      <text:p text:style-name="P1"><text:tab/>import tensorflow as tf</text:p>
      <text:p text:style-name="P1"><text:tab/>from tensorflow.examples.tutorials.mnist import input_data</text:p>
      <text:p text:style-name="P1"><text:tab/>import matplotlib.pyplot as plt</text:p>
      <text:p text:style-name="P1"><text:tab/>import numpy as np</text:p>
      <text:p text:style-name="P1"><text:tab/></text:p>
      <text:p text:style-name="P1"><text:tab/>mnist = input_data.read_data_sets("MNIST_data/", one_hot = True)</text:p>
      <text:p text:style-name="P1"><text:tab/></text:p>
      <text:p text:style-name="P1"><text:tab/></text:p>
      <text:p text:style-name="P1"><text:tab/># 입력층</text:p>
      <text:p text:style-name="P1"><text:tab/>tf.reset_default_graph()</text:p>
      <text:p text:style-name="P1"><text:tab/>x_load = tf.placeholder("float", [None, 784])</text:p>
      <text:p text:style-name="P1"><text:tab/>x = tf.reshape(x_load, [-1 ,28, 28, 1])</text:p>
      <text:p text:style-name="P1"><text:tab/>z_onehot = tf.placeholder("float", [None, 10])</text:p>
      <text:p text:style-name="P1"><text:tab/>z_label = tf.argmax(z_onehot, axis = 1)</text:p>
      <text:p text:style-name="P1"><text:tab/>keep_prob = tf.placeholder("float")</text:p>
      <text:p text:style-name="P1"><text:tab/></text:p>
      <text:p text:style-name="P1"><text:tab/># 은닉 1층</text:p>
      <text:p text:style-name="P1"><text:tab/>W1 = tf.get_variable(name='W1', shape=[3, 3, 1, 32], \</text:p>
      <text:p text:style-name="P1"><text:tab/> <text:s text:c="20"/>initializer=tf.contrib.layers.variance_scaling_initializer())</text:p>
      <text:p text:style-name="P1"><text:tab/>b1 = tf.Variable(tf.ones([28, 28, 32]))</text:p>
      <text:p text:style-name="P1"><text:tab/></text:p>
      <text:p text:style-name="P1"><text:tab/>x = tf.nn.conv2d(x, W1, strides=[1, 1, 1, 1], padding = 'SAME')</text:p>
      <text:p text:style-name="P1"><text:tab/>x = tf.nn.relu(x) + b1</text:p>
      <text:p text:style-name="P1"><text:soft-page-break/><text:tab/>x = tf.nn.max_pool(x, ksize = [1, 2, 2, 1], strides = [1, 2, 2, 1], padding = 'SAME')</text:p>
      <text:p text:style-name="P1"><text:tab/># x = tf.reshape(x, [-1, 6272])</text:p>
      <text:p text:style-name="P1"><text:tab/></text:p>
      <text:p text:style-name="P1"><text:tab/></text:p>
      <text:p text:style-name="P1"><text:tab/></text:p>
      <text:p text:style-name="P1"><text:tab/># 은닉 2층</text:p>
      <text:p text:style-name="P1"><text:tab/>W2 = tf.get_variable(name='W2', shape=[3, 3, 32, 64], \</text:p>
      <text:p text:style-name="P1"><text:tab/> <text:s text:c="20"/>initializer=tf.contrib.layers.variance_scaling_initializer())</text:p>
      <text:p text:style-name="P1"><text:tab/>b2 = tf.Variable(tf.ones([14, 14, 64]))</text:p>
      <text:p text:style-name="P1"><text:tab/></text:p>
      <text:p text:style-name="P1"><text:tab/>x1 = tf.nn.conv2d(x, W2, strides=[1, 1, 1, 1], padding = 'SAME')</text:p>
      <text:p text:style-name="P1"><text:tab/>x1 = tf.nn.relu(x1) + b2</text:p>
      <text:p text:style-name="P1"><text:tab/>x1 = tf.nn.max_pool(x1, ksize = [1, 2, 2, 1], strides = [1, 2, 2, 1], padding = 'SAME')</text:p>
      <text:p text:style-name="P1"><text:tab/>x1 = tf.reshape(x1, [-1, 3136])</text:p>
      <text:p text:style-name="P1"><text:tab/></text:p>
      <text:p text:style-name="P1"><text:tab/></text:p>
      <text:p text:style-name="P1"><text:tab/></text:p>
      <text:p text:style-name="P1"><text:tab/># 은닉 3층</text:p>
      <text:p text:style-name="P1"><text:tab/>W3 = tf.get_variable(name='W3', shape=[3136, 100], \</text:p>
      <text:p text:style-name="P1"><text:tab/> <text:s text:c="20"/>initializer=tf.contrib.layers.variance_scaling_initializer())</text:p>
      <text:p text:style-name="P1"><text:tab/>b3 = tf.Variable(tf.ones([100]))</text:p>
      <text:p text:style-name="P1"><text:tab/></text:p>
      <text:p text:style-name="P1"><text:tab/>y = tf.matmul(x1, W3) + b3</text:p>
      <text:p text:style-name="P1"><text:tab/>y = tf.contrib.layers.batch_norm(y,True)</text:p>
      <text:p text:style-name="P1"><text:tab/>y = tf.nn.relu(y)</text:p>
      <text:p text:style-name="P1"><text:tab/>y = tf.nn.dropout(y, keep_prob)</text:p>
      <text:p text:style-name="P1"><text:tab/></text:p>
      <text:p text:style-name="P1"><text:tab/></text:p>
      <text:p text:style-name="P1"><text:tab/></text:p>
      <text:p text:style-name="P1"><text:tab/># 은닉 3층</text:p>
      <text:p text:style-name="P1"><text:tab/>W4 = tf.get_variable(name='W4', shape=[100, 100], \</text:p>
      <text:p text:style-name="P1"><text:tab/> <text:s text:c="20"/>initializer=tf.contrib.layers.variance_scaling_initializer())</text:p>
      <text:p text:style-name="P1"><text:tab/>b4 = tf.Variable(tf.ones([100]))</text:p>
      <text:p text:style-name="P1"><text:tab/></text:p>
      <text:p text:style-name="P1"><text:tab/>y1 = tf.matmul(y, W4) + b4</text:p>
      <text:p text:style-name="P1"><text:tab/>y1 = tf.nn.relu(y1)</text:p>
      <text:p text:style-name="P1"><text:tab/>y1 = tf.nn.dropout(y1, keep_prob)</text:p>
      <text:p text:style-name="P1"><text:tab/></text:p>
      <text:p text:style-name="P1"><text:tab/></text:p>
      <text:p text:style-name="P1"><text:tab/></text:p>
      <text:p text:style-name="P1"><text:tab/># 출력층(4층)</text:p>
      <text:p text:style-name="P1"><text:tab/>W5 = tf.get_variable(name='W5', shape=[100, 10], \</text:p>
      <text:p text:style-name="P1"><text:tab/> <text:s text:c="20"/>initializer=tf.contrib.layers.variance_scaling_initializer())</text:p>
      <text:p text:style-name="P1"><text:tab/>b5 = tf.Variable(tf.ones([10]))</text:p>
      <text:p text:style-name="P1"><text:tab/></text:p>
      <text:p text:style-name="P1"><text:tab/>z = tf.matmul(y1, W5) + b5</text:p>
      <text:p text:style-name="P1"><text:tab/>z_hat = tf.nn.softmax(z)</text:p>
      <text:p text:style-name="P1"><text:tab/>z = tf.argmax(z_hat, axis = 1)</text:p>
      <text:p text:style-name="P1"/>
      <text:p text:style-name="P1"/>
      <text:p text:style-name="P1"><text:tab/></text:p>
      <text:p text:style-name="P1"><text:tab/>correction_prediction = tf.equal(z, z_label)</text:p>
      <text:p text:style-name="P1"><text:tab/>accuracy = tf.reduce_mean(tf.cast(correction_prediction, "float"))</text:p>
      <text:p text:style-name="P1"><text:tab/>loss = - tf.reduce_sum(z_onehot*tf.log(z_hat), axis = 1)</text:p>
      <text:p text:style-name="P1"><text:tab/>optimizer = tf.train.AdamOptimizer(learning_rate=0.001)</text:p>
      <text:p text:style-name="P1"><text:tab/>train = optimizer.minimize(loss)</text:p>
      <text:p text:style-name="P1"><text:tab/></text:p>
      <text:p text:style-name="P1"><text:tab/>init = tf.global_variables_initializer()</text:p>
      <text:p text:style-name="P1"><text:tab/>train_acc_list = []</text:p>
      <text:p text:style-name="P1"><text:tab/>test_acc_list = []</text:p>
      <text:p text:style-name="P1"><text:soft-page-break/><text:tab/></text:p>
      <text:p text:style-name="P1"><text:tab/></text:p>
      <text:p text:style-name="P1"><text:tab/># 세션 활성화</text:p>
      <text:p text:style-name="P1"><text:tab/>sess = tf.Session()</text:p>
      <text:p text:style-name="P1"><text:tab/>sess.run(init)</text:p>
      <text:p text:style-name="P1"><text:tab/></text:p>
      <text:p text:style-name="P1"><text:tab/>train_xs, train_ys = mnist.train.next_batch(100)</text:p>
      <text:p text:style-name="P1"><text:tab/>test_xs, test_ys = mnist.test.next_batch(100)</text:p>
      <text:p text:style-name="P1"><text:tab/>train_acc = sess.run(accuracy, \</text:p>
      <text:p text:style-name="P1"><text:tab/> <text:s text:c="20"/>feed_dict = {x_load : train_xs, z_onehot : train_ys, keep_prob : 1.0})</text:p>
      <text:p text:style-name="P1"><text:tab/>print('train <text:s text:c="2"/>초기 정확도', train_acc)</text:p>
      <text:p text:style-name="P1"><text:tab/>train_acc_list.append(train_acc)</text:p>
      <text:p text:style-name="P1"><text:tab/>test_acc = sess.run(accuracy, \</text:p>
      <text:p text:style-name="P1"><text:tab/> <text:s text:c="19"/>feed_dict = {x_load : test_xs, z_onehot : test_ys, keep_prob : 1.0})</text:p>
      <text:p text:style-name="P1"><text:tab/>print('test <text:s text:c="3"/>초기 정확도', test_acc)</text:p>
      <text:p text:style-name="P1"><text:tab/>test_acc_list.append(test_acc)</text:p>
      <text:p text:style-name="P1"><text:tab/>print('=========================')</text:p>
      <text:p text:style-name="P1"><text:tab/>for i in range(1, 16):</text:p>
      <text:p text:style-name="P1"><text:tab/> <text:s text:c="3"/>for j in range(1, 601):</text:p>
      <text:p text:style-name="P1"><text:tab/> <text:s text:c="7"/>train_xs, train_ys = mnist.train.next_batch(100)</text:p>
      <text:p text:style-name="P1"><text:tab/> <text:s text:c="7"/>test_xs, test_ys = mnist.test.next_batch(100)</text:p>
      <text:p text:style-name="P1"><text:tab/> <text:s text:c="7"/>sess.run(train, feed_dict = {x_load : train_xs, z_onehot: train_ys, keep_prob : 0.9})</text:p>
      <text:p text:style-name="P1"><text:tab/> <text:s text:c="3"/>train_acc = sess.run(accuracy, \</text:p>
      <text:p text:style-name="P1"><text:tab/> <text:s text:c="24"/>feed_dict = {x_load : train_xs, z_onehot : train_ys, keep_prob : 1.0})</text:p>
      <text:p text:style-name="P1"><text:tab/> <text:s text:c="3"/>print('train %d 에폭 정확도'%i, train_acc)</text:p>
      <text:p text:style-name="P1"><text:tab/> <text:s text:c="3"/>train_acc_list.append(train_acc)</text:p>
      <text:p text:style-name="P1"><text:tab/> <text:s text:c="3"/>test_acc = sess.run(accuracy, \</text:p>
      <text:p text:style-name="P1"><text:tab/> <text:s text:c="23"/>feed_dict = {x_load : test_xs, z_onehot : test_ys, keep_prob : 1.0})</text:p>
      <text:p text:style-name="P1"><text:tab/> <text:s text:c="3"/>print('test <text:s/>%d 에폭 정확도'%i, test_acc)</text:p>
      <text:p text:style-name="P1"><text:tab/> <text:s text:c="3"/>test_acc_list.append(test_acc)</text:p>
      <text:p text:style-name="P1"><text:tab/> <text:s text:c="3"/>print('=========================')</text:p>
      <text:p text:style-name="P1"><text:tab/></text:p>
      <text:p text:style-name="P1"><text:tab/>sess.close()</text:p>
      <text:p text:style-name="P1"><text:tab/></text:p>
      <text:p text:style-name="P1"><text:tab/></text:p>
      <text:p text:style-name="P1"><text:tab/></text:p>
      <text:p text:style-name="P1"><text:tab/># 그래프 그리기</text:p>
      <text:p text:style-name="P1"><text:tab/>markers = {'train': 'o', 'test': 's'}</text:p>
      <text:p text:style-name="P1"><text:tab/>x = np.arange(len(train_acc_list))</text:p>
      <text:p text:style-name="P1"><text:tab/>plt.plot(x, train_acc_list, label='train acc')</text:p>
      <text:p text:style-name="P1"><text:tab/>plt.plot(x, test_acc_list, label='test acc', linestyle='--')</text:p>
      <text:p text:style-name="P1"><text:tab/>plt.xlabel("epochs")</text:p>
      <text:p text:style-name="P1"><text:tab/>plt.ylabel("accuracy")</text:p>
      <text:p text:style-name="P1"><text:tab/>plt.ylim(0, 1.0)</text:p>
      <text:p text:style-name="P1"><text:tab/>plt.legend(loc='lower right')</text:p>
      <text:p text:style-name="P1"><text:tab/>plt.show()</text:p>
      <text:p text:style-name="P1"/>
      <text:p text:style-name="P1"/>
      <text:p text:style-name="P1"/>
      <text:p text:style-name="P1"/>
      <text:p text:style-name="P1"/>
      <text:p text:style-name="P1">문제 45<text:bookmark text:name="문제 45"/>. c:\a\cifar10\test 폴더를 만들고 test이미지 100개를 이 폴더에 따로 복사하고 복사한 이미지를 </text:p>
      <text:p text:style-name="P1"><text:tab/> 아래와 같이 불러오는 함수를 생성하시오 !</text:p>
      <text:p text:style-name="P1"/>
      <text:p text:style-name="P1"><text:tab/>import os</text:p>
      <text:p text:style-name="P1"><text:tab/></text:p>
      <text:p text:style-name="P1"><text:tab/>test_image = "c:\\a\\cifar10\\test"</text:p>
      <text:p text:style-name="P1"><text:tab/></text:p>
      <text:p text:style-name="P1"><text:tab/>def image_load(path):</text:p>
      <text:p text:style-name="P1"><text:tab/> <text:s text:c="3"/>file_list = os.listdir(path)</text:p>
      <text:p text:style-name="P1"><text:soft-page-break/><text:tab/> <text:s text:c="3"/>return file_list</text:p>
      <text:p text:style-name="P1"/>
      <text:p text:style-name="P1"><text:tab/>print(image_load(test_image))</text:p>
      <text:p text:style-name="P1"/>
      <text:p text:style-name="P1"><text:tab/>['1.png', '10.png', '100.png', '11.png', '12.png', ....... '98.png', '99.png']</text:p>
      <text:p text:style-name="P1"/>
      <text:p text:style-name="P1"/>
      <text:p text:style-name="P1"/>
      <text:p text:style-name="P1">문제 46. 위의 함수를 수정해서 아래와 같이 숫자만 출력되게 하시오 !</text:p>
      <text:p text:style-name="P1"/>
      <text:p text:style-name="P1"><text:tab/>import os</text:p>
      <text:p text:style-name="P1"><text:tab/></text:p>
      <text:p text:style-name="P1"><text:tab/>test_image = "c:\\a\\cifar10\\test"</text:p>
      <text:p text:style-name="P1"><text:tab/></text:p>
      <text:p text:style-name="P1"><text:tab/>def image_load(path):</text:p>
      <text:p text:style-name="P1"><text:tab/> <text:s text:c="3"/>file_list = os.listdir(path)</text:p>
      <text:p text:style-name="P1"><text:tab/> <text:s text:c="3"/>for i in range(len(file_list)):</text:p>
      <text:p text:style-name="P1"><text:tab/> <text:s text:c="7"/>file_list[i] = int(file_list[i][:-4])</text:p>
      <text:p text:style-name="P1"><text:tab/> <text:s text:c="3"/>file_list.sort()</text:p>
      <text:p text:style-name="P1"><text:tab/> <text:s text:c="3"/>return file_list</text:p>
      <text:p text:style-name="P1"><text:tab/> <text:s text:c="3"/></text:p>
      <text:p text:style-name="P1"><text:tab/>print(image_load(test_image))</text:p>
      <text:p text:style-name="P1"/>
      <text:p text:style-name="P1"><text:tab/>[1, 10, 100, 11, 12, 13, ...... <text:s text:c="2"/>95, 96, 97, 98, 99]</text:p>
      <text:p text:style-name="P1"/>
      <text:p text:style-name="P1"/>
      <text:p text:style-name="P1"/>
      <text:p text:style-name="P1"/>
      <text:p text:style-name="P1"/>
      <text:p text:style-name="P1">문제 47. 아래의 결과를 정렬해서 출력되게 하시오 !</text:p>
      <text:p text:style-name="P1"/>
      <text:p text:style-name="P1"><text:tab/>import os</text:p>
      <text:p text:style-name="P1"><text:tab/></text:p>
      <text:p text:style-name="P1"><text:tab/>test_image = "c:\\a\\cifar10\\test"</text:p>
      <text:p text:style-name="P1"><text:tab/></text:p>
      <text:p text:style-name="P1"><text:tab/>def image_load(path):</text:p>
      <text:p text:style-name="P1"><text:tab/> <text:s text:c="3"/>file_list = os.listdir(path)</text:p>
      <text:p text:style-name="P1"><text:tab/> <text:s text:c="3"/>for i in range(len(file_list)):</text:p>
      <text:p text:style-name="P1"><text:tab/> <text:s text:c="7"/>file_list[i] = int(file_list[i][:-4])</text:p>
      <text:p text:style-name="P1"><text:tab/> <text:s text:c="3"/>file_list.sort()</text:p>
      <text:p text:style-name="P1"><text:tab/> <text:s text:c="3"/>return file_list</text:p>
      <text:p text:style-name="P1"><text:tab/> <text:s text:c="3"/></text:p>
      <text:p text:style-name="P1"><text:tab/>print(image_load(test_image))</text:p>
      <text:p text:style-name="P1"/>
      <text:p text:style-name="P1"><text:tab/>[1, 2, 3, 4, 5, 6, 7, 8, 9, <text:s text:c="3"/>...... <text:s text:c="4"/>95, 96, 97, 98, 99, 100]</text:p>
      <text:p text:style-name="P1"/>
      <text:p text:style-name="P1"/>
      <text:p text:style-name="P1"/>
      <text:p text:style-name="P1"/>
      <text:p text:style-name="P1"/>
      <text:p text:style-name="P1">문제 48. 문제 47번에 나온 결과에 png를 붙여서 아래와 같이 결과가 출력되게 하시오 !</text:p>
      <text:p text:style-name="P1"/>
      <text:p text:style-name="P1"><text:tab/>import os</text:p>
      <text:p text:style-name="P1"><text:tab/></text:p>
      <text:p text:style-name="P1"><text:tab/>test_image = "c:\\a\\cifar10\\test"</text:p>
      <text:p text:style-name="P1"><text:tab/></text:p>
      <text:p text:style-name="P1"><text:tab/>def image_load(path):</text:p>
      <text:p text:style-name="P1"><text:tab/> <text:s text:c="3"/>file_list = os.listdir(path)</text:p>
      <text:p text:style-name="P1"><text:tab/> <text:s text:c="3"/>for i in range(len(file_list)):</text:p>
      <text:p text:style-name="P1"><text:tab/> <text:s text:c="7"/>file_list[i] = int(file_list[i][:-4])</text:p>
      <text:p text:style-name="P1"><text:soft-page-break/><text:tab/> <text:s text:c="3"/>file_list.sort()</text:p>
      <text:p text:style-name="P1"><text:tab/> <text:s text:c="3"/>for i in range(len(file_list)):</text:p>
      <text:p text:style-name="P1"><text:tab/> <text:s text:c="7"/>file_list[i] = str(file_list[i]) + ".png"</text:p>
      <text:p text:style-name="P1"><text:tab/> <text:s text:c="3"/>return file_list</text:p>
      <text:p text:style-name="P1"><text:tab/> <text:s text:c="3"/></text:p>
      <text:p text:style-name="P1"><text:tab/>print(image_load(test_image))</text:p>
      <text:p text:style-name="P1"><text:tab/></text:p>
      <text:p text:style-name="P1"><text:tab/>['1.png', '2.png', '3.png', '4.png', '5.png', ...... <text:s/>'98.png', '99.png', '100.png']</text:p>
      <text:p text:style-name="P1"/>
      <text:p text:style-name="P1"/>
      <text:p text:style-name="P1"/>
      <text:p text:style-name="P1"/>
      <text:p text:style-name="P1"/>
      <text:p text:style-name="P1">문제 49. 이미지 이름 앞에 절대경로가 아래처럼 붙게 하시오 !</text:p>
      <text:p text:style-name="P1"/>
      <text:p text:style-name="P1"><text:tab/>import os</text:p>
      <text:p text:style-name="P1"><text:tab/></text:p>
      <text:p text:style-name="P1"><text:tab/>test_image = "c:\\a\\cifar10\\test"</text:p>
      <text:p text:style-name="P1"><text:tab/></text:p>
      <text:p text:style-name="P1"><text:tab/>def image_load(path):</text:p>
      <text:p text:style-name="P1"><text:tab/> <text:s text:c="3"/>file_list = os.listdir(path)</text:p>
      <text:p text:style-name="P1"><text:tab/> <text:s text:c="3"/>for i in range(len(file_list)):</text:p>
      <text:p text:style-name="P1"><text:tab/> <text:s text:c="7"/>file_list[i] = int(file_list[i][:-4])</text:p>
      <text:p text:style-name="P1"><text:tab/> <text:s text:c="3"/>file_list.sort()</text:p>
      <text:p text:style-name="P1"><text:tab/> <text:s text:c="3"/>for i in range(len(file_list)):</text:p>
      <text:p text:style-name="P1"><text:tab/> <text:s text:c="7"/>file_list[i] = path + "\\" + str(file_list[i]) + ".png"</text:p>
      <text:p text:style-name="P1"><text:tab/> <text:s text:c="3"/>return file_list</text:p>
      <text:p text:style-name="P1"><text:tab/> <text:s text:c="3"/></text:p>
      <text:p text:style-name="P1"><text:tab/>print(image_load(test_image))</text:p>
      <text:p text:style-name="P1"/>
      <text:p text:style-name="P1"><text:tab/>['c:\\a\\cifar10\\test\\1.png', <text:s text:c="4"/>..... <text:s text:c="4"/>'c:<text:a xlink:type="simple" xlink:href="file://a//cifar10//test//100.png" text:style-name="Internet_20_link" text:visited-style-name="Visited_20_Internet_20_Link">\\a\\cifar10\\test\\100.png</text:a>']</text:p>
      <text:p text:style-name="P1"/>
      <text:p text:style-name="P1"/>
      <text:p text:style-name="P1"/>
      <text:p text:style-name="P1"/>
      <text:p text:style-name="P1"/>
      <text:p text:style-name="P1">문제 5<text:bookmark text:name="문제 52"/>2. test_label.csv 파일을 J:\\a\\cifar10 밑에 복사하고 결과가 아래와 같이 출력될 수 있도록 함수를 </text:p>
      <text:p text:style-name="P1"><text:tab/> 생성하시오</text:p>
      <text:p text:style-name="P1"/>
      <text:p text:style-name="P1"><text:tab/>test_image = "c:\\a\\cifar10\\test"</text:p>
      <text:p text:style-name="P1"><text:tab/>test_label = "c:\\a\\cifar10\\test_label.csv"</text:p>
      <text:p text:style-name="P1"><text:tab/></text:p>
      <text:p text:style-name="P1"><text:tab/>import os</text:p>
      <text:p text:style-name="P1"><text:tab/>import numpy as np</text:p>
      <text:p text:style-name="P1"><text:tab/>import csv</text:p>
      <text:p text:style-name="P1"><text:tab/></text:p>
      <text:p text:style-name="P1"><text:tab/>def label_load(path):</text:p>
      <text:p text:style-name="P1"><text:tab/> <text:s text:c="3"/>file = open(path)</text:p>
      <text:p text:style-name="P1"><text:tab/> <text:s text:c="3"/>labeldata = csv.reader(file)</text:p>
      <text:p text:style-name="P1"><text:tab/> <text:s text:c="3"/>labellist = []</text:p>
      <text:p text:style-name="P1"><text:tab/> <text:s text:c="3"/>for i in labeldata:</text:p>
      <text:p text:style-name="P1"><text:tab/> <text:s text:c="7"/>labellist.append(i)</text:p>
      <text:p text:style-name="P1"><text:tab/> <text:s text:c="3"/>return labellist</text:p>
      <text:p text:style-name="P1"><text:tab/>print( label_load(test_label) )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문제 53. 위의 숫자 list 를 numpy 배열로 변환하시오 !</text:p>
      <text:p text:style-name="P1"/>
      <text:p text:style-name="P1"><text:tab/>test_image = "c:\\a\\cifar10\\test"</text:p>
      <text:p text:style-name="P1"><text:tab/>test_label = "c:\\a\\cifar10\\test_label.csv"</text:p>
      <text:p text:style-name="P1"><text:tab/></text:p>
      <text:p text:style-name="P1"><text:tab/>import os</text:p>
      <text:p text:style-name="P1"><text:tab/>import numpy as np</text:p>
      <text:p text:style-name="P1"><text:tab/>import csv</text:p>
      <text:p text:style-name="P1"><text:tab/></text:p>
      <text:p text:style-name="P1"><text:tab/>def label_load(path):</text:p>
      <text:p text:style-name="P1"><text:tab/> <text:s text:c="3"/>file = open(path)</text:p>
      <text:p text:style-name="P1"><text:tab/> <text:s text:c="3"/>labeldata = csv.reader(file)</text:p>
      <text:p text:style-name="P1"><text:tab/> <text:s text:c="3"/>labellist = []</text:p>
      <text:p text:style-name="P1"><text:tab/> <text:s text:c="3"/>for i in labeldata:</text:p>
      <text:p text:style-name="P1"><text:tab/> <text:s text:c="7"/>labellist.append(i)</text:p>
      <text:p text:style-name="P1"><text:tab/> <text:s text:c="3"/>labellist = np.array(labellist)</text:p>
      <text:p text:style-name="P1"><text:tab/> <text:s text:c="3"/>return labellist</text:p>
      <text:p text:style-name="P1"><text:tab/></text:p>
      <text:p text:style-name="P1"><text:tab/>print( label_load(test_label) )</text:p>
      <text:p text:style-name="P1"/>
      <text:p text:style-name="P1"/>
      <text:p text:style-name="P1"/>
      <text:p text:style-name="P1"/>
      <text:p text:style-name="P1"/>
      <text:p text:style-name="P1"/>
      <text:p text:style-name="P1">문제 54. 위의 결과가 문자가 아니라 숫자로 출력되게 변환하시오 !</text:p>
      <text:p text:style-name="P1"/>
      <text:p text:style-name="P1"/>
      <text:p text:style-name="P1"><text:tab/>test_image = "c:\\a\\cifar10\\test"</text:p>
      <text:p text:style-name="P1"><text:tab/>test_label = "c:\\a\\cifar10\\test_label.csv"</text:p>
      <text:p text:style-name="P1"><text:tab/></text:p>
      <text:p text:style-name="P1"><text:tab/>import os</text:p>
      <text:p text:style-name="P1"><text:tab/>import numpy as np</text:p>
      <text:p text:style-name="P1"><text:tab/>import csv</text:p>
      <text:p text:style-name="P1"><text:tab/></text:p>
      <text:p text:style-name="P1"><text:tab/>def label_load(path):</text:p>
      <text:p text:style-name="P1"><text:tab/> <text:s text:c="3"/>file = open(path)</text:p>
      <text:p text:style-name="P1"><text:tab/> <text:s text:c="3"/>labeldata = csv.reader(file)</text:p>
      <text:p text:style-name="P1"><text:tab/> <text:s text:c="3"/>labellist = []</text:p>
      <text:p text:style-name="P1"><text:tab/> <text:s text:c="3"/>for i in labeldata:</text:p>
      <text:p text:style-name="P1"><text:tab/> <text:s text:c="7"/>labellist.append(i)</text:p>
      <text:p text:style-name="P1"><text:tab/> <text:s text:c="3"/>labellist = np.array(labellist).astype(int)</text:p>
      <text:p text:style-name="P1"><text:tab/> <text:s text:c="3"/>return labellist</text:p>
      <text:p text:style-name="P1"><text:tab/></text:p>
      <text:p text:style-name="P1"><text:tab/>print( label_load(test_label) )</text:p>
      <text:p text:style-name="P1"/>
      <text:p text:style-name="P1"/>
      <text:p text:style-name="P1"/>
      <text:p text:style-name="P1"/>
      <text:p text:style-name="P1"/>
      <text:p text:style-name="P1"/>
      <text:p text:style-name="P1">문제 55. 아래의 결과를 출력하시오 !</text:p>
      <text:p text:style-name="P1"/>
      <text:p text:style-name="P1"><text:tab/>import numpy as np</text:p>
      <text:p text:style-name="P1"><text:tab/></text:p>
      <text:p text:style-name="P1"><text:tab/>print(np.eye(10)[4])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문제 56. 문제 54번에서 가져온 숫자리스트를 가지고 아래와 같이 one hot encoding된 결과를 </text:p>
      <text:p text:style-name="P1"><text:tab/> 출력하시오 !</text:p>
      <text:p text:style-name="P1"/>
      <text:p text:style-name="P1"><text:tab/>test_image = "c:\\a\\cifar10\\test"</text:p>
      <text:p text:style-name="P1"><text:tab/>test_label = "c:\\a\\cifar10\\test_label.csv"</text:p>
      <text:p text:style-name="P1"><text:tab/></text:p>
      <text:p text:style-name="P1"><text:tab/>import os</text:p>
      <text:p text:style-name="P1"><text:tab/>import numpy as np</text:p>
      <text:p text:style-name="P1"><text:tab/>import csv</text:p>
      <text:p text:style-name="P1"><text:tab/></text:p>
      <text:p text:style-name="P1"><text:tab/>def label_load(path):</text:p>
      <text:p text:style-name="P1"><text:tab/> <text:s text:c="3"/>file = open(path)</text:p>
      <text:p text:style-name="P1"><text:tab/> <text:s text:c="3"/>labeldata = csv.reader(file)</text:p>
      <text:p text:style-name="P1"><text:tab/> <text:s text:c="3"/>labellist = []</text:p>
      <text:p text:style-name="P1"><text:tab/> <text:s text:c="3"/>for i in labeldata:</text:p>
      <text:p text:style-name="P1"><text:tab/> <text:s text:c="7"/>labellist.append(i)</text:p>
      <text:p text:style-name="P1"><text:tab/> <text:s text:c="3"/>labellist = np.array(labellist).astype(int)</text:p>
      <text:p text:style-name="P1"><text:tab/> <text:s text:c="3"/>labellist = np.eye(10)[labellist]</text:p>
      <text:p text:style-name="P1"><text:tab/> <text:s text:c="3"/>return labellist</text:p>
      <text:p text:style-name="P1"><text:tab/></text:p>
      <text:p text:style-name="P1"><text:tab/>print( label_load(test_label).shape )</text:p>
      <text:p text:style-name="P1"/>
      <text:p text:style-name="P1"/>
      <text:p text:style-name="P1"/>
      <text:p text:style-name="P1"/>
      <text:p text:style-name="P1"/>
      <text:p text:style-name="P1">문제 57. 위의 차원은 3차원인데 우리는 2차원으로 줄여야 한다. 왜냐하면 cnn코드에서 라벨이 입력될 때는 </text:p>
      <text:p text:style-name="P1"><text:tab/> 아래처럼 2차원이기 때문이다.</text:p>
      <text:p text:style-name="P1"/>
      <text:p text:style-name="P1"><text:tab/>test_image = "c:\\a\\cifar10\\test"</text:p>
      <text:p text:style-name="P1"><text:tab/>test_label = "c:\\a\\cifar10\\test_label.csv"</text:p>
      <text:p text:style-name="P1"><text:tab/></text:p>
      <text:p text:style-name="P1"><text:tab/>import os</text:p>
      <text:p text:style-name="P1"><text:tab/>import numpy as np</text:p>
      <text:p text:style-name="P1"><text:tab/>import csv</text:p>
      <text:p text:style-name="P1"><text:tab/></text:p>
      <text:p text:style-name="P1"><text:tab/>def label_load(path):</text:p>
      <text:p text:style-name="P1"><text:tab/> <text:s text:c="3"/>file = open(path)</text:p>
      <text:p text:style-name="P1"><text:tab/> <text:s text:c="3"/>labeldata = csv.reader(file)</text:p>
      <text:p text:style-name="P1"><text:tab/> <text:s text:c="3"/>labellist = []</text:p>
      <text:p text:style-name="P1"><text:tab/> <text:s text:c="3"/>for i in labeldata:</text:p>
      <text:p text:style-name="P1"><text:tab/> <text:s text:c="7"/>labellist.append(i)</text:p>
      <text:p text:style-name="P1"><text:tab/> <text:s text:c="3"/>labellist = np.array(labellist).astype(int)</text:p>
      <text:p text:style-name="P1"><text:tab/> <text:s text:c="3"/>labellist = np.eye(10)[labellist]</text:p>
      <text:p text:style-name="P1"><text:tab/> <text:s text:c="3"/>return np.squeeze(labellist)</text:p>
      <text:p text:style-name="P1"><text:tab/></text:p>
      <text:p text:style-name="P1"><text:tab/>print( label_load(test_label).shape )</text:p>
      <text:p text:style-name="P1"/>
      <text:p text:style-name="P1"/>
      <text:p text:style-name="P1"/>
      <text:p text:style-name="P1"/>
      <text:p text:style-name="P1"/>
      <text:p text:style-name="P1">문제 58. 지금까지 만든 두가지 함수 image_load,label_load를 loader2.py라는 파이썬 코드에 저장하고 아래와 </text:p>
      <text:p text:style-name="P1"><text:tab/> 같이 loader2.py를 import 한후에 cifar10전체 데이터를 로드하는 코드를 구현하시오 !</text:p>
      <text:p text:style-name="P1"/>
      <text:p text:style-name="P1"><text:tab/>import <text:s/>loader2</text:p>
      <text:p text:style-name="P1"><text:tab/>import time</text:p>
      <text:p text:style-name="P1"><text:tab/></text:p>
      <text:p text:style-name="P1"><text:soft-page-break/><text:tab/>train_image = 'c:\\a\\cifar10\\train\\'</text:p>
      <text:p text:style-name="P1"><text:tab/>train_label = 'c:\\a\\cifar10\\train_label.csv'</text:p>
      <text:p text:style-name="P1"><text:tab/>test_image = 'c:\\a\\cifar10\\test\\'</text:p>
      <text:p text:style-name="P1"><text:tab/>test_label = 'c:\\a\\cifar10\\test_label.csv'</text:p>
      <text:p text:style-name="P1"><text:tab/></text:p>
      <text:p text:style-name="P1"><text:tab/>print("LOADING DATA")</text:p>
      <text:p text:style-name="P1"><text:tab/>start = time.time()</text:p>
      <text:p text:style-name="P1"><text:tab/>trainX = loader2.image_load(train_image)</text:p>
      <text:p text:style-name="P1"><text:tab/>print(trainX.shape) # (50000, 32, 32,3)</text:p>
      <text:p text:style-name="P1"><text:tab/>trainY = loader2.label_load(train_label)</text:p>
      <text:p text:style-name="P1"><text:tab/>print(trainY.shape) # (50000, 10)</text:p>
      <text:p text:style-name="P1"><text:tab/>testX = loader2.image_load(test_image)</text:p>
      <text:p text:style-name="P1"><text:tab/>print(testX.shape) # (10000,32, 32, 3)</text:p>
      <text:p text:style-name="P1"><text:tab/>testY = loader2.label_load(test_label)</text:p>
      <text:p text:style-name="P1"><text:tab/>print(testY.shape) # (10000, 10)</text:p>
      <text:p text:style-name="P1"/>
      <text:p text:style-name="P1"/>
      <text:p text:style-name="P1"/>
      <text:p text:style-name="P1"/>
      <text:p text:style-name="P1">문제<text:bookmark text:name="문제 59"/> 59. test100폴더 밑에 10000개의 데이터중 100개만 출력하시오 !</text:p>
      <text:p text:style-name="P1"/>
      <text:p text:style-name="P1"><text:tab/>import os</text:p>
      <text:p text:style-name="P1"><text:tab/>import numpy as np</text:p>
      <text:p text:style-name="P1"><text:tab/>import csv</text:p>
      <text:p text:style-name="P1"><text:tab/>import loader2</text:p>
      <text:p text:style-name="P1"><text:tab/></text:p>
      <text:p text:style-name="P1"><text:tab/>test_image='c:\\a\\cifar10\\test'</text:p>
      <text:p text:style-name="P1"><text:tab/>trainX=loader2.image_load(test_image)</text:p>
      <text:p text:style-name="P1"><text:tab/></text:p>
      <text:p text:style-name="P1"><text:tab/>print(trainX[0:100])</text:p>
      <text:p text:style-name="P1"><text:tab/>print(trainX[100:200])</text:p>
      <text:p text:style-name="P1"/>
      <text:p text:style-name="P1"/>
      <text:p text:style-name="P1"/>
      <text:p text:style-name="P1"/>
      <text:p text:style-name="P1"/>
      <text:p text:style-name="P1">문제 60. next_batch함수를 만들어서 아래와 같이 데이터를 입력하고 함수를 실행하면 trainX에서 100개의 </text:p>
      <text:p text:style-name="P1"><text:tab/> 데이터(numpy 배열)을 가져오게 하시오 !</text:p>
      <text:p text:style-name="P1"/>
      <text:p text:style-name="P1"><text:tab/>import os</text:p>
      <text:p text:style-name="P1"><text:tab/>import numpy as np</text:p>
      <text:p text:style-name="P1"><text:tab/>import csv</text:p>
      <text:p text:style-name="P1"><text:tab/>import loader2</text:p>
      <text:p text:style-name="P1"><text:tab/></text:p>
      <text:p text:style-name="P1"><text:tab/>test_image='c:\\a\\cifar10\\test'</text:p>
      <text:p text:style-name="P1"><text:tab/>trainX=loader2.image_load(test_image)</text:p>
      <text:p text:style-name="P1"><text:tab/></text:p>
      <text:p text:style-name="P1"><text:tab/>def next_batch(img, start, finish):</text:p>
      <text:p text:style-name="P1"><text:tab/> <text:s text:c="3"/>return img[start:finish]</text:p>
      <text:p text:style-name="P1"><text:tab/></text:p>
      <text:p text:style-name="P1"><text:tab/>print(next_batch(trainX, 0, 100).shape)</text:p>
      <text:p text:style-name="P1"/>
      <text:p text:style-name="P1"/>
      <text:p text:style-name="P1"/>
      <text:p text:style-name="P1"/>
      <text:p text:style-name="P1"/>
      <text:p text:style-name="P1">문제 61. 이번에는 라벨도 배치 사이즈 만큼 같이 출력될 수 있도록 next_batch함수에 코드를 추가해서 아래와 </text:p>
      <text:p text:style-name="P1"><text:tab/> 같이 출력되게 하시오 !</text:p>
      <text:p text:style-name="P1"/>
      <text:p text:style-name="P1"><text:tab/>import os</text:p>
      <text:p text:style-name="P1"><text:soft-page-break/><text:tab/>import numpy as np</text:p>
      <text:p text:style-name="P1"><text:tab/>import csv</text:p>
      <text:p text:style-name="P1"><text:tab/>import loader2</text:p>
      <text:p text:style-name="P1"><text:tab/></text:p>
      <text:p text:style-name="P1"><text:tab/>def next_batch(img, label, start, finish):</text:p>
      <text:p text:style-name="P1"><text:tab/> <text:s text:c="3"/>return img[start:finish], label[start:finish]</text:p>
      <text:p text:style-name="P1"><text:tab/></text:p>
      <text:p text:style-name="P1"><text:tab/>train_image = 'c:\\a\\cifar10\\train\\'</text:p>
      <text:p text:style-name="P1"><text:tab/>train_label = 'c:\\a\\cifar10\\train_label.csv'</text:p>
      <text:p text:style-name="P1"><text:tab/>test_image = 'c:\\a\\cifar10\\test\\'</text:p>
      <text:p text:style-name="P1"><text:tab/>test_label = 'c:\\a\\cifar10\\test_label.csv'</text:p>
      <text:p text:style-name="P1"><text:tab/></text:p>
      <text:p text:style-name="P1"><text:tab/>print("LOADING DATA")</text:p>
      <text:p text:style-name="P1"><text:tab/>trainX = loader2.image_load(train_image)</text:p>
      <text:p text:style-name="P1"><text:tab/>trainY = loader2.label_load(train_label)</text:p>
      <text:p text:style-name="P1"><text:tab/></text:p>
      <text:p text:style-name="P1"><text:tab/>x, y = next_batch(trainX, trainY, 0, 100)</text:p>
      <text:p text:style-name="P1"><text:tab/>print(x)</text:p>
      <text:p text:style-name="P1"><text:tab/>print(y)</text:p>
      <text:p text:style-name="P1"/>
      <text:p text:style-name="P1"/>
      <text:p text:style-name="P1"/>
      <text:p text:style-name="P1"/>
      <text:p text:style-name="P1"/>
      <text:p text:style-name="P1">문제 62. 아래의 코드를 실행해 보시오 !</text:p>
      <text:p text:style-name="P1"/>
      <text:p text:style-name="P1"><text:tab/>import random</text:p>
      <text:p text:style-name="P1"><text:tab/>import numpy as np</text:p>
      <text:p text:style-name="P1"><text:tab/>print( np.arange(10))</text:p>
      <text:p text:style-name="P1"/>
      <text:p text:style-name="P1"><text:tab/>[0 1 2 3 4 5 6 7 8 9]</text:p>
      <text:p text:style-name="P1"/>
      <text:p text:style-name="P1"/>
      <text:p text:style-name="P1"/>
      <text:p text:style-name="P1"/>
      <text:p text:style-name="P1">문제 63. 위의 숫자 10개가 랜덤으로 섞여서 출력되게 하시오 !</text:p>
      <text:p text:style-name="P1"><text:tab/> (random.shuffle을 사용해서 구현하시오 !)</text:p>
      <text:p text:style-name="P1"/>
      <text:p text:style-name="P1"><text:tab/>import random</text:p>
      <text:p text:style-name="P1"><text:tab/>import numpy as np</text:p>
      <text:p text:style-name="P1"><text:tab/>x = np.arange(10)</text:p>
      <text:p text:style-name="P1"><text:tab/>random.shuffle(x)</text:p>
      <text:p text:style-name="P1"><text:tab/>print(x)</text:p>
      <text:p text:style-name="P1"><text:tab/></text:p>
      <text:p text:style-name="P1"><text:tab/>[4 2 6 8 7 0 9 1 5 3]</text:p>
      <text:p text:style-name="P1"/>
      <text:p text:style-name="P1"/>
      <text:p text:style-name="P1"/>
      <text:p text:style-name="P1"/>
      <text:p text:style-name="P1"/>
      <text:p text:style-name="P1"/>
      <text:p text:style-name="P1">문제 64. 위의 코드를 이용해서 shuffle_batch함수를 만들어서 입력된 데이터가 shuffle되게 하시오 !</text:p>
      <text:p text:style-name="P1"/>
      <text:p text:style-name="P1"><text:tab/>import random</text:p>
      <text:p text:style-name="P1"><text:tab/>import numpy as np</text:p>
      <text:p text:style-name="P1"><text:tab/>import <text:s/>loader2</text:p>
      <text:p text:style-name="P1"><text:tab/></text:p>
      <text:p text:style-name="P1"><text:tab/>train_image = 'c:\\a\\cifar10\\train\\'</text:p>
      <text:p text:style-name="P1"><text:tab/>train_label = 'c:\\a\\cifar10\\train_label.csv'</text:p>
      <text:p text:style-name="P1"><text:tab/>test_image = 'c:\\a\\cifar10\\test\\'</text:p>
      <text:p text:style-name="P1"><text:soft-page-break/><text:tab/>test_label = 'c:\\a\\cifar10\\test_label.csv'</text:p>
      <text:p text:style-name="P1"><text:tab/></text:p>
      <text:p text:style-name="P1"><text:tab/>print("LOADING DATA")</text:p>
      <text:p text:style-name="P1"><text:tab/>start = time.time()</text:p>
      <text:p text:style-name="P1"><text:tab/>testX = loader2.image_load(test_image)</text:p>
      <text:p text:style-name="P1"><text:tab/>testY = loader2.label_load(test_label)</text:p>
      <text:p text:style-name="P1"><text:tab/>print(testX)</text:p>
      <text:p text:style-name="P1"><text:tab/>print(testY)</text:p>
      <text:p text:style-name="P1"><text:tab/>def shuffle_batch(dataa, datab):</text:p>
      <text:p text:style-name="P1"><text:tab/> <text:s text:c="3"/>x = np.arange(len(dataa))</text:p>
      <text:p text:style-name="P1"><text:tab/> <text:s text:c="3"/>random.shuffle(x)</text:p>
      <text:p text:style-name="P1"><text:tab/> <text:s text:c="3"/>data_list2 = dataa[x]</text:p>
      <text:p text:style-name="P1"><text:tab/> <text:s text:c="3"/>label2 = datab[x]</text:p>
      <text:p text:style-name="P1"><text:tab/> <text:s text:c="3"/>return data_list2, label2</text:p>
      <text:p text:style-name="P1"><text:tab/></text:p>
      <text:p text:style-name="P1"><text:tab/>x, y = shuffle_batch(testX, testY)</text:p>
      <text:p text:style-name="P1"><text:tab/>print(x)</text:p>
      <text:p text:style-name="P1"><text:tab/>print(y)</text:p>
      <text:p text:style-name="P1"/>
      <text:p text:style-name="P1"/>
      <text:p text:style-name="P1"/>
      <text:p text:style-name="P1"/>
      <text:p text:style-name="P1"/>
      <text:p text:style-name="P1">문제 66. 기존 mnist 데이터를 텐써 플로우로 만든 cnn신경망에 입력하는 코드를 가져와서 mnist 대신에 </text:p>
      <text:p text:style-name="P1"><text:tab/> cifar10 데이터를 입력해서 학습 시키고 정확도 그래프를 볼 수 있도록 코드를 완성시키시오.</text:p>
      <text:p text:style-name="P1"/>
      <text:p text:style-name="P1"/>
      <text:p text:style-name="P1">trainX = loader2.image_load(train_image)</text:p>
      <text:p text:style-name="P1">print(trainX.shape) # (50000, 32, 32,3)</text:p>
      <text:p text:style-name="P1">trainY = loader2.label_load(train_label)</text:p>
      <text:p text:style-name="P1">print(trainY.shape) # (50000, 10)</text:p>
      <text:p text:style-name="P1">testX = loader2.image_load(test_image)</text:p>
      <text:p text:style-name="P1">print(testX.shape) # (10000,32, 32, 3)</text:p>
      <text:p text:style-name="P1">testY = loader2.label_load(test_label)</text:p>
      <text:p text:style-name="P1">print(testY.shape) # (10000, 10)</text:p>
      <text:p text:style-name="P1"/>
      <text:p text:style-name="P1"/>
      <text:p text:style-name="P1"/>
      <text:p text:style-name="P1"/>
      <text:p text:style-name="P1"/>
      <text:p text:style-name="P1"/>
      <text:p text:style-name="P1">문제 6<text:bookmark text:name="문제 65"/>5. 기존 mnist 데이터를 텐써 플로우로 만든 cnn신경망에 입력하는 코드를 가져와서 mnist 대신에 cifar10 </text:p>
      <text:p text:style-name="P1"><text:tab/> 데이터를 입력해서 학습 시키고 정확도 그래프를 볼 수 있도록 코드를 완성시키시오.</text:p>
      <text:p text:style-name="P1"/>
      <text:p text:style-name="P1">import tensorflow as tf</text:p>
      <text:p text:style-name="P1">from tensorflow.examples.tutorials.mnist import input_data</text:p>
      <text:p text:style-name="P1">import matplotlib.pyplot as plt</text:p>
      <text:p text:style-name="P1">import numpy as np</text:p>
      <text:p text:style-name="P1">import loader2</text:p>
      <text:p text:style-name="P1"/>
      <text:p text:style-name="P1">#데이터 로드 그리고 한번에 셔플</text:p>
      <text:p text:style-name="P1">train_image = 'c:\\a\\cifar10\\train\\'</text:p>
      <text:p text:style-name="P1">train_label = 'c:\\a\\cifar10\\train_label.csv'</text:p>
      <text:p text:style-name="P1">test_image = 'c:\\a\\cifar10\\test\\'</text:p>
      <text:p text:style-name="P1">test_label = 'c:\\a\\cifar10\\test_label.csv'</text:p>
      <text:p text:style-name="P1"/>
      <text:p text:style-name="P1">print("LOADING DATA")</text:p>
      <text:p text:style-name="P1">trainX = loader2.image_load(train_image)</text:p>
      <text:p text:style-name="P1">trainY = loader2.label_load(train_label)</text:p>
      <text:p text:style-name="P1">testX = loader2.image_load(test_image)</text:p>
      <text:p text:style-name="P1"><text:soft-page-break/>testY = loader2.label_load(test_label)</text:p>
      <text:p text:style-name="P1"/>
      <text:p text:style-name="P1">trainX, trainY = loader2.shuffle_batch(trainX, trainY)</text:p>
      <text:p text:style-name="P1">testX, testY = loader2.shuffle_batch(testX, testY)</text:p>
      <text:p text:style-name="P1"/>
      <text:p text:style-name="P1"/>
      <text:p text:style-name="P1"/>
      <text:p text:style-name="P1"># 입력층</text:p>
      <text:p text:style-name="P1">tf.reset_default_graph()</text:p>
      <text:p text:style-name="P1">x_load = tf.placeholder("float", [None, 32, 32, 3])</text:p>
      <text:p text:style-name="P1">z_onehot = tf.placeholder("float", [None, 10])</text:p>
      <text:p text:style-name="P1">z_label = tf.argmax(z_onehot, axis = 1)</text:p>
      <text:p text:style-name="P1">keep_prob = tf.placeholder("float")</text:p>
      <text:p text:style-name="P1"/>
      <text:p text:style-name="P1"/>
      <text:p text:style-name="P1"/>
      <text:p text:style-name="P1"># 은닉 1층</text:p>
      <text:p text:style-name="P1">W1 = tf.get_variable(name='W1', shape=[3, 3, 3, 32], \</text:p>
      <text:p text:style-name="P1"><text:s text:c="21"/>initializer=tf.contrib.layers.variance_scaling_initializer())</text:p>
      <text:p text:style-name="P1">b1 = tf.Variable(tf.ones([32, 32, 32]))</text:p>
      <text:p text:style-name="P1"/>
      <text:p text:style-name="P1">x = tf.nn.conv2d(x_load, W1, strides=[1, 1, 1, 1], padding = 'SAME')</text:p>
      <text:p text:style-name="P1">x = tf.nn.relu(x) + b1</text:p>
      <text:p text:style-name="P1">x = tf.nn.max_pool(x, ksize = [1, 2, 2, 1], strides = [1, 2, 2, 1], padding = 'SAME')</text:p>
      <text:p text:style-name="P1"># x = tf.reshape(x, [-1, 6272])</text:p>
      <text:p text:style-name="P1"/>
      <text:p text:style-name="P1"/>
      <text:p text:style-name="P1"/>
      <text:p text:style-name="P1"># 은닉 2층</text:p>
      <text:p text:style-name="P1">W2 = tf.get_variable(name='W2', shape=[3, 3, 32, 64], \</text:p>
      <text:p text:style-name="P1"><text:s text:c="21"/>initializer=tf.contrib.layers.variance_scaling_initializer())</text:p>
      <text:p text:style-name="P1">b2 = tf.Variable(tf.ones([16, 16, 64]))</text:p>
      <text:p text:style-name="P1"/>
      <text:p text:style-name="P1">x1 = tf.nn.conv2d(x, W2, strides=[1, 1, 1, 1], padding = 'SAME')</text:p>
      <text:p text:style-name="P1">x1 = tf.nn.relu(x1) + b2</text:p>
      <text:p text:style-name="P1">x1 = tf.nn.max_pool(x1, ksize = [1, 2, 2, 1], strides = [1, 2, 2, 1], padding = 'SAME')</text:p>
      <text:p text:style-name="P1">x1 = tf.reshape(x1, [-1, 4096])</text:p>
      <text:p text:style-name="P1"/>
      <text:p text:style-name="P1"/>
      <text:p text:style-name="P1"/>
      <text:p text:style-name="P1"># 은닉 3층</text:p>
      <text:p text:style-name="P1">W3 = tf.get_variable(name='W3', shape=[4096, 100], \</text:p>
      <text:p text:style-name="P1"><text:s text:c="21"/>initializer=tf.contrib.layers.variance_scaling_initializer())</text:p>
      <text:p text:style-name="P1">b3 = tf.Variable(tf.ones([100]))</text:p>
      <text:p text:style-name="P1"/>
      <text:p text:style-name="P1">y = tf.matmul(x1, W3) + b3</text:p>
      <text:p text:style-name="P1">y = tf.contrib.layers.batch_norm(y,True)</text:p>
      <text:p text:style-name="P1">y = tf.nn.relu(y)</text:p>
      <text:p text:style-name="P1">y = tf.nn.dropout(y, keep_prob)</text:p>
      <text:p text:style-name="P1"/>
      <text:p text:style-name="P1"/>
      <text:p text:style-name="P1"/>
      <text:p text:style-name="P1"># 은닉 3층</text:p>
      <text:p text:style-name="P1">W4 = tf.get_variable(name='W4', shape=[100, 100], \</text:p>
      <text:p text:style-name="P1"><text:s text:c="21"/>initializer=tf.contrib.layers.variance_scaling_initializer())</text:p>
      <text:p text:style-name="P1">b4 = tf.Variable(tf.ones([100]))</text:p>
      <text:p text:style-name="P1"/>
      <text:p text:style-name="P1">y1 = tf.matmul(y, W4) + b4</text:p>
      <text:p text:style-name="P1">y1 = tf.nn.relu(y1)</text:p>
      <text:p text:style-name="P1">y1 = tf.nn.dropout(y1, keep_prob)</text:p>
      <text:p text:style-name="P1"><text:soft-page-break/></text:p>
      <text:p text:style-name="P1"/>
      <text:p text:style-name="P1"/>
      <text:p text:style-name="P1"># 출력층(4층)</text:p>
      <text:p text:style-name="P1">W5 = tf.get_variable(name='W5', shape=[100, 10], \</text:p>
      <text:p text:style-name="P1"><text:s text:c="21"/>initializer=tf.contrib.layers.variance_scaling_initializer())</text:p>
      <text:p text:style-name="P1">b5 = tf.Variable(tf.ones([10]))</text:p>
      <text:p text:style-name="P1"/>
      <text:p text:style-name="P1">z = tf.matmul(y1, W5) + b5</text:p>
      <text:p text:style-name="P1">z_hat = tf.nn.softmax(z)</text:p>
      <text:p text:style-name="P1">z = tf.argmax(z_hat, axis = 1)</text:p>
      <text:p text:style-name="P1"/>
      <text:p text:style-name="P1"/>
      <text:p text:style-name="P1"/>
      <text:p text:style-name="P1">correction_prediction = tf.equal(z, z_label)</text:p>
      <text:p text:style-name="P1">accuracy = tf.reduce_mean(tf.cast(correction_prediction, "float"))</text:p>
      <text:p text:style-name="P1">loss = - tf.reduce_sum(z_onehot*tf.log(z_hat), axis = 1)</text:p>
      <text:p text:style-name="P1">optimizer = tf.train.AdamOptimizer(learning_rate=0.001)</text:p>
      <text:p text:style-name="P1">train = optimizer.minimize(loss)</text:p>
      <text:p text:style-name="P1"/>
      <text:p text:style-name="P1">init = tf.global_variables_initializer()</text:p>
      <text:p text:style-name="P1"/>
      <text:p text:style-name="P1"/>
      <text:p text:style-name="P1"/>
      <text:p text:style-name="P1"># 세션 활성화</text:p>
      <text:p text:style-name="P1">sess = tf.Session()</text:p>
      <text:p text:style-name="P1">sess.run(init)</text:p>
      <text:p text:style-name="P1"/>
      <text:p text:style-name="P1">print("start")</text:p>
      <text:p text:style-name="P1">for i in range(1, 11):</text:p>
      <text:p text:style-name="P1"><text:s text:c="4"/>for j in range(1, 500):</text:p>
      <text:p text:style-name="P1"><text:s text:c="8"/>batch_range_st = (j-1)*100</text:p>
      <text:p text:style-name="P1"><text:s text:c="8"/>batch_range_fi = j*100</text:p>
      <text:p text:style-name="P1"><text:s text:c="8"/>train_xs, train_ys = loader2.next_batch(trainX, trainY, batch_range_st, batch_range_fi)</text:p>
      <text:p text:style-name="P1"><text:s text:c="8"/>sess.run(train, feed_dict = {x_load : train_xs, z_onehot: train_ys, keep_prob : 0.9})</text:p>
      <text:p text:style-name="P1"><text:s text:c="4"/>train_acc = sess.run(accuracy, \</text:p>
      <text:p text:style-name="P1"><text:s text:c="25"/>feed_dict = {x_load : train_xs, z_onehot : train_ys, keep_prob : 1.0})</text:p>
      <text:p text:style-name="P1"><text:s text:c="4"/>print('train %d 에폭 정확도'%i, train_acc)</text:p>
      <text:p text:style-name="P1"><text:s text:c="4"/>test_xs, test_ys =loader2.next_batch(testX, testY, 0, 100)</text:p>
      <text:p text:style-name="P1"><text:s text:c="4"/>test_acc = sess.run(accuracy, \</text:p>
      <text:p text:style-name="P1"><text:s text:c="24"/>feed_dict = {x_load : test_xs, z_onehot : test_ys, keep_prob : 1.0})</text:p>
      <text:p text:style-name="P1"><text:s text:c="4"/>print('test <text:s/>%d 에폭 정확도'%i, test_acc)</text:p>
      <text:p text:style-name="P1"><text:s text:c="4"/>print('+=====================+')</text:p>
      <text:p text:style-name="P1"/>
      <text:p text:style-name="P1">sess.close()</text:p>
      <text:p text:style-name="P1"/>
      <text:p text:style-name="P1"/>
      <text:p text:style-name="P1"/>
      <text:p text:style-name="P1"/>
      <text:p text:style-name="P1">문제 <text:bookmark text:name="문제 67"/>67. 개 고양이 사진이 있는 폴더를 만들고 그 폴더에 개사진 100장과 고양이 사진 100장을 넣고 아래와 </text:p>
      <text:p text:style-name="P1"><text:tab/> 같이 불러오는 함수를 생성하시오 !</text:p>
      <text:p text:style-name="P1"/>
      <text:p text:style-name="P1"><text:tab/>import os</text:p>
      <text:p text:style-name="P1"><text:tab/>import numpy as np</text:p>
      <text:p text:style-name="P1"><text:tab/>import cv2</text:p>
      <text:p text:style-name="P1"><text:tab/></text:p>
      <text:p text:style-name="P1"><text:tab/>test_image = "c:\\b\\catdog"</text:p>
      <text:p text:style-name="P1"><text:tab/></text:p>
      <text:p text:style-name="P1"><text:tab/>def image_load(path):</text:p>
      <text:p text:style-name="P1"><text:tab/> <text:s text:c="3"/>file_list = os.listdir(path)</text:p>
      <text:p text:style-name="P1"><text:soft-page-break/><text:tab/> <text:s text:c="3"/>for i in range(len(file_list)):</text:p>
      <text:p text:style-name="P1"><text:tab/> <text:s text:c="7"/>file_list[i] = int(file_list[i][1:-6])</text:p>
      <text:p text:style-name="P1"><text:tab/> <text:s text:c="3"/>file_list.sort()</text:p>
      <text:p text:style-name="P1"><text:tab/> <text:s text:c="3"/>for i in range(len(file_list)):</text:p>
      <text:p text:style-name="P1"><text:tab/> <text:s text:c="7"/>file_list[i] = path + "\\" + str(file_list[i]) + ".jpeg"</text:p>
      <text:p text:style-name="P1"><text:tab/> <text:s text:c="3"/>image =[]</text:p>
      <text:p text:style-name="P1"><text:tab/> <text:s text:c="3"/>for i in file_list:</text:p>
      <text:p text:style-name="P1"><text:tab/> <text:s text:c="7"/>img = cv2.imread(i)</text:p>
      <text:p text:style-name="P1"><text:tab/> <text:s text:c="7"/>image.append(img)</text:p>
      <text:p text:style-name="P1"><text:tab/> <text:s text:c="3"/>image = np.array(image)</text:p>
      <text:p text:style-name="P1"><text:tab/> <text:s text:c="3"/>return file_list</text:p>
      <text:p text:style-name="P1"><text:tab/></text:p>
      <text:p text:style-name="P1"><text:tab/>print(image_load(test_image))</text:p>
      <text:p text:style-name="P1"/>
      <text:p text:style-name="P1"/>
      <text:p text:style-name="P1"/>
      <text:p text:style-name="P1"/>
      <text:p text:style-name="P1">문제 68. </text:p>
      <text:p text:style-name="P1"/>
      <text:p text:style-name="P1"><text:tab/>import numpy as np</text:p>
      <text:p text:style-name="P1"><text:tab/>import csv</text:p>
      <text:p text:style-name="P1"><text:tab/></text:p>
      <text:p text:style-name="P1"><text:tab/>test_label = "c:\\b\\cat_dog_label.csv"</text:p>
      <text:p text:style-name="P1"><text:tab/></text:p>
      <text:p text:style-name="P1"><text:tab/>def label_load(path):</text:p>
      <text:p text:style-name="P1"><text:tab/> <text:s text:c="3"/>file = open(path)</text:p>
      <text:p text:style-name="P1"><text:tab/> <text:s text:c="3"/>labeldata = csv.reader(file)</text:p>
      <text:p text:style-name="P1"><text:tab/> <text:s text:c="3"/>labellist = []</text:p>
      <text:p text:style-name="P1"><text:tab/> <text:s text:c="3"/>for i in labeldata:</text:p>
      <text:p text:style-name="P1"><text:tab/> <text:s text:c="7"/>labellist.append(i)</text:p>
      <text:p text:style-name="P1"><text:tab/> <text:s text:c="3"/>labellist = np.array(labellist).astype(int)</text:p>
      <text:p text:style-name="P1"><text:tab/> <text:s text:c="3"/>labellist = np.eye(2)[labellist]</text:p>
      <text:p text:style-name="P1"><text:tab/> <text:s text:c="3"/>return np.squeeze(labellist, axis = 1)</text:p>
      <text:p text:style-name="P1"><text:tab/></text:p>
      <text:p text:style-name="P1"><text:tab/>print(label_load(test_label))</text:p>
      <text:p text:style-name="P1"><text:tab/></text:p>
      <text:p text:style-name="P1"/>
      <text:p text:style-name="P1"/>
      <text:p text:style-name="P1"/>
      <text:p text:style-name="P1"/>
      <text:p text:style-name="P1">문제 69 위의 4개의 함수를 loader3.py로 생성해서 아래와 같이 실행되게 해보시오 !</text:p>
      <text:p text:style-name="P1"/>
      <text:p text:style-name="P1"><text:tab/>import loader3</text:p>
      <text:p text:style-name="P1"><text:tab/></text:p>
      <text:p text:style-name="P1"><text:tab/></text:p>
      <text:p text:style-name="P1"><text:tab/>train_image = "c:\\b\\train_4000"</text:p>
      <text:p text:style-name="P1"><text:tab/>train_label = "c:\\b\\train_label_4000.csv"</text:p>
      <text:p text:style-name="P1"><text:tab/></text:p>
      <text:p text:style-name="P1"><text:tab/>print("LOADING DATA")</text:p>
      <text:p text:style-name="P1"><text:tab/>trainX = loader3.image_load(train_image)</text:p>
      <text:p text:style-name="P1"><text:tab/>print(trainX.shape)</text:p>
      <text:p text:style-name="P1"><text:tab/>trainY = loader3.label_load(train_label)</text:p>
      <text:p text:style-name="P1"><text:tab/>print(trainY.shape)</text:p>
      <text:p text:style-name="P1"/>
      <text:p text:style-name="P1"/>
      <text:p text:style-name="P1"/>
      <text:p text:style-name="P1"/>
      <text:p text:style-name="P1"/>
      <text:p text:style-name="P1">문제 70. 개 / 고양이 훈련 데이터 4000장중에 개사진 50장과 고양이 사진 50장을 따로 별도의 폴더에 옮기시오 !</text:p>
      <text:p text:style-name="P1"/>
      <text:p text:style-name="P1"><text:soft-page-break/><text:tab/>훈련 데이터 4000장</text:p>
      <text:p text:style-name="P1"/>
      <text:p text:style-name="P1"><text:tab/>고양이 사진 : 1 ~ 2000</text:p>
      <text:p text:style-name="P1"><text:tab/>개 <text:s text:c="4"/>사진 : 2000 ~ 4000</text:p>
      <text:p text:style-name="P1"/>
      <text:p text:style-name="P1"><text:tab/><text:tab/>↓</text:p>
      <text:p text:style-name="P1"/>
      <text:p text:style-name="P1"><text:tab/>훈련 데이터 3900장<text:tab/><text:tab/>테스트 데이터 100장</text:p>
      <text:p text:style-name="P1"/>
      <text:p text:style-name="P1"><text:tab/>고양이 사진 1 ~ 1950<text:tab/><text:tab/> <text:s text:c="3"/>1951 ~ 2000</text:p>
      <text:p text:style-name="P1"><text:tab/>개 <text:s text:c="4"/>사진 2001 ~ 3950<text:tab/><text:tab/> <text:s text:c="3"/>3951 ~ 4000</text:p>
      <text:p text:style-name="P1"/>
      <text:p text:style-name="P1"/>
      <text:p text:style-name="P1"/>
      <text:p text:style-name="P1"><text:tab/>※ 신경망에 데이터를 입력하기 위해 만들어야 하는 함수 4가지</text:p>
      <text:p text:style-name="P1"><text:tab/><text:tab/>1. image_load</text:p>
      <text:p text:style-name="P1"><text:tab/><text:tab/>2. label_load</text:p>
      <text:p text:style-name="P1"><text:tab/><text:tab/>3. next_batch</text:p>
      <text:p text:style-name="P1"><text:tab/><text:tab/>4. shuffle_batch</text:p>
      <text:p text:style-name="P1"/>
      <text:p text:style-name="P1"/>
      <text:p text:style-name="P1"/>
      <text:p text:style-name="P1"/>
      <text:p text:style-name="P1">문제 71. 지난번에 cifar10 이미지 신경망 생성할 때 사용했던 next_batch 함수를 가지고 와서 개 / 고양이 </text:p>
      <text:p text:style-name="P1"><text:tab/> 사진이 100개씩 배치되도록 next_batch 함수를 만들고 실행하시오 !</text:p>
      <text:p text:style-name="P1"/>
      <text:p text:style-name="P1"><text:tab/>import loader3</text:p>
      <text:p text:style-name="P1"><text:tab/></text:p>
      <text:p text:style-name="P1"><text:tab/>test_image = "c:\\b\\test_100"</text:p>
      <text:p text:style-name="P1"><text:tab/>test_label = "c:\\b\\test_label_100.csv"</text:p>
      <text:p text:style-name="P1"><text:tab/></text:p>
      <text:p text:style-name="P1"><text:tab/>testX = loader3.image_load(test_image)</text:p>
      <text:p text:style-name="P1"><text:tab/>testY = loader3.label_load(test_label)</text:p>
      <text:p text:style-name="P1"><text:tab/></text:p>
      <text:p text:style-name="P1"><text:tab/>def next_batch(img, label, start, finish):</text:p>
      <text:p text:style-name="P1"><text:tab/> <text:s text:c="3"/>return img[start:finish], label[start:finish]</text:p>
      <text:p text:style-name="P1"><text:tab/></text:p>
      <text:p text:style-name="P1"><text:tab/>print(next_batch(testX, testY, 0, 100))</text:p>
      <text:p text:style-name="P1"><text:tab/></text:p>
      <text:p text:style-name="P1"/>
      <text:p text:style-name="P1"/>
      <text:p text:style-name="P1"><text:tab/>--- 훈련 데이터 next_batch</text:p>
      <text:p text:style-name="P1"><text:tab/></text:p>
      <text:p text:style-name="P1"><text:tab/>import loader3</text:p>
      <text:p text:style-name="P1"><text:tab/></text:p>
      <text:p text:style-name="P1"><text:tab/>train_image = "c:\\b\\train_3900"</text:p>
      <text:p text:style-name="P1"><text:tab/>train_label = "c:\\b\\train_label_3900.csv"</text:p>
      <text:p text:style-name="P1"><text:tab/></text:p>
      <text:p text:style-name="P1"><text:tab/>trainX = loader3.image_load(train_image)</text:p>
      <text:p text:style-name="P1"><text:tab/>trainY = loader3.label_load(train_label)</text:p>
      <text:p text:style-name="P1"><text:tab/></text:p>
      <text:p text:style-name="P1"><text:tab/></text:p>
      <text:p text:style-name="P1"><text:tab/>def next_batch(img, label, start, finish):</text:p>
      <text:p text:style-name="P1"><text:tab/> <text:s text:c="3"/>return img[start:finish], label[start:finish]</text:p>
      <text:p text:style-name="P1"><text:tab/></text:p>
      <text:p text:style-name="P1"><text:tab/>trainx, trainy = next_batch(trainX, trainY, 0, 100)</text:p>
      <text:p text:style-name="P1"><text:tab/></text:p>
      <text:p text:style-name="P1"><text:tab/>print(trainX.shape)</text:p>
      <text:p text:style-name="P1"><text:tab/>print(trainY.shape)</text:p>
      <text:p text:style-name="P1"><text:tab/>print(trainx.shape)</text:p>
      <text:p text:style-name="P1"><text:soft-page-break/><text:tab/>print(trainy.shape)</text:p>
      <text:p text:style-name="P1"/>
      <text:p text:style-name="P1"><text:tab/>(3900, 128, 128, 3)</text:p>
      <text:p text:style-name="P1"><text:tab/>(3900, 2)</text:p>
      <text:p text:style-name="P1"><text:tab/>(100, 128, 128, 3)</text:p>
      <text:p text:style-name="P1"><text:tab/>(100, 2)</text:p>
      <text:p text:style-name="P1"/>
      <text:p text:style-name="P1"/>
      <text:p text:style-name="P1"/>
      <text:p text:style-name="P1"/>
      <text:p text:style-name="P1"/>
      <text:p text:style-name="P1">문제 72. cifar10때 사용했던 shuffle_batch 함수를 가져와서 개/고양이의 훈련 데이터가 잘 섞이는지</text:p>
      <text:p text:style-name="P1"><text:tab/> 확인하시오 !</text:p>
      <text:p text:style-name="P1"/>
      <text:p text:style-name="P1"><text:tab/>import loader3</text:p>
      <text:p text:style-name="P1"><text:tab/>import numpy as np</text:p>
      <text:p text:style-name="P1"><text:tab/></text:p>
      <text:p text:style-name="P1"><text:tab/>train_image = "c:\\b\\train_3900"</text:p>
      <text:p text:style-name="P1"><text:tab/>train_label = "c:\\b\\train_label_3900.csv"</text:p>
      <text:p text:style-name="P1"><text:tab/></text:p>
      <text:p text:style-name="P1"><text:tab/>trainX = loader3.image_load(train_image)</text:p>
      <text:p text:style-name="P1"><text:tab/>trainY = loader3.label_load(train_label)</text:p>
      <text:p text:style-name="P1"><text:tab/></text:p>
      <text:p text:style-name="P1"><text:tab/></text:p>
      <text:p text:style-name="P1"><text:tab/>def shuffle_batch(dataa, datab):</text:p>
      <text:p text:style-name="P1"><text:tab/> <text:s text:c="3"/>x = np.arange(len(dataa))</text:p>
      <text:p text:style-name="P1"><text:tab/> <text:s text:c="3"/>np.random.shuffle(x)</text:p>
      <text:p text:style-name="P1"><text:tab/> <text:s text:c="3"/>data_list2 = dataa[x]</text:p>
      <text:p text:style-name="P1"><text:tab/> <text:s text:c="3"/>label2 = datab[x]</text:p>
      <text:p text:style-name="P1"><text:tab/> <text:s text:c="3"/>return data_list2, label2</text:p>
      <text:p text:style-name="P1"><text:tab/></text:p>
      <text:p text:style-name="P1"><text:tab/>trainx_shuffle, trainy_shuffle = shuffle_batch(trainX, trainY)</text:p>
      <text:p text:style-name="P1"/>
      <text:p text:style-name="P1"><text:tab/>print(trainy_shuffle)</text:p>
      <text:p text:style-name="P1"/>
      <text:p text:style-name="P1"/>
      <text:p text:style-name="P1"/>
      <text:p text:style-name="P1"/>
      <text:p text:style-name="P1">문제 73. 개/고양이 사진이 128 x 128 인데 32 x 32 로 resize 해서 별도의 폴더에 저장하시오 !</text:p>
      <text:p text:style-name="P1"/>
      <text:p text:style-name="P1"><text:tab/>import os</text:p>
      <text:p text:style-name="P1"><text:tab/>import cv2</text:p>
      <text:p text:style-name="P1"><text:tab/></text:p>
      <text:p text:style-name="P1"><text:tab/>path = "c:\\b\\train_3900"</text:p>
      <text:p text:style-name="P1"><text:tab/> <text:s text:c="3"/></text:p>
      <text:p text:style-name="P1"><text:tab/>file_list = os.listdir(path)</text:p>
      <text:p text:style-name="P1"><text:tab/>file_name = sorted([int(i[:-4]) for i in file_list])</text:p>
      <text:p text:style-name="P1"><text:tab/>file_list = [path+'\\'+str(i)+'.jpg' for i in file_name]</text:p>
      <text:p text:style-name="P1"><text:tab/>for j,i in enumerate(file_list):</text:p>
      <text:p text:style-name="P1"><text:tab/> <text:s text:c="3"/>img = cv2.imread(i)</text:p>
      <text:p text:style-name="P1"><text:tab/> <text:s text:c="3"/>width, height = img.shape[:2]</text:p>
      <text:p text:style-name="P1"><text:tab/> <text:s text:c="3"/>resize = cv2.resize(img, (int(width / 4), int(height / 4)), interpolation=cv2.INTER_CUBIC)</text:p>
      <text:p text:style-name="P1"><text:tab/> <text:s text:c="3"/>cv2.imwrite("c:\\b\\resize\\train_3900\\" + str(j+1) + '.jpg',resize)</text:p>
      <text:p text:style-name="P1"><text:tab/></text:p>
      <text:p text:style-name="P1"><text:tab/># -- test도 resize 해주자</text:p>
      <text:p text:style-name="P1"><text:tab/></text:p>
      <text:p text:style-name="P1"><text:tab/>path = "c:\\b\\test_100"</text:p>
      <text:p text:style-name="P1"><text:tab/> <text:s text:c="3"/></text:p>
      <text:p text:style-name="P1"><text:tab/>file_list = os.listdir(path)</text:p>
      <text:p text:style-name="P1"><text:tab/>file_name = sorted([int(i[:-4]) for i in file_list])</text:p>
      <text:p text:style-name="P1"><text:soft-page-break/><text:tab/>file_list = [path+'\\'+str(i)+'.jpg' for i in file_name]</text:p>
      <text:p text:style-name="P1"><text:tab/>for j,i in enumerate(file_list):</text:p>
      <text:p text:style-name="P1"><text:tab/> <text:s text:c="3"/>img = cv2.imread(i)</text:p>
      <text:p text:style-name="P1"><text:tab/> <text:s text:c="3"/>width, height = img.shape[:2]</text:p>
      <text:p text:style-name="P1"><text:tab/> <text:s text:c="3"/>resize = cv2.resize(img, (int(width / 4), int(height / 4)), interpolation=cv2.INTER_CUBIC)</text:p>
      <text:p text:style-name="P1"><text:tab/> <text:s text:c="3"/>cv2.imwrite("c:\\b\\resize\\test_100\\" + str(j+1) + '.jpg',resize)</text:p>
      <text:p text:style-name="P1"/>
      <text:p text:style-name="P1"/>
      <text:p text:style-name="P1"/>
      <text:p text:style-name="P1"/>
      <text:p text:style-name="P1"/>
      <text:p text:style-name="P1">문제 74. (점심시간 문제) 32x32로 줄인 개고양이 사진을 지난번 cifar10할때 만들었던 vgg 코드에 입력해서 </text:p>
      <text:p text:style-name="P1"><text:tab/> 훈련시키고 나서 테스트 데이터를 입력해서 정확도를 확인하시오 !</text:p>
      <text:p text:style-name="P1"/>
      <text:p text:style-name="P1"><text:s text:c="8"/>import tensorflow as tf</text:p>
      <text:p text:style-name="P1"><text:s text:c="8"/>from tensorflow.examples.tutorials.mnist import input_data</text:p>
      <text:p text:style-name="P1"><text:s text:c="8"/>import matplotlib.pyplot as plt</text:p>
      <text:p text:style-name="P1"><text:s text:c="8"/>import numpy as np</text:p>
      <text:p text:style-name="P1"><text:s text:c="8"/>import loader3</text:p>
      <text:p text:style-name="P1"/>
      <text:p text:style-name="P1"><text:s text:c="8"/>#데이터 로드 그리고 한번에 셔플</text:p>
      <text:p text:style-name="P1"><text:s text:c="8"/>train_image = '/home/heaven/work_space/d/resize/train_3900'</text:p>
      <text:p text:style-name="P1"><text:s text:c="8"/>train_label = '/home/heaven/work_space/d/resize/train_label_3900.csv'</text:p>
      <text:p text:style-name="P1"><text:s text:c="8"/>test_image = '/home/heaven/work_space/d/resize/test_100'</text:p>
      <text:p text:style-name="P1"><text:s text:c="8"/>test_label = '/home/heaven/work_space/d/resize/test_label_100.csv'</text:p>
      <text:p text:style-name="P1"/>
      <text:p text:style-name="P1"/>
      <text:p text:style-name="P1"/>
      <text:p text:style-name="P1"><text:s text:c="8"/>print("LOADING DATA")</text:p>
      <text:p text:style-name="P1"/>
      <text:p text:style-name="P1"><text:s text:c="8"/>trainX = loader3.image_load(train_image)</text:p>
      <text:p text:style-name="P1"><text:s text:c="8"/>trainY = loader3.label_load(train_label)</text:p>
      <text:p text:style-name="P1"><text:s text:c="8"/>testX = loader3.image_load(test_image)</text:p>
      <text:p text:style-name="P1"><text:s text:c="8"/>testY = loader3.label_load(test_label)</text:p>
      <text:p text:style-name="P1"/>
      <text:p text:style-name="P1"><text:s text:c="8"/>print("LOADED DATA")</text:p>
      <text:p text:style-name="P1"/>
      <text:p text:style-name="P1"><text:s text:c="8"/>tf.reset_default_graph()</text:p>
      <text:p text:style-name="P1"/>
      <text:p text:style-name="P1"><text:s text:c="8"/>#입력층</text:p>
      <text:p text:style-name="P1"><text:s text:c="8"/>x = tf.placeholder("float",[None,32,32,3])</text:p>
      <text:p text:style-name="P1"><text:s text:c="8"/>keep_prob = tf.placeholder("float")</text:p>
      <text:p text:style-name="P1"/>
      <text:p text:style-name="P1"/>
      <text:p text:style-name="P1"><text:s text:c="8"/>#conv_1</text:p>
      <text:p text:style-name="P1"><text:s text:c="8"/>b1 = tf.Variable(tf.ones([128]))</text:p>
      <text:p text:style-name="P1"><text:s text:c="8"/>W1 = tf.Variable(tf.random_normal([3,3,3,128],stddev = 0.01))</text:p>
      <text:p text:style-name="P1"><text:s text:c="8"/>y1 = tf.nn.conv2d(x, W1, strides=[1,1,1,1], padding = 'SAME')</text:p>
      <text:p text:style-name="P1"><text:s text:c="8"/>y1 = y1 + b1</text:p>
      <text:p text:style-name="P1"><text:s text:c="8"/>y1 = tf.contrib.layers.batch_norm(y1,scale=True)</text:p>
      <text:p text:style-name="P1"><text:s text:c="8"/>y1 = tf.nn.leaky_relu(y1)</text:p>
      <text:p text:style-name="P1"/>
      <text:p text:style-name="P1"><text:s text:c="8"/>#conv_2</text:p>
      <text:p text:style-name="P1"><text:s text:c="8"/>b1_2 = tf.Variable(tf.ones([128]))</text:p>
      <text:p text:style-name="P1"><text:s text:c="8"/>W1_2 = <text:s/>tf.Variable(tf.random_normal([3,3,128,128],stddev = 0.01))</text:p>
      <text:p text:style-name="P1"><text:s text:c="8"/>y1_2 = tf.nn.conv2d(y1, W1_2, strides=[1,1,1,1], padding = 'SAME')</text:p>
      <text:p text:style-name="P1"><text:s text:c="8"/>y1_2 = y1_2 + b1_2</text:p>
      <text:p text:style-name="P1"><text:s text:c="8"/>y1_2 = tf.contrib.layers.batch_norm(y1_2,scale=True)</text:p>
      <text:p text:style-name="P1"><text:s text:c="8"/>y1_2 = tf.nn.leaky_relu(y1_2)</text:p>
      <text:p text:style-name="P1"><text:s text:c="8"/>y1_2 = tf.nn.dropout(y1_2, keep_prob)</text:p>
      <text:p text:style-name="P1"><text:soft-page-break/></text:p>
      <text:p text:style-name="P1"><text:s text:c="8"/>#maxpooling</text:p>
      <text:p text:style-name="P1"><text:s text:c="8"/>y1_2 = tf.nn.max_pool(y1_2, ksize = [1,2,2,1], strides = [1,2,2,1], padding = 'SAME')</text:p>
      <text:p text:style-name="P1"/>
      <text:p text:style-name="P1"/>
      <text:p text:style-name="P1"><text:s text:c="8"/>#conv_3</text:p>
      <text:p text:style-name="P1"><text:s text:c="8"/>b2 = tf.Variable(tf.ones([256]))</text:p>
      <text:p text:style-name="P1"><text:s text:c="8"/>W2 = tf.Variable(tf.random_normal([3,3,128,256],stddev = 0.01))</text:p>
      <text:p text:style-name="P1"><text:s text:c="8"/>y2 = tf.nn.conv2d(y1_2, W2, strides=[1,1,1,1], padding = 'SAME')</text:p>
      <text:p text:style-name="P1"><text:s text:c="8"/>y2 = y2 + b2</text:p>
      <text:p text:style-name="P1"><text:s text:c="8"/>y2 = tf.contrib.layers.batch_norm(y2,scale=True)</text:p>
      <text:p text:style-name="P1"><text:s text:c="8"/>y2 = tf.nn.leaky_relu(y2)</text:p>
      <text:p text:style-name="P1"/>
      <text:p text:style-name="P1"><text:s text:c="8"/>#conv_4</text:p>
      <text:p text:style-name="P1"><text:s text:c="8"/>b2_2 = tf.Variable(tf.ones([256]))</text:p>
      <text:p text:style-name="P1"><text:s text:c="8"/>W2_2 = tf.Variable(tf.random_normal([3,3,256,256],stddev = 0.01))</text:p>
      <text:p text:style-name="P1"><text:s text:c="8"/>y2_2 = tf.nn.conv2d(y2, W2_2, strides=[1,1,1,1], padding = 'SAME')</text:p>
      <text:p text:style-name="P1"><text:s text:c="8"/>y2_2 = y2_2 + b2_2</text:p>
      <text:p text:style-name="P1"><text:s text:c="8"/>y2_2 = tf.contrib.layers.batch_norm(y2_2,scale=True)</text:p>
      <text:p text:style-name="P1"><text:s text:c="8"/>y2_2 = tf.nn.leaky_relu(y2_2)</text:p>
      <text:p text:style-name="P1"><text:s text:c="8"/>y2_2 = tf.nn.dropout(y2_2, keep_prob)</text:p>
      <text:p text:style-name="P1"/>
      <text:p text:style-name="P1"><text:s text:c="8"/>#maxpooling</text:p>
      <text:p text:style-name="P1"><text:s text:c="8"/>y2_2 = tf.nn.max_pool(y2_2, ksize = [1,2,2,1], strides = [1,2,2,1], padding = 'SAME')</text:p>
      <text:p text:style-name="P1"/>
      <text:p text:style-name="P1"/>
      <text:p text:style-name="P1"><text:s text:c="8"/>#conv_5</text:p>
      <text:p text:style-name="P1"><text:s text:c="8"/>b3 = tf.Variable(tf.ones([512]))</text:p>
      <text:p text:style-name="P1"><text:s text:c="8"/>W3 = tf.Variable(tf.random_normal([3,3,256,512],stddev = 0.01))</text:p>
      <text:p text:style-name="P1"><text:s text:c="8"/>y3 = tf.nn.conv2d(y2_2, W3, strides=[1,1,1,1], padding = 'SAME')</text:p>
      <text:p text:style-name="P1"><text:s text:c="8"/>y3 = y3 + b3</text:p>
      <text:p text:style-name="P1"><text:s text:c="8"/>y3 = tf.contrib.layers.batch_norm(y3,scale=True)</text:p>
      <text:p text:style-name="P1"><text:s text:c="8"/>y3 = tf.nn.leaky_relu(y3)</text:p>
      <text:p text:style-name="P1"/>
      <text:p text:style-name="P1"><text:s text:c="8"/>#conv_6</text:p>
      <text:p text:style-name="P1"><text:s text:c="8"/>b3_2 = tf.Variable(tf.ones([512]))</text:p>
      <text:p text:style-name="P1"><text:s text:c="8"/>W3_2 = tf.Variable(tf.random_normal([3,3,512,512],stddev = 0.01))</text:p>
      <text:p text:style-name="P1"><text:s text:c="8"/>y3_2 = tf.nn.conv2d(y3, W3_2, strides=[1,1,1,1], padding = 'SAME')</text:p>
      <text:p text:style-name="P1"><text:s text:c="8"/>y3_2 = y3_2 + b3_2</text:p>
      <text:p text:style-name="P1"><text:s text:c="8"/>y3_2 = tf.contrib.layers.batch_norm(y3_2,scale=True)</text:p>
      <text:p text:style-name="P1"><text:s text:c="8"/>y3_2 = tf.nn.leaky_relu(y3_2)</text:p>
      <text:p text:style-name="P1"><text:s text:c="8"/>y3_2 = tf.nn.dropout(y3_2, keep_prob)</text:p>
      <text:p text:style-name="P1"/>
      <text:p text:style-name="P1"><text:s text:c="8"/>#maxpooling</text:p>
      <text:p text:style-name="P1"><text:s text:c="8"/>y3_2 = tf.nn.max_pool(y3_2, ksize = [1,2,2,1], strides = [1,2,2,1], padding = 'SAME')</text:p>
      <text:p text:style-name="P1"/>
      <text:p text:style-name="P1"/>
      <text:p text:style-name="P1"><text:s text:c="8"/>#Affine1</text:p>
      <text:p text:style-name="P1"><text:s text:c="8"/>b4 = tf.Variable(tf.ones([1024]))</text:p>
      <text:p text:style-name="P1"><text:s text:c="8"/>W4 = tf.get_variable(name='W4', shape=[4*4*512, 1024], \</text:p>
      <text:p text:style-name="P1"><text:s text:c="13"/>initializer=tf.contrib.layers.variance_scaling_initializer())</text:p>
      <text:p text:style-name="P1"><text:s text:c="8"/>y4 = tf.reshape(y3_2, [-1, 4*4*512])</text:p>
      <text:p text:style-name="P1"><text:s text:c="8"/>y4 = tf.matmul(y4,W4) + b4</text:p>
      <text:p text:style-name="P1"><text:s text:c="8"/>y4 = tf.contrib.layers.batch_norm(y4,scale=True)</text:p>
      <text:p text:style-name="P1"><text:s text:c="8"/>y4 = tf.nn.leaky_relu(y4)</text:p>
      <text:p text:style-name="P1"/>
      <text:p text:style-name="P1"/>
      <text:p text:style-name="P1"><text:s text:c="8"/>#Affine2</text:p>
      <text:p text:style-name="P1"><text:s text:c="8"/>b5 = tf.Variable(tf.ones([1024]))</text:p>
      <text:p text:style-name="P1"><text:s text:c="8"/>W5 = tf.get_variable(name='W5', shape=[1024, 1024],\</text:p>
      <text:p text:style-name="P1"><text:soft-page-break/><text:s text:c="13"/>initializer=tf.contrib.layers.variance_scaling_initializer())</text:p>
      <text:p text:style-name="P1"><text:s text:c="8"/>y5 = tf.matmul(y4,W5) + b5</text:p>
      <text:p text:style-name="P1"><text:s text:c="8"/>y5 = tf.contrib.layers.batch_norm(y5,scale=True)</text:p>
      <text:p text:style-name="P1"><text:s text:c="8"/>y5 = tf.nn.leaky_relu(y5)</text:p>
      <text:p text:style-name="P1"/>
      <text:p text:style-name="P1"/>
      <text:p text:style-name="P1"><text:s text:c="8"/>#드롭아웃</text:p>
      <text:p text:style-name="P1"><text:s text:c="8"/>y5_drop = tf.nn.dropout(y5, keep_prob)</text:p>
      <text:p text:style-name="P1"/>
      <text:p text:style-name="P1"/>
      <text:p text:style-name="P1"><text:s text:c="8"/>#출력층</text:p>
      <text:p text:style-name="P1"><text:s text:c="8"/>b6 = tf.Variable(tf.ones([2]))</text:p>
      <text:p text:style-name="P1"><text:s text:c="8"/>W6 = tf.get_variable(name='W6', shape=[1024, 2],\</text:p>
      <text:p text:style-name="P1"><text:s text:c="13"/>initializer=tf.contrib.layers.variance_scaling_initializer()) # he 초기값</text:p>
      <text:p text:style-name="P1"><text:s text:c="8"/>y6 = tf.matmul(y5_drop,W6) + b6</text:p>
      <text:p text:style-name="P1"><text:s text:c="8"/>y6 = tf.contrib.layers.batch_norm(y6,scale=True)</text:p>
      <text:p text:style-name="P1"><text:s text:c="8"/>y_hat = tf.nn.softmax(y6)</text:p>
      <text:p text:style-name="P1"/>
      <text:p text:style-name="P1"/>
      <text:p text:style-name="P1"><text:s text:c="8"/>#예측값</text:p>
      <text:p text:style-name="P1"><text:s text:c="8"/>y_predict = tf.argmax(y_hat,1)</text:p>
      <text:p text:style-name="P1"/>
      <text:p text:style-name="P1"/>
      <text:p text:style-name="P1"><text:s text:c="8"/># 라벨을 저장하기 위한 변수 생성</text:p>
      <text:p text:style-name="P1"><text:s text:c="8"/>y_onehot = tf.placeholder("float",[None,2])</text:p>
      <text:p text:style-name="P1"><text:s text:c="8"/>y_label = tf.argmax(y_onehot, axis = 1)</text:p>
      <text:p text:style-name="P1"/>
      <text:p text:style-name="P1"/>
      <text:p text:style-name="P1"><text:s text:c="8"/># 정확도를 출력하기 위한 변수 생성</text:p>
      <text:p text:style-name="P1"><text:s text:c="8"/>correct_prediction = tf.equal(y_predict, y_label)</text:p>
      <text:p text:style-name="P1"><text:s text:c="8"/>accuracy = tf.reduce_mean(tf.cast(correct_prediction,"float"))</text:p>
      <text:p text:style-name="P1"/>
      <text:p text:style-name="P1"/>
      <text:p text:style-name="P1"><text:s text:c="8"/># 교차 엔트로피 오차 함수</text:p>
      <text:p text:style-name="P1"><text:s text:c="8"/>loss = -tf.reduce_sum(y_onehot * tf.log(y_hat), axis = 1)</text:p>
      <text:p text:style-name="P1"/>
      <text:p text:style-name="P1"/>
      <text:p text:style-name="P1"><text:s text:c="8"/># SGD 경사 감소법</text:p>
      <text:p text:style-name="P1"><text:s text:c="8"/># optimizer = tf.train.GradientDescentOptimizer(learning_rate=0.05)</text:p>
      <text:p text:style-name="P1"/>
      <text:p text:style-name="P1"/>
      <text:p text:style-name="P1"><text:s text:c="8"/># Adam 경사 감소법</text:p>
      <text:p text:style-name="P1"><text:s text:c="8"/>optimizer = tf.train.AdamOptimizer(learning_rate=0.001)</text:p>
      <text:p text:style-name="P1"/>
      <text:p text:style-name="P1"/>
      <text:p text:style-name="P1"><text:s text:c="8"/># 학습 오퍼레이션 정의</text:p>
      <text:p text:style-name="P1"><text:s text:c="8"/>train = optimizer.minimize(loss)</text:p>
      <text:p text:style-name="P1"/>
      <text:p text:style-name="P1"/>
      <text:p text:style-name="P1"><text:s text:c="8"/># 변수 초기화</text:p>
      <text:p text:style-name="P1"><text:s text:c="8"/>init = tf.global_variables_initializer()</text:p>
      <text:p text:style-name="P1"><text:s text:c="8"/>train_acc_list = []</text:p>
      <text:p text:style-name="P1"><text:s text:c="8"/>test_acc_list = []</text:p>
      <text:p text:style-name="P1"/>
      <text:p text:style-name="P1"/>
      <text:p text:style-name="P1"><text:s text:c="8"/>with tf.Session() as sess:</text:p>
      <text:p text:style-name="P1"><text:s text:c="12"/>sess.run(init)</text:p>
      <text:p text:style-name="P1"><text:s text:c="12"/>for j in range(20):</text:p>
      <text:p text:style-name="P1"><text:s text:c="16"/>for i in range(600):</text:p>
      <text:p text:style-name="P1"><text:s text:c="20"/>trainX , trainY = loader3.shuffle_batch(trainX, trainY)</text:p>
      <text:p text:style-name="P1"><text:soft-page-break/><text:s text:c="20"/>testX, testY = loader3.shuffle_batch(testX, testY)</text:p>
      <text:p text:style-name="P1"/>
      <text:p text:style-name="P1"><text:s text:c="20"/>train_xs, train_ys = loader3.next_batch(trainX, trainY, 0, 100)</text:p>
      <text:p text:style-name="P1"><text:s text:c="20"/>test_xs, test_ys = loader3.next_batch(testX, testY, 0, 100)</text:p>
      <text:p text:style-name="P1"/>
      <text:p text:style-name="P1"><text:s text:c="20"/>sess.run(train, feed_dict={x: train_xs, y_onehot: train_ys, keep_prob: 0.8})</text:p>
      <text:p text:style-name="P1"/>
      <text:p text:style-name="P1"><text:s text:c="20"/>if i == 0:</text:p>
      <text:p text:style-name="P1"><text:s text:c="24"/>train_acc = sess.run(accuracy, \</text:p>
      <text:p text:style-name="P1"><text:s text:c="36"/>feed_dict={x: train_xs, y_onehot: train_ys, keep_prob: 1.0})</text:p>
      <text:p text:style-name="P1"><text:s text:c="24"/>test_acc = sess.run(accuracy, \</text:p>
      <text:p text:style-name="P1"><text:s text:c="35"/>feed_dict={x: test_xs, y_onehot: test_ys, keep_prob: 1.0})</text:p>
      <text:p text:style-name="P1"/>
      <text:p text:style-name="P1"><text:s text:c="24"/>train_acc_list.append(train_acc)</text:p>
      <text:p text:style-name="P1"><text:s text:c="24"/>test_acc_list.append(test_acc)</text:p>
      <text:p text:style-name="P1"/>
      <text:p text:style-name="P1"><text:s text:c="24"/>print('훈련', str(j + 1) + '에폭 정확도 :', train_acc)</text:p>
      <text:p text:style-name="P1"><text:s text:c="24"/>print('테스트', str(j + 1) + '에폭 정확도 :', test_acc)</text:p>
      <text:p text:style-name="P1"><text:s text:c="24"/>print('-----------------------------------------------')</text:p>
      <text:p text:style-name="P1"/>
      <text:p text:style-name="P1"><text:s text:c="8"/>markers = {'train': 'o', 'test': 's'}</text:p>
      <text:p text:style-name="P1"><text:s text:c="8"/>x = np.arange(len(train_acc_list))</text:p>
      <text:p text:style-name="P1"><text:s text:c="8"/>plt.plot()</text:p>
      <text:p text:style-name="P1"><text:s text:c="8"/>plt.plot(x, train_acc_list, label='train acc')</text:p>
      <text:p text:style-name="P1"><text:s text:c="8"/>plt.plot(x, test_acc_list, label='test acc', linestyle='--')</text:p>
      <text:p text:style-name="P1"><text:s text:c="8"/>plt.xlabel("epochs")</text:p>
      <text:p text:style-name="P1"><text:s text:c="8"/>plt.ylabel("accuracy")</text:p>
      <text:p text:style-name="P1"><text:s text:c="8"/>plt.ylim(min(min(train_acc_list),min(test_acc_list))-0.1, 1.1)</text:p>
      <text:p text:style-name="P1"><text:s text:c="8"/>plt.legend(loc='lower right')</text:p>
      <text:p text:style-name="P1"><text:s text:c="8"/>plt.show()</text:p>
      <text:p text:style-name="P1"/>
      <text:p text:style-name="P1"/>
      <text:p text:style-name="P1"/>
      <text:p text:style-name="P1"/>
      <text:p text:style-name="P1">문제 75. 이미지를 회전시<text:bookmark text:name="문제 75"/>키는 아래의 코드를 이용해서 개사진 1950장을 회전시킨 1950장을 생성하시오 !</text:p>
      <text:p text:style-name="P1"/>
      <text:p text:style-name="P1"><text:tab/>import os</text:p>
      <text:p text:style-name="P1"><text:tab/>import cv2</text:p>
      <text:p text:style-name="P1"><text:tab/></text:p>
      <text:p text:style-name="P1"><text:tab/>path = "c:\\b\\train_3900"</text:p>
      <text:p text:style-name="P1"><text:tab/> <text:s text:c="3"/></text:p>
      <text:p text:style-name="P1"><text:tab/>file_list = os.listdir(path)</text:p>
      <text:p text:style-name="P1"><text:tab/>file_name = sorted([int(i[:-4]) for i in file_list])</text:p>
      <text:p text:style-name="P1"><text:tab/>file_list = [path+'\\'+str(i)+'.jpg' for i in file_name]</text:p>
      <text:p text:style-name="P1"><text:tab/></text:p>
      <text:p text:style-name="P1"><text:tab/>for j,i in enumerate(file_list):</text:p>
      <text:p text:style-name="P1"><text:tab/> <text:s text:c="3"/>img = cv2.imread(i)</text:p>
      <text:p text:style-name="P1"><text:tab/> <text:s text:c="3"/>img = cv.rotate(img, cv.ROTATE_90_CLOCKWISE)</text:p>
      <text:p text:style-name="P1"><text:tab/> <text:s text:c="3"/>width, height = img.shape[:2]</text:p>
      <text:p text:style-name="P1"><text:tab/> <text:s text:c="3"/>resize = cv2.resize(img, (int(width / 4), int(height / 4)), interpolation=cv2.INTER_CUBIC)</text:p>
      <text:p text:style-name="P1"><text:tab/> <text:s text:c="3"/>cv2.imwrite("c:\\b\\train_3900_rotate\\" + str(j+1) + '.jpg',resize)</text:p>
      <text:p text:style-name="P1"><text:tab/></text:p>
      <text:p text:style-name="P1"><text:tab/>-- test데이터도 해보자</text:p>
      <text:p text:style-name="P1"><text:tab/></text:p>
      <text:p text:style-name="P1"><text:tab/>import os</text:p>
      <text:p text:style-name="P1"><text:tab/>import cv2</text:p>
      <text:p text:style-name="P1"><text:tab/></text:p>
      <text:p text:style-name="P1"><text:tab/>path = "c:\\b\\test_100"</text:p>
      <text:p text:style-name="P1"><text:tab/> <text:s text:c="3"/></text:p>
      <text:p text:style-name="P1"><text:tab/>file_list = os.listdir(path)</text:p>
      <text:p text:style-name="P1"><text:soft-page-break/><text:tab/>file_name = sorted([int(i[:-4]) for i in file_list])</text:p>
      <text:p text:style-name="P1"><text:tab/>file_list = [path+'\\'+str(i)+'.jpg' for i in file_name]</text:p>
      <text:p text:style-name="P1"><text:tab/></text:p>
      <text:p text:style-name="P1"><text:tab/>for j,i in enumerate(file_list):</text:p>
      <text:p text:style-name="P1"><text:tab/> <text:s text:c="3"/>img = cv2.imread(i)</text:p>
      <text:p text:style-name="P1"><text:tab/> <text:s text:c="3"/>img = cv.rotate(img, cv.ROTATE_90_CLOCKWISE)</text:p>
      <text:p text:style-name="P1"><text:tab/> <text:s text:c="3"/>width, height = img.shape[:2]</text:p>
      <text:p text:style-name="P1"><text:tab/> <text:s text:c="3"/>resize = cv2.resize(img, (int(width / 4), int(height / 4)), interpolation=cv2.INTER_CUBIC)</text:p>
      <text:p text:style-name="P1"><text:tab/> <text:s text:c="3"/>cv2.imwrite("c:\\b\\test_100_rotate\\" + str(j+1) + '.jpg',resize)</text:p>
      <text:p text:style-name="P1"/>
      <text:p text:style-name="P1"/>
      <text:p text:style-name="P1"/>
      <text:p text:style-name="P1"/>
      <text:p text:style-name="P1"/>
      <text:p text:style-name="P1">문제 77. (오늘의 마지막 문제) 카톡에 첨부한 고양이 14977장, 개사진 17830장 이미지를 다운받아 훈련 </text:p>
      <text:p text:style-name="P1"><text:tab/> 데이터와 테스트 데이터로 나누고 vgg9신경망에 넣어서 학습시키시오 !</text:p>
      <text:p text:style-name="P1"/>
      <text:p text:style-name="P1"/>
      <text:p text:style-name="P1"/>
      <text:p text:style-name="P1"/>
      <text:p text:style-name="P1">문제 89. 아래<text:bookmark text:name="문제 89"/>의 소프트 맥스 함수를 통과한 결과 데이터를 가지고 아래의 결과를 출력하시오 !</text:p>
      <text:p text:style-name="P1"/>
      <text:p text:style-name="P1"><text:tab/>import <text:s/>numpy as np</text:p>
      <text:p text:style-name="P1"/>
      <text:p text:style-name="P1"><text:tab/>x = [[0.1,0.05,0.1,0.0,0.05,0.7,0.0,0.1,0.0,0.0],</text:p>
      <text:p text:style-name="P1"><text:tab/> <text:s text:c="4"/>[0.1,0.05,0.2,0.0,0.05,0.1,0.0,0.6,0.0,0.0],</text:p>
      <text:p text:style-name="P1"><text:tab/> <text:s text:c="4"/>[0.0,0.05,0.3,0.0,0.05,0.1,0.0,0.6,0.0,0.0],</text:p>
      <text:p text:style-name="P1"><text:tab/> <text:s text:c="4"/>[0.0,0.05,0.4,0.0,0.05,0.0,0.0,0.5,0.0,0.0],</text:p>
      <text:p text:style-name="P1"><text:tab/> <text:s text:c="4"/>[0.0,0.05,0.5,0.0,0.05,0.0,0.0,0.4,0.0,0.0],</text:p>
      <text:p text:style-name="P1"><text:tab/> <text:s text:c="4"/>[0.0,0.05,0.6,0.0,0.05,0.0,0.0,0.3,0.0,0.0],</text:p>
      <text:p text:style-name="P1"><text:tab/> <text:s text:c="4"/>[0.0,0.05,0.7,0.0,0.05,0.0,0.0,0.2,0.0,0.0],</text:p>
      <text:p text:style-name="P1"><text:tab/> <text:s text:c="4"/>[0.0,0.1,0.8,0.0,0.1,0.0,0.0,0.2,0.0,0.0],</text:p>
      <text:p text:style-name="P1"><text:tab/> <text:s text:c="4"/>[0.0,0.05,0.9,0.0,0.05,0.0,0.0,0.0,0.0,0.0]]</text:p>
      <text:p text:style-name="P1"/>
      <text:p text:style-name="P1"><text:tab/>결과 :</text:p>
      <text:p text:style-name="P1"><text:tab/></text:p>
      <text:p text:style-name="P1"><text:tab/></text:p>
      <text:p text:style-name="P1"><text:tab/>[ 0.1 <text:s text:c="2"/>0.05 <text:s/>0.1 <text:s text:c="2"/>0. <text:s text:c="3"/>0.05 <text:s/>0.7 <text:s text:c="2"/>0. <text:s text:c="3"/>0.1 <text:s text:c="2"/>0. <text:s text:c="3"/>0. <text:s/>] 0.7</text:p>
      <text:p text:style-name="P1"><text:tab/>[ 0.1 <text:s text:c="2"/>0.05 <text:s/>0.2 <text:s text:c="2"/>0. <text:s text:c="3"/>0.05 <text:s/>0.1 <text:s text:c="2"/>0. <text:s text:c="3"/>0.6 <text:s text:c="2"/>0. <text:s text:c="3"/>0. <text:s/>] 0.6</text:p>
      <text:p text:style-name="P1"><text:tab/>[ 0. <text:s text:c="3"/>0.05 <text:s/>0.3 <text:s text:c="2"/>0. <text:s text:c="3"/>0.05 <text:s/>0.1 <text:s text:c="2"/>0. <text:s text:c="3"/>0.6 <text:s text:c="2"/>0. <text:s text:c="3"/>0. <text:s/>] 0.6</text:p>
      <text:p text:style-name="P1"><text:tab/>[ 0. <text:s text:c="3"/>0.05 <text:s/>0.4 <text:s text:c="2"/>0. <text:s text:c="3"/>0.05 <text:s/>0. <text:s text:c="3"/>0. <text:s text:c="3"/>0.5 <text:s text:c="2"/>0. <text:s text:c="3"/>0. <text:s/>] 0.5</text:p>
      <text:p text:style-name="P1"><text:tab/>[ 0. <text:s text:c="3"/>0.05 <text:s/>0.5 <text:s text:c="2"/>0. <text:s text:c="3"/>0.05 <text:s/>0. <text:s text:c="3"/>0. <text:s text:c="3"/>0.4 <text:s text:c="2"/>0. <text:s text:c="3"/>0. <text:s/>] 0.5</text:p>
      <text:p text:style-name="P1"><text:tab/>[ 0. <text:s text:c="3"/>0.05 <text:s/>0.6 <text:s text:c="2"/>0. <text:s text:c="3"/>0.05 <text:s/>0. <text:s text:c="3"/>0. <text:s text:c="3"/>0.3 <text:s text:c="2"/>0. <text:s text:c="3"/>0. <text:s/>] 0.6</text:p>
      <text:p text:style-name="P1"><text:tab/>[ 0. <text:s text:c="3"/>0.05 <text:s/>0.7 <text:s text:c="2"/>0. <text:s text:c="3"/>0.05 <text:s/>0. <text:s text:c="3"/>0. <text:s text:c="3"/>0.2 <text:s text:c="2"/>0. <text:s text:c="3"/>0. <text:s/>] 0.7</text:p>
      <text:p text:style-name="P1"><text:tab/>[ 0. <text:s text:c="2"/>0.1 <text:s/>0.8 <text:s/>0. <text:s text:c="2"/>0.1 <text:s/>0. <text:s text:c="2"/>0. <text:s text:c="2"/>0.2 <text:s/>0. <text:s text:c="2"/>0. ] 0.8</text:p>
      <text:p text:style-name="P1"><text:tab/>[ 0. <text:s text:c="3"/>0.05 <text:s/>0.9 <text:s text:c="2"/>0. <text:s text:c="3"/>0.05 <text:s/>0. <text:s text:c="3"/>0. <text:s text:c="3"/>0. <text:s text:c="3"/>0. <text:s text:c="3"/>0. <text:s/>] 0.9</text:p>
      <text:p text:style-name="P1"><text:tab/></text:p>
      <text:p text:style-name="P1"><text:tab/></text:p>
      <text:p text:style-name="P1"><text:tab/>for i in range(len(x)):</text:p>
      <text:p text:style-name="P1"><text:tab/> <text:s text:c="3"/>print(x[i],np.max(x,axis=1)[i])</text:p>
      <text:p text:style-name="P1"/>
      <text:p text:style-name="P1"/>
      <text:p text:style-name="P1"/>
      <text:p text:style-name="P1"/>
      <text:p text:style-name="P1"/>
      <text:p text:style-name="P1"/>
      <text:p text:style-name="P1">문제 90. 아래와 같이 순서번호와 최대값이 출력되게 하시오 !</text:p>
      <text:p text:style-name="P1"/>
      <text:p text:style-name="P1"><text:tab/>0 0.7</text:p>
      <text:p text:style-name="P1"><text:tab/>1 0.6</text:p>
      <text:p text:style-name="P1"><text:soft-page-break/><text:tab/>2 0.6</text:p>
      <text:p text:style-name="P1"><text:tab/>3 0.5</text:p>
      <text:p text:style-name="P1"><text:tab/>4 0.5</text:p>
      <text:p text:style-name="P1"><text:tab/>5 0.6</text:p>
      <text:p text:style-name="P1"><text:tab/>6 0.7</text:p>
      <text:p text:style-name="P1"><text:tab/>7 0.8</text:p>
      <text:p text:style-name="P1"><text:tab/>8 0.9</text:p>
      <text:p text:style-name="P1"><text:tab/></text:p>
      <text:p text:style-name="P1"><text:tab/>for i in range(len(x)):</text:p>
      <text:p text:style-name="P1"><text:tab/> <text:s text:c="3"/>print(i,np.max(x,axis=1)[i])</text:p>
      <text:p text:style-name="P1"/>
      <text:p text:style-name="P1"/>
      <text:p text:style-name="P1"/>
      <text:p text:style-name="P1"/>
      <text:p text:style-name="P1"/>
      <text:p text:style-name="P1">문제 91. 0.5~0.6 사이의 확률을 갖는 이미지의 번호와 확률을</text:p>
      <text:p text:style-name="P1"><text:tab/> 출력하시오 !</text:p>
      <text:p text:style-name="P1"/>
      <text:p text:style-name="P1"><text:tab/>1 0.6</text:p>
      <text:p text:style-name="P1"><text:tab/>2 0.6</text:p>
      <text:p text:style-name="P1"><text:tab/>3 0.5</text:p>
      <text:p text:style-name="P1"><text:tab/>4 0.5</text:p>
      <text:p text:style-name="P1"><text:tab/>5 0.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문제 92. 어제 완성한 개/고양이 vgg 모델을 저장하시오 !</text:p>
      <text:p text:style-name="P1"/>
      <text:p text:style-name="P1"><text:tab/> 파이썬을 이용했을때는 최종 갱신된 가중치와 바이어스를 pickle 로 내렸는데 텐써플로우는 아래의 </text:p>
      <text:p text:style-name="P1"><text:tab/> 코드를 이용해서 모델을 저장한다.</text:p>
      <text:p text:style-name="P1"/>
      <text:p text:style-name="P1"><text:tab/>saver = tf.train.Saver() 는 변수초기화 위에 두고</text:p>
      <text:p text:style-name="P1"><text:tab/>모델 저장하는 </text:p>
      <text:p text:style-name="P1"><text:tab/>saver.save(sess, 'D:\\b\\resize\\model\\model')</text:p>
      <text:p text:style-name="P1"><text:tab/>는 훈련을 다 시키고 tf.Session() 이 있는 곳에 배치</text:p>
      <text:p text:style-name="P1"/>
      <text:p text:style-name="P1"/>
      <text:p text:style-name="P1"/>
      <text:p text:style-name="P1"><text:tab/># 모델 저장</text:p>
      <text:p text:style-name="P1"/>
      <text:p text:style-name="P1"><text:tab/>saver = tf.train.Saver()</text:p>
      <text:p text:style-name="P1"/>
      <text:p text:style-name="P1"><text:tab/># 변수 초기화</text:p>
      <text:p text:style-name="P1"/>
      <text:p text:style-name="P1"><text:tab/><text:tab/>https://goodtogreate.tistory.com/entry/Saving-and-Restoring 참고</text:p>
      <text:p text:style-name="P1"/>
      <text:p text:style-name="P1"/>
      <text:p text:style-name="P1"/>
      <text:p text:style-name="P1"/>
      <text:p text:style-name="P1"/>
      <text:p text:style-name="P1">문제 93. 개/고양이가 아닌 사진들을 훈련 데이터에서 빼내고 테스트 데이터에 포함 시키시오 !</text:p>
      <text:p text:style-name="P1"/>
      <text:p text:style-name="P1"><text:tab/>개사진 : 3297, 3299, 3302, 3300, 8362</text:p>
      <text:p text:style-name="P1"/>
      <text:p text:style-name="P1"><text:tab/>라벨도 훈련 라벨에서 0(개) 5개 빼고 테스트 라벨에 0(개) 5개를 추가하시오 !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문제 94. GPU PC 에서 20 에폭 정도 돌린 모델을 저장하고 그 모델을 CPU PC 로 옮겨서 테스트 데이터의 </text:p>
      <text:p text:style-name="P1"><text:tab/> 정확도를 확인하시오 !</text:p>
      <text:p text:style-name="P1"/>
      <text:p text:style-name="P1"><text:tab/>D:\b\resize\model &lt;-- 카톡으로 받은 알집 안의 4개의 파일을 둠</text:p>
      <text:p text:style-name="P1"><text:tab/></text:p>
      <text:p text:style-name="P1"><text:tab/>1. model.data-00000-of-00001 ---&gt; training variables 를 가지고 있다.</text:p>
      <text:p text:style-name="P1"><text:tab/> </text:p>
      <text:p text:style-name="P1"><text:tab/>2. checkpoint ---&gt; binary 파일로 weights, biases, gradients 등을</text:p>
      <text:p text:style-name="P1"><text:tab/><text:tab/><text:tab/> <text:s text:c="2"/>저장한다.</text:p>
      <text:p text:style-name="P1"><text:tab/></text:p>
      <text:p text:style-name="P1"><text:tab/>3. model.index</text:p>
      <text:p text:style-name="P1"><text:tab/></text:p>
      <text:p text:style-name="P1"><text:tab/>4. model.meta ---&gt; Tensorflow graph 를 저장하게 된다.</text:p>
      <text:p text:style-name="P1"><text:tab/><text:tab/><text:tab/> <text:s text:c="2"/>즉 all variables, operations, collections 등을</text:p>
      <text:p text:style-name="P1"><text:tab/><text:tab/><text:tab/> <text:s text:c="2"/>저장한다.</text:p>
      <text:p text:style-name="P1"><text:tab/></text:p>
      <text:p text:style-name="P1"><text:tab/>* 모델 불러오는 방법</text:p>
      <text:p text:style-name="P1"><text:tab/></text:p>
      <text:p text:style-name="P1"><text:tab/>saver = tf.train.import_meta_graph('model.meta')</text:p>
      <text:p text:style-name="P1"><text:tab/></text:p>
      <text:p text:style-name="P1"><text:tab/># 변수 초기화</text:p>
      <text:p text:style-name="P1"><text:tab/>#init = tf.global_variables_initializer()</text:p>
      <text:p text:style-name="P1"><text:tab/></text:p>
      <text:p text:style-name="P1"><text:tab/>with tf.Session() as sess:</text:p>
      <text:p text:style-name="P1"><text:tab/> <text:s text:c="3"/>saver.restore(sess, 'd:\\catdog\\model\\model')</text:p>
      <text:p text:style-name="P1"/>
      <text:p text:style-name="P1"/>
      <text:p text:style-name="P1"/>
      <text:p text:style-name="P1"/>
      <text:p text:style-name="P1"/>
      <text:p text:style-name="P1"/>
      <text:p text:style-name="P1">문제 95. 훈련시에 배치정규화로 인해서 만들어진 최적의 배타와 감마를 계속 잘 유지 시킬수 있도록 위의 </text:p>
      <text:p text:style-name="P1"><text:tab/> 코드에 아래 코드를 추가하시오 ! </text:p>
      <text:p text:style-name="P1"/>
      <text:p text:style-name="P1"/>
      <text:p text:style-name="P1"><text:tab/># SGD 경사 감소법</text:p>
      <text:p text:style-name="P1"><text:tab/># optimizer = tf.train.GradientDescentOptimizer(learning_rate=0.05)</text:p>
      <text:p text:style-name="P1"><text:tab/></text:p>
      <text:p text:style-name="P1"><text:tab/>update_ops = tf.get_collection(tf.GraphKeys.UPDATE_OPS)</text:p>
      <text:p text:style-name="P1"><text:tab/>with tf.control_dependencies(update_ops):</text:p>
      <text:p text:style-name="P1"><text:tab/> <text:s text:c="3"/># Ensures that we execute the update_ops before performing the train_step</text:p>
      <text:p text:style-name="P1"><text:tab/> <text:s text:c="3"/>Train = tf.train.AdamOptimizer(learning_rate=0.001).minimize(loss)</text:p>
      <text:p text:style-name="P1"/>
      <text:p text:style-name="P1"/>
      <text:p text:style-name="P1"/>
      <text:p text:style-name="P1"/>
      <text:p text:style-name="P1">문제 <text:bookmark text:name="문제 98"/>98. (오늘의 마지막 문제) 테스트 데이터 100장을 테스트 할 때 소프트 맥스를 통과한 확률값이 0.4 ~ 0.6 </text:p>
      <text:p text:style-name="P1"><text:tab/> <text:s/>사이인 이미지의 이미지 번호를 출력하고 사람이 봐도 개인지 고양이 인지 구분이 어려운지 확인하시오 !</text:p>
      <text:p text:style-name="P1"/>
      <text:p text:style-name="P1"/>
      <text:p text:style-name="P1"/>
      <text:p text:style-name="P1"/>
      <text:p text:style-name="P1">문제 99. 문<text:bookmark text:name="문제 99"/>제 98번 코드로 테스트 데이터 (100장) 을 다시 테스트 하는데 테스트 데이터 중에서 못맞춘 </text:p>
      <text:p text:style-name="P1"><text:tab/> 사진의 번호가 어떻게 되는지 출력하시오 !</text:p>
      <text:p text:style-name="P1"><text:soft-page-break/></text:p>
      <text:p text:style-name="P1"><text:tab/>힌트 :</text:p>
      <text:p text:style-name="P1"><text:tab/></text:p>
      <text:p text:style-name="P1"><text:tab/>for t in test_acc_list:</text:p>
      <text:p text:style-name="P1"><text:tab/> <text:s text:c="3"/>for j, i in zip(t,label):</text:p>
      <text:p text:style-name="P1"><text:tab/> <text:s text:c="7"/>if np.argmax(j) != i:</text:p>
      <text:p text:style-name="P1"><text:tab/> <text:s text:c="11"/>print('----------------------')</text:p>
      <text:p text:style-name="P1"/>
      <text:p text:style-name="P1"/>
      <text:p text:style-name="P1"><text:tab/>답 :</text:p>
      <text:p text:style-name="P1"><text:tab/></text:p>
      <text:p text:style-name="P1"><text:tab/> <text:s/>p = sess.run(y_predict, feed_dict={x: test_xs, y_onehot: test_ys, keep_prob: 1.0, training: False})</text:p>
      <text:p text:style-name="P1"><text:tab/> <text:s text:c="3"/>l = sess.run(y_label, feed_dict={x: test_xs, y_onehot: test_ys, keep_prob: 1.0, training: False})</text:p>
      <text:p text:style-name="P1"><text:tab/> <text:s text:c="3"/>w = []</text:p>
      <text:p text:style-name="P1"><text:tab/> <text:s text:c="3"/>for x in range(len(p)):</text:p>
      <text:p text:style-name="P1"><text:tab/> <text:s text:c="7"/>if p[x] != l[x] :</text:p>
      <text:p text:style-name="P1"><text:tab/> <text:s text:c="11"/>w.append(x+1)</text:p>
      <text:p text:style-name="P1"><text:tab/> <text:s text:c="3"/>print(w)</text:p>
      <text:p text:style-name="P1"><text:tab/> <text:s text:c="3"/>print(len(w))</text:p>
      <text:p text:style-name="P1"/>
      <text:p text:style-name="P1"/>
      <text:p text:style-name="P1"/>
      <text:p text:style-name="P1"/>
      <text:p text:style-name="P1">문제 100. 틀린 사진만 d:\\wrong_image 라는 폴더에 옮겨지게 하시오 !</text:p>
      <text:p text:style-name="P1"/>
      <text:p text:style-name="P1"><text:tab/> 힌트 :<text:tab/><text:tab/>os.rename 사용</text:p>
      <text:p text:style-name="P1"><text:tab/></text:p>
      <text:p text:style-name="P1"><text:tab/>#모델 저장</text:p>
      <text:p text:style-name="P1"><text:tab/>saver = tf.train.Saver()</text:p>
      <text:p text:style-name="P1"><text:tab/>with tf.Session() as sess: <text:s/></text:p>
      <text:p text:style-name="P1"><text:tab/> <text:s text:c="3"/>test_acc_list = []</text:p>
      <text:p text:style-name="P1"><text:tab/> <text:s text:c="3"/></text:p>
      <text:p text:style-name="P1"><text:tab/> <text:s text:c="3"/>saver.restore(sess, 'D:\\catdog\\final_weight\\model')</text:p>
      <text:p text:style-name="P1"><text:tab/> <text:s text:c="3"/>#test_txs, test_tys = loader3.next_batch(test_img, test_lb,0,3)</text:p>
      <text:p text:style-name="P1"><text:tab/></text:p>
      <text:p text:style-name="P1"><text:tab/> <text:s text:c="3"/>test_txs = testX</text:p>
      <text:p text:style-name="P1"><text:tab/> <text:s text:c="3"/>test_label = testY <text:s text:c="3"/></text:p>
      <text:p text:style-name="P1"><text:tab/> <text:s text:c="3"/></text:p>
      <text:p text:style-name="P1"><text:tab/> <text:s text:c="3"/>test_acc_list.append(sess.run(accuracy, feed_dict={x: test_txs, y_onehot: test_label, \</text:p>
      <text:p text:style-name="P1"><text:tab/><text:tab/><text:tab/><text:tab/><text:tab/><text:tab/><text:tab/><text:tab/> <text:s/>keep_prob: 1.0, training:False}))</text:p>
      <text:p text:style-name="P1"><text:s text:c="4"/></text:p>
      <text:p text:style-name="P1"><text:tab/> <text:s text:c="3"/>print("정확도:",test_acc_list)</text:p>
      <text:p text:style-name="P1"><text:tab/> <text:s text:c="3"/></text:p>
      <text:p text:style-name="P1"><text:tab/> <text:s text:c="3"/>l = sess.run(y_label, feed_dict={x: test_txs, y_onehot: test_label, keep_prob: 1.0, training: False})</text:p>
      <text:p text:style-name="P1"><text:tab/> <text:s text:c="3"/>p = sess.run(y_predict, feed_dict={x:test_txs, keep_prob:1.0, training:False}).round(4) <text:s text:c="4"/></text:p>
      <text:p text:style-name="P1"><text:tab/> <text:s text:c="3"/></text:p>
      <text:p text:style-name="P1"><text:tab/> <text:s text:c="3"/>w = [] <text:s text:c="3"/></text:p>
      <text:p text:style-name="P1"><text:tab/> <text:s text:c="3"/>for x in range(len(p)):</text:p>
      <text:p text:style-name="P1"><text:tab/> <text:s text:c="7"/>if p[x] != l[x] :</text:p>
      <text:p text:style-name="P1"><text:tab/> <text:s text:c="11"/>w.append(x+1)</text:p>
      <text:p text:style-name="P1"><text:tab/> <text:s text:c="11"/></text:p>
      <text:p text:style-name="P1"><text:tab/> <text:s text:c="11"/></text:p>
      <text:p text:style-name="P1"><text:tab/> <text:s text:c="3"/>#w = [ x+1 for x in range(len(p)) if p[x] != l[x] ]</text:p>
      <text:p text:style-name="P1"><text:tab/> <text:s text:c="3"/>print("불일치 사진:",w) </text:p>
      <text:p text:style-name="P1"><text:tab/> <text:s text:c="3"/>print("불일치 갯수:",len(w)) <text:s/></text:p>
      <text:p text:style-name="P1"><text:s text:c="4"/></text:p>
      <text:p text:style-name="P1"><text:s text:c="4"/></text:p>
      <text:p text:style-name="P1"><text:s text:c="4"/></text:p>
      <text:p text:style-name="P1"><text:tab/>import cv2</text:p>
      <text:p text:style-name="P1"><text:tab/>path = 'D:\\b\\JH_catdog2\\test2\\'</text:p>
      <text:p text:style-name="P1"><text:soft-page-break/><text:tab/>for i in w:</text:p>
      <text:p text:style-name="P1"><text:tab/> <text:s text:c="3"/>image = cv2.imread('{}{}.jpeg'.format(path, i) )</text:p>
      <text:p text:style-name="P1"><text:tab/> <text:s text:c="3"/>cv2.imwrite('D:\\b\\wrong_img\\{}.jpeg'.format(i), image)</text:p>
      <text:p text:style-name="P1"><text:tab/>print('complite')</text:p>
      <text:p text:style-name="P1"><text:s text:c="4"/></text:p>
      <text:p text:style-name="P1"/>
      <text:p text:style-name="P1"/>
      <text:p text:style-name="P1"/>
      <text:p text:style-name="P1"/>
      <text:p text:style-name="P1"/>
      <text:p text:style-name="P1">문제 101. 옮긴 사진 다시 원본에 넣어주고 다시수행하는데 못맞춘 이미지 중에 확률이 0.2 이하인 것만 </text:p>
      <text:p text:style-name="P1"><text:tab/> <text:s/>wrong_img 폴더에 옮겨지게 하시오 !</text:p>
      <text:p text:style-name="P1"/>
      <text:p text:style-name="P1"/>
      <text:p text:style-name="P1"><text:tab/># 애매한 사진 필터링하기</text:p>
      <text:p text:style-name="P1"><text:s text:c="4"/>p = sess.run(y_predict, feed_dict={x: test_xs, y_onehot: test_ys, keep_prob: 1.0, training: False})</text:p>
      <text:p text:style-name="P1"><text:s text:c="4"/>l = sess.run(y_label, feed_dict={x: test_xs, y_onehot: test_ys, keep_prob: 1.0, training: False})</text:p>
      <text:p text:style-name="P1"><text:s text:c="4"/>h = sess.run(y_hat, feed_dict={x: test_xs, y_onehot: test_ys, keep_prob: 1.0, training: False})</text:p>
      <text:p text:style-name="P1"><text:s text:c="4"/></text:p>
      <text:p text:style-name="P1"><text:s text:c="4"/>for x in range(len(p)):</text:p>
      <text:p text:style-name="P1"><text:s text:c="8"/>if p[x] != l[x] and np.min(h[x])&lt;=0.2:</text:p>
      <text:p text:style-name="P1"><text:s text:c="12"/>wrong_image_list.append(x+1)</text:p>
      <text:p text:style-name="P1"/>
      <text:p text:style-name="P1"/>
      <text:p text:style-name="P1"/>
      <text:p text:style-name="P1"/>
      <text:p text:style-name="P1">문제 10<text:bookmark text:name="문제 102"/>2. 폐사진 이미지의 사이즈를 128 x 128 로 일괄 변경하시오 !</text:p>
      <text:p text:style-name="P1"/>
      <text:p text:style-name="P1"><text:tab/>PlastiliqImageResizerInstall.exe 프로그램 사용</text:p>
      <text:p text:style-name="P1"/>
      <text:p text:style-name="P1"/>
      <text:p text:style-name="P1">문제 103. (점심시간 문제) 폐사진을 로드해서 numpy array 숫자 리스트로 변환하는 loader4.py 를 loader3.py </text:p>
      <text:p text:style-name="P1"><text:tab/> <text:s/>를 가지고 수정해서 만드시오 !</text:p>
      <text:p text:style-name="P1"/>
      <text:p text:style-name="P1"><text:tab/> <text:s/>1~ 6470 장을 train 폴더에 넣고</text:p>
      <text:p text:style-name="P1"><text:tab/> <text:s/>6471 ~ 7470 장을 test 폴더에 넣고</text:p>
      <text:p text:style-name="P1"><text:tab/> <text:s/>라벨을 lung_train_label.csv 와 lung_test_label.csv </text:p>
      <text:p text:style-name="P1"><text:tab/> <text:s/>를 생성해서 아래의 코드가 실행되게 하시오 !</text:p>
      <text:p text:style-name="P1"/>
      <text:p text:style-name="P1"><text:tab/>test_image = 'D:\\d\\test2\\'</text:p>
      <text:p text:style-name="P1"><text:tab/>test_label = 'D:\\d\\lung_test_label.csv'</text:p>
      <text:p text:style-name="P1"><text:tab/></text:p>
      <text:p text:style-name="P1"><text:tab/>train_image = 'D:\\d\\train2\\'</text:p>
      <text:p text:style-name="P1"><text:tab/>train_label = 'D:\\d\\lung_train_label.csv'</text:p>
      <text:p text:style-name="P1"><text:tab/></text:p>
      <text:p text:style-name="P1"><text:tab/></text:p>
      <text:p text:style-name="P1"><text:tab/>print("LOADING DATA")</text:p>
      <text:p text:style-name="P1"><text:tab/># 폐사진 데이터 로드</text:p>
      <text:p text:style-name="P1"><text:tab/></text:p>
      <text:p text:style-name="P1"><text:tab/>trainX = loader4.image_load(train_image)</text:p>
      <text:p text:style-name="P1"><text:tab/>trainY = loader4.label_load(train_label)</text:p>
      <text:p text:style-name="P1"><text:tab/>testX = loader4.image_load(test_image)</text:p>
      <text:p text:style-name="P1"><text:tab/>testY = loader4.label_load(test_label)</text:p>
      <text:p text:style-name="P1"><text:tab/></text:p>
      <text:p text:style-name="P1"><text:tab/>normal 은 1 patient 는 0으로 고쳐서</text:p>
      <text:p text:style-name="P1"/>
      <text:p text:style-name="P1"/>
      <text:p text:style-name="P1"/>
      <text:p text:style-name="P1"/>
      <text:p text:style-name="P1">문제 104. 개고양이 vgg신경망에 폐사진을 입력해서 20에폭 수행하고 훈련 정확도와 테스트 정확도를 확인하시오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성호 정</meta:initial-creator>
    <meta:creation-date>2019-03-05T09:58:29.45</meta:creation-date>
    <meta:generator>OpenOffice/4.1.6$Win32 OpenOffice.org_project/416m1$Build-9790</meta:generator>
    <dc:date>2019-03-05T11:39:58.16</dc:date>
    <dc:creator>성호 정</dc:creator>
    <meta:editing-duration>PT1H41M26S</meta:editing-duration>
    <meta:editing-cycles>8</meta:editing-cycles>
    <meta:document-statistic meta:table-count="0" meta:image-count="0" meta:object-count="0" meta:page-count="68" meta:paragraph-count="2673" meta:word-count="15283" meta:character-count="83408"/>
  </office:meta>
</office:document-meta>
</file>